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bf81f" style:font-size-asian="11pt" style:font-weight-asian="bold" style:font-size-complex="11pt" style:font-weight-complex="bold"/>
    </style:style>
    <style:style style:name="P6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6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05db"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67"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9"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7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73"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5"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9"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80"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81"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82"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102"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103"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104"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105" style:family="paragraph" style:parent-style-name="Text_20_body">
      <style:text-properties style:use-window-font-color="true" loext:opacity="0%" officeooo:rsid="02e7f42c" officeooo:paragraph-rsid="02e7f42c"/>
    </style:style>
    <style:style style:name="P106" style:family="paragraph" style:parent-style-name="Text_20_body">
      <style:text-properties style:use-window-font-color="true" loext:opacity="0%" officeooo:rsid="02f0e586" officeooo:paragraph-rsid="045a147a"/>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119" style:family="paragraph" style:parent-style-name="Text_20_body">
      <style:text-properties style:use-window-font-color="true" loext:opacity="0%" officeooo:paragraph-rsid="03ccfe55"/>
    </style:style>
    <style:style style:name="P120" style:family="paragraph" style:parent-style-name="Text_20_body">
      <style:text-properties style:use-window-font-color="true" loext:opacity="0%" officeooo:rsid="031e7612" officeooo:paragraph-rsid="031e7612"/>
    </style:style>
    <style:style style:name="P121" style:family="paragraph" style:parent-style-name="Standard">
      <style:text-properties style:use-window-font-color="true" loext:opacity="0%" officeooo:rsid="06b7fccc" officeooo:paragraph-rsid="079f31ff"/>
    </style:style>
    <style:style style:name="P122" style:family="paragraph" style:parent-style-name="Front_20_Page">
      <style:text-properties style:use-window-font-color="true" loext:opacity="0%" officeooo:rsid="08717331" officeooo:paragraph-rsid="08739892"/>
    </style:style>
    <style:style style:name="P123" style:family="paragraph" style:parent-style-name="Front_20_Page">
      <style:text-properties style:use-window-font-color="true" loext:opacity="0%" officeooo:rsid="08728f71" officeooo:paragraph-rsid="08728f71"/>
    </style:style>
    <style:style style:name="P124"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125" style:family="paragraph" style:parent-style-name="Text_20_body">
      <style:text-properties officeooo:rsid="02cd60a3" officeooo:paragraph-rsid="02cd60a3"/>
    </style:style>
    <style:style style:name="P126" style:family="paragraph" style:parent-style-name="Text_20_body">
      <style:text-properties officeooo:rsid="02cd60a3" officeooo:paragraph-rsid="05015c94"/>
    </style:style>
    <style:style style:name="P127" style:family="paragraph" style:parent-style-name="Text_20_body">
      <style:text-properties officeooo:rsid="02cd60a3" officeooo:paragraph-rsid="06cc728b"/>
    </style:style>
    <style:style style:name="P128" style:family="paragraph" style:parent-style-name="Text_20_body">
      <style:text-properties officeooo:rsid="02cd60a3" officeooo:paragraph-rsid="06f89559"/>
    </style:style>
    <style:style style:name="P129" style:family="paragraph" style:parent-style-name="Text_20_body">
      <style:text-properties officeooo:rsid="03033f14" officeooo:paragraph-rsid="03033f14"/>
    </style:style>
    <style:style style:name="P130" style:family="paragraph" style:parent-style-name="Text_20_body">
      <style:text-properties officeooo:rsid="031ac5e5" officeooo:paragraph-rsid="031ac5e5"/>
    </style:style>
    <style:style style:name="P13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32"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3"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34"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5"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6"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7"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5"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6"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147"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9"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5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51"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52"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5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4"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5"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6"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7"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8"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60" style:family="paragraph" style:parent-style-name="Text_20_body">
      <style:text-properties officeooo:rsid="031e07f6" officeooo:paragraph-rsid="031e07f6"/>
    </style:style>
    <style:style style:name="P161" style:family="paragraph" style:parent-style-name="Horizontal_20_Line">
      <loext:graphic-properties draw:fill-gradient-name="gradient" draw:fill-hatch-name="hatch"/>
      <style:paragraph-properties fo:margin-top="0in" fo:margin-bottom="0in" style:contextual-spacing="false"/>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5"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6"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7"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7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7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72"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3"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4"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185" style:family="paragraph" style:parent-style-name="Text_20_body">
      <style:text-properties fo:font-weight="bold" officeooo:rsid="02c6c6f7" officeooo:paragraph-rsid="04513195" style:font-weight-asian="bold" style:font-weight-complex="bold"/>
    </style:style>
    <style:style style:name="P186"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7"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8" style:family="paragraph" style:parent-style-name="Standard">
      <style:text-properties fo:color="#81d41a" loext:opacity="100%"/>
    </style:style>
    <style:style style:name="P189" style:family="paragraph" style:parent-style-name="Standard">
      <style:text-properties officeooo:rsid="0321b290" officeooo:paragraph-rsid="063b44ba"/>
    </style:style>
    <style:style style:name="P190" style:family="paragraph" style:parent-style-name="Text_20_body">
      <style:text-properties officeooo:paragraph-rsid="035d56db"/>
    </style:style>
    <style:style style:name="P191"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92" style:family="paragraph" style:parent-style-name="Horizontal_20_Line">
      <style:text-properties officeooo:paragraph-rsid="0659043b"/>
    </style:style>
    <style:style style:name="P193" style:family="paragraph" style:parent-style-name="Standard">
      <style:text-properties officeooo:paragraph-rsid="04fbcd4f"/>
    </style:style>
    <style:style style:name="P194" style:family="paragraph" style:parent-style-name="Text_20_body">
      <style:text-properties officeooo:rsid="03169ce1" officeooo:paragraph-rsid="03bbf342"/>
    </style:style>
    <style:style style:name="P195" style:family="paragraph" style:parent-style-name="Standard">
      <style:text-properties officeooo:paragraph-rsid="061796c7"/>
    </style:style>
    <style:style style:name="P196" style:family="paragraph" style:parent-style-name="Table_20_Contents">
      <style:paragraph-properties fo:text-align="start" style:justify-single-word="false"/>
      <style:text-properties officeooo:paragraph-rsid="05376eec"/>
    </style:style>
    <style:style style:name="P197" style:family="paragraph" style:parent-style-name="Table_20_Contents">
      <style:paragraph-properties fo:text-align="start" style:justify-single-word="false"/>
      <style:text-properties officeooo:paragraph-rsid="0685d741"/>
    </style:style>
    <style:style style:name="P198" style:family="paragraph" style:parent-style-name="Table_20_Contents">
      <style:paragraph-properties fo:text-align="start" style:justify-single-word="false"/>
      <style:text-properties officeooo:paragraph-rsid="07a01642"/>
    </style:style>
    <style:style style:name="P199" style:family="paragraph" style:parent-style-name="Table_20_Contents">
      <style:paragraph-properties fo:text-align="start" style:justify-single-word="false"/>
      <style:text-properties officeooo:paragraph-rsid="091a77cf"/>
    </style:style>
    <style:style style:name="P200" style:family="paragraph" style:parent-style-name="Text_20_body">
      <style:text-properties officeooo:paragraph-rsid="0503492c"/>
    </style:style>
    <style:style style:name="P201" style:family="paragraph" style:parent-style-name="Text_20_body">
      <style:text-properties officeooo:rsid="02f0e586" officeooo:paragraph-rsid="045a147a"/>
    </style:style>
    <style:style style:name="P202" style:family="paragraph" style:parent-style-name="Text_20_body">
      <style:text-properties officeooo:rsid="02f0e586" officeooo:paragraph-rsid="08b16030"/>
    </style:style>
    <style:style style:name="P203" style:family="paragraph" style:parent-style-name="Text_20_body">
      <style:text-properties officeooo:paragraph-rsid="0321b290"/>
    </style:style>
    <style:style style:name="P204" style:family="paragraph" style:parent-style-name="Text_20_body">
      <style:text-properties officeooo:paragraph-rsid="069ea09f"/>
    </style:style>
    <style:style style:name="P205" style:family="paragraph" style:parent-style-name="Text_20_body">
      <style:text-properties officeooo:rsid="06b7fccc" officeooo:paragraph-rsid="06b80082"/>
    </style:style>
    <style:style style:name="P206" style:family="paragraph" style:parent-style-name="Text_20_body">
      <style:text-properties officeooo:rsid="06b7fccc" officeooo:paragraph-rsid="06b7fccc"/>
    </style:style>
    <style:style style:name="P207" style:family="paragraph" style:parent-style-name="Standard">
      <style:text-properties officeooo:rsid="06b7fccc" officeooo:paragraph-rsid="07a01642"/>
    </style:style>
    <style:style style:name="P208"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9" style:family="paragraph" style:parent-style-name="Standard">
      <style:text-properties officeooo:paragraph-rsid="07afe535"/>
    </style:style>
    <style:style style:name="P210" style:family="paragraph" style:parent-style-name="Text_20_body">
      <style:text-properties officeooo:paragraph-rsid="06b9f0b9"/>
    </style:style>
    <style:style style:name="P211" style:family="paragraph" style:parent-style-name="Text_20_body">
      <style:text-properties officeooo:rsid="07f47604" officeooo:paragraph-rsid="07f47604"/>
    </style:style>
    <style:style style:name="P212" style:family="paragraph" style:parent-style-name="Text_20_body">
      <style:text-properties officeooo:rsid="07f920fa" officeooo:paragraph-rsid="0803cd76"/>
    </style:style>
    <style:style style:name="P213" style:family="paragraph" style:parent-style-name="Text_20_body">
      <style:text-properties officeooo:rsid="07f920fa" officeooo:paragraph-rsid="0806367b"/>
    </style:style>
    <style:style style:name="P214" style:family="paragraph" style:parent-style-name="Text_20_body">
      <style:text-properties officeooo:paragraph-rsid="080d4e4d"/>
    </style:style>
    <style:style style:name="P215" style:family="paragraph" style:parent-style-name="Text_20_body">
      <style:text-properties officeooo:paragraph-rsid="0832d3be"/>
    </style:style>
    <style:style style:name="P216"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1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1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1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2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26" style:family="paragraph" style:parent-style-name="Front_20_Page">
      <style:text-properties fo:color="#c9211e" loext:opacity="100%" officeooo:paragraph-rsid="086b317f"/>
    </style:style>
    <style:style style:name="P227" style:family="paragraph" style:parent-style-name="Front_20_Page">
      <style:text-properties fo:font-size="10.5pt" officeooo:paragraph-rsid="086b317f" style:font-size-asian="10.5pt" style:font-size-complex="10.5pt"/>
    </style:style>
    <style:style style:name="P228" style:family="paragraph" style:parent-style-name="Horizontal_20_Line">
      <style:text-properties officeooo:paragraph-rsid="08d03924"/>
    </style:style>
    <style:style style:name="P229" style:family="paragraph" style:parent-style-name="Text_20_body">
      <style:text-properties officeooo:paragraph-rsid="08d03924"/>
    </style:style>
    <style:style style:name="P230" style:family="paragraph" style:parent-style-name="Horizontal_20_Line">
      <style:text-properties officeooo:paragraph-rsid="08d17aa5"/>
    </style:style>
    <style:style style:name="P231" style:family="paragraph" style:parent-style-name="Horizontal_20_Line">
      <style:text-properties officeooo:paragraph-rsid="089e9198"/>
    </style:style>
    <style:style style:name="P232" style:family="paragraph" style:parent-style-name="Standard">
      <style:text-properties officeooo:paragraph-rsid="06f393a1"/>
    </style:style>
    <style:style style:name="P233" style:family="paragraph" style:parent-style-name="Standard">
      <style:text-properties officeooo:paragraph-rsid="089d9a0b"/>
    </style:style>
    <style:style style:name="P234" style:family="paragraph" style:parent-style-name="Standard">
      <style:text-properties officeooo:paragraph-rsid="062ac6eb"/>
    </style:style>
    <style:style style:name="P235" style:family="paragraph" style:parent-style-name="Text_20_body">
      <style:text-properties officeooo:rsid="0841d50e" officeooo:paragraph-rsid="089e9198"/>
    </style:style>
    <style:style style:name="P236" style:family="paragraph" style:parent-style-name="Text_20_body">
      <style:text-properties officeooo:rsid="089fb3b9" officeooo:paragraph-rsid="089fb3b9"/>
    </style:style>
    <style:style style:name="P237" style:family="paragraph" style:parent-style-name="Text_20_body">
      <style:text-properties officeooo:paragraph-rsid="031ac5e5"/>
    </style:style>
    <style:style style:name="P238" style:family="paragraph" style:parent-style-name="Text_20_body">
      <style:text-properties officeooo:paragraph-rsid="0733f01f"/>
    </style:style>
    <style:style style:name="P239" style:family="paragraph" style:parent-style-name="Text_20_body">
      <style:text-properties officeooo:paragraph-rsid="09174be4"/>
    </style:style>
    <style:style style:name="P240" style:family="paragraph" style:parent-style-name="Standard">
      <style:text-properties officeooo:paragraph-rsid="079d85a6"/>
    </style:style>
    <style:style style:name="P241" style:family="paragraph" style:parent-style-name="Standard">
      <style:text-properties officeooo:paragraph-rsid="091a77cf"/>
    </style:style>
    <style:style style:name="P242" style:family="paragraph" style:parent-style-name="Text_20_body">
      <style:text-properties officeooo:paragraph-rsid="09112512"/>
    </style:style>
    <style:style style:name="P243" style:family="paragraph" style:parent-style-name="Text_20_body">
      <style:text-properties officeooo:rsid="0735a9b7" officeooo:paragraph-rsid="073f920a"/>
    </style:style>
    <style:style style:name="P244" style:family="paragraph" style:parent-style-name="Standard" style:list-style-name="">
      <style:text-properties officeooo:paragraph-rsid="061e6f6d"/>
    </style:style>
    <style:style style:name="P245" style:family="paragraph" style:parent-style-name="Standard" style:list-style-name="">
      <style:text-properties officeooo:rsid="03169ce1" officeooo:paragraph-rsid="062ac6eb"/>
    </style:style>
    <style:style style:name="P246"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7" style:family="paragraph" style:parent-style-name="Standard" style:list-style-name="">
      <style:text-properties officeooo:rsid="0321b290" officeooo:paragraph-rsid="089d9a0b"/>
    </style:style>
    <style:style style:name="P248" style:family="paragraph" style:parent-style-name="Standard" style:list-style-name="">
      <style:text-properties officeooo:rsid="0321b290" officeooo:paragraph-rsid="08a7e68e"/>
    </style:style>
    <style:style style:name="P249" style:family="paragraph" style:parent-style-name="Standard" style:list-style-name="">
      <style:text-properties officeooo:rsid="06b7fccc" officeooo:paragraph-rsid="08a4a1e5"/>
    </style:style>
    <style:style style:name="P250" style:family="paragraph" style:parent-style-name="Standard" style:list-style-name="">
      <style:text-properties officeooo:rsid="06b7fccc" officeooo:paragraph-rsid="08a7e68e"/>
    </style:style>
    <style:style style:name="P251" style:family="paragraph" style:parent-style-name="Heading_20_1">
      <style:paragraph-properties fo:break-before="column"/>
      <style:text-properties fo:color="#81d41a" loext:opacity="100%"/>
    </style:style>
    <style:style style:name="P252" style:family="paragraph" style:parent-style-name="Heading_20_2" style:list-style-name="">
      <style:text-properties officeooo:rsid="02cd60a3" officeooo:paragraph-rsid="02cd60a3"/>
    </style:style>
    <style:style style:name="P253" style:family="paragraph" style:parent-style-name="Heading_20_2">
      <style:paragraph-properties fo:break-before="page"/>
      <style:text-properties officeooo:rsid="02cd60a3" officeooo:paragraph-rsid="02cd60a3"/>
    </style:style>
    <style:style style:name="P254" style:family="paragraph" style:parent-style-name="Heading_20_2">
      <style:paragraph-properties fo:break-before="page"/>
      <style:text-properties officeooo:rsid="02cd60a3" officeooo:paragraph-rsid="05015c94"/>
    </style:style>
    <style:style style:name="P25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5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8"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6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61" style:family="paragraph" style:parent-style-name="Heading_20_2">
      <style:paragraph-properties fo:break-before="page"/>
      <style:text-properties officeooo:paragraph-rsid="06cc728b"/>
    </style:style>
    <style:style style:name="P262" style:family="paragraph" style:parent-style-name="Heading_20_2">
      <style:paragraph-properties fo:break-before="page"/>
      <style:text-properties officeooo:paragraph-rsid="06f89559"/>
    </style:style>
    <style:style style:name="P263" style:family="paragraph" style:parent-style-name="Heading_20_2">
      <style:paragraph-properties fo:break-before="column"/>
      <style:text-properties officeooo:paragraph-rsid="0721e804"/>
    </style:style>
    <style:style style:name="P264" style:family="paragraph" style:parent-style-name="Heading_20_2">
      <style:text-properties officeooo:paragraph-rsid="083cf950"/>
    </style:style>
    <style:style style:name="P265" style:family="paragraph" style:parent-style-name="Heading_20_2">
      <style:paragraph-properties fo:break-before="page"/>
      <style:text-properties officeooo:paragraph-rsid="08a9afa5"/>
    </style:style>
    <style:style style:name="P266" style:family="paragraph" style:parent-style-name="Heading_20_2">
      <style:paragraph-properties fo:break-before="page"/>
      <style:text-properties officeooo:paragraph-rsid="03b73894"/>
    </style:style>
    <style:style style:name="P267"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8"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82"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3"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4" style:family="paragraph" style:parent-style-name="Heading_20_3">
      <style:text-properties officeooo:rsid="046d1844" officeooo:paragraph-rsid="0659043b"/>
    </style:style>
    <style:style style:name="P285" style:family="paragraph" style:parent-style-name="Heading_20_3" style:list-style-name="">
      <style:text-properties style:font-name="Liberation Sans" officeooo:rsid="030595d5" officeooo:paragraph-rsid="0322be78"/>
    </style:style>
    <style:style style:name="P286" style:family="paragraph" style:parent-style-name="Heading_20_3">
      <style:paragraph-properties fo:break-before="page"/>
      <style:text-properties officeooo:rsid="03033f14" officeooo:paragraph-rsid="0322be78"/>
    </style:style>
    <style:style style:name="P287" style:family="paragraph" style:parent-style-name="Heading_20_3">
      <style:paragraph-properties fo:break-before="page"/>
      <style:text-properties officeooo:rsid="031ac5e5" officeooo:paragraph-rsid="08bb6480"/>
    </style:style>
    <style:style style:name="P288" style:family="paragraph" style:parent-style-name="Heading_20_3">
      <style:text-properties officeooo:rsid="05032dc3" officeooo:paragraph-rsid="05032dc3"/>
    </style:style>
    <style:style style:name="P289" style:family="paragraph" style:parent-style-name="Heading_20_3">
      <style:text-properties officeooo:paragraph-rsid="09174be4"/>
    </style:style>
    <style:style style:name="P290" style:family="paragraph" style:parent-style-name="Heading_20_3">
      <style:paragraph-properties fo:break-before="column"/>
      <style:text-properties officeooo:rsid="069d770a" officeooo:paragraph-rsid="09174be4"/>
    </style:style>
    <style:style style:name="P291" style:family="paragraph" style:parent-style-name="Heading_20_3">
      <style:text-properties officeooo:rsid="069d770a" officeooo:paragraph-rsid="08d17aa5"/>
    </style:style>
    <style:style style:name="P292" style:family="paragraph" style:parent-style-name="Heading_20_3">
      <style:text-properties officeooo:paragraph-rsid="08d17aa5"/>
    </style:style>
    <style:style style:name="P293" style:family="paragraph" style:parent-style-name="Heading_20_3">
      <style:text-properties officeooo:rsid="07f47604" officeooo:paragraph-rsid="07f47604"/>
    </style:style>
    <style:style style:name="P294" style:family="paragraph" style:parent-style-name="Heading_20_3">
      <style:paragraph-properties fo:break-before="page"/>
    </style:style>
    <style:style style:name="P295" style:family="paragraph" style:parent-style-name="Heading_20_3">
      <style:text-properties officeooo:rsid="019b5ad2" officeooo:paragraph-rsid="03ccfe55"/>
    </style:style>
    <style:style style:name="P296" style:family="paragraph" style:parent-style-name="Heading_20_4">
      <style:text-properties officeooo:rsid="045986dc" officeooo:paragraph-rsid="045986dc"/>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1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1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13"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officeooo:paragraph-rsid="0832d3be"/>
    </style:style>
    <style:style style:name="P321" style:family="paragraph" style:parent-style-name="Heading_20_4">
      <style:text-properties officeooo:rsid="031e07f6" officeooo:paragraph-rsid="031e07f6"/>
    </style:style>
    <style:style style:name="P322" style:family="paragraph" style:parent-style-name="Heading_20_4">
      <style:text-properties officeooo:rsid="031e7612" officeooo:paragraph-rsid="031e7612"/>
    </style:style>
    <style:style style:name="P323" style:family="paragraph" style:parent-style-name="Heading_20_4">
      <style:text-properties officeooo:rsid="0321b290" officeooo:paragraph-rsid="0321b290"/>
    </style:style>
    <style:style style:name="P32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4"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5"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6" style:family="paragraph" style:parent-style-name="Heading_20_4">
      <style:text-properties officeooo:rsid="06b7fccc" officeooo:paragraph-rsid="06b7fccc"/>
    </style:style>
    <style:style style:name="P337" style:family="paragraph" style:parent-style-name="Heading_20_4">
      <style:text-properties officeooo:rsid="06b7fccc" officeooo:paragraph-rsid="06b80082"/>
    </style:style>
    <style:style style:name="P338" style:family="paragraph" style:parent-style-name="Heading_20_4">
      <style:paragraph-properties fo:break-before="column"/>
      <style:text-properties officeooo:rsid="06b7fccc" officeooo:paragraph-rsid="06b80082"/>
    </style:style>
    <style:style style:name="P339" style:family="paragraph" style:parent-style-name="Heading_20_4">
      <style:text-properties officeooo:rsid="06b7fccc" officeooo:paragraph-rsid="08a2e19d"/>
    </style:style>
    <style:style style:name="P340" style:family="paragraph" style:parent-style-name="Heading_20_4">
      <style:text-properties officeooo:rsid="06b7fccc" officeooo:paragraph-rsid="08a4a1e5"/>
    </style:style>
    <style:style style:name="P341" style:family="paragraph" style:parent-style-name="Heading_20_4">
      <style:text-properties officeooo:rsid="06b7fccc" officeooo:paragraph-rsid="08a7e68e"/>
    </style:style>
    <style:style style:name="P342" style:family="paragraph" style:parent-style-name="Heading_20_4">
      <style:text-properties officeooo:paragraph-rsid="06b80082"/>
    </style:style>
    <style:style style:name="P343" style:family="paragraph" style:parent-style-name="Heading_20_4">
      <style:paragraph-properties fo:break-before="column"/>
      <style:text-properties officeooo:paragraph-rsid="06b80082"/>
    </style:style>
    <style:style style:name="P344" style:family="paragraph" style:parent-style-name="Heading_20_4">
      <style:text-properties officeooo:rsid="056c35b4" officeooo:paragraph-rsid="056fc992"/>
    </style:style>
    <style:style style:name="P345" style:family="paragraph" style:parent-style-name="Heading_20_4">
      <style:text-properties officeooo:rsid="056c35b4" officeooo:paragraph-rsid="056c35b4"/>
    </style:style>
    <style:style style:name="P346" style:family="paragraph" style:parent-style-name="Heading_20_4">
      <style:text-properties officeooo:rsid="05475d47" officeooo:paragraph-rsid="05601abd"/>
    </style:style>
    <style:style style:name="P347" style:family="paragraph" style:parent-style-name="Heading_20_4">
      <style:text-properties officeooo:paragraph-rsid="05612940"/>
    </style:style>
    <style:style style:name="P348" style:family="paragraph" style:parent-style-name="Heading_20_4">
      <style:text-properties officeooo:paragraph-rsid="056e30b4"/>
    </style:style>
    <style:style style:name="P349" style:family="paragraph" style:parent-style-name="Heading_20_4">
      <style:text-properties officeooo:paragraph-rsid="0590b86c"/>
    </style:style>
    <style:style style:name="P35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1"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2"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3" style:family="paragraph" style:parent-style-name="Table_20_Bullets" style:list-style-name="L4">
      <style:text-properties officeooo:paragraph-rsid="02262b4c"/>
    </style:style>
    <style:style style:name="P354" style:family="paragraph" style:parent-style-name="Table_20_Bullets" style:list-style-name="L4">
      <style:text-properties officeooo:paragraph-rsid="05eddd56"/>
    </style:style>
    <style:style style:name="P355" style:family="paragraph" style:parent-style-name="Table_20_Bullets" style:list-style-name="L4">
      <style:text-properties officeooo:paragraph-rsid="06c08efc"/>
    </style:style>
    <style:style style:name="P356" style:family="paragraph" style:parent-style-name="Table_20_Bullets" style:list-style-name="L4">
      <style:text-properties officeooo:paragraph-rsid="061796c7"/>
    </style:style>
    <style:style style:name="P357" style:family="paragraph" style:parent-style-name="Table_20_Bullets" style:list-style-name="L4">
      <style:text-properties officeooo:paragraph-rsid="0685d741"/>
    </style:style>
    <style:style style:name="P358" style:family="paragraph" style:parent-style-name="Table_20_Bullets" style:list-style-name="L4">
      <style:text-properties officeooo:paragraph-rsid="0911c92d"/>
    </style:style>
    <style:style style:name="P359" style:family="paragraph" style:parent-style-name="Table_20_Bullets" style:list-style-name="L4">
      <style:text-properties officeooo:paragraph-rsid="061e6f6d"/>
    </style:style>
    <style:style style:name="P360" style:family="paragraph" style:parent-style-name="Table_20_Bullets" style:list-style-name="L4">
      <style:text-properties officeooo:paragraph-rsid="0913c150"/>
    </style:style>
    <style:style style:name="P361" style:family="paragraph" style:parent-style-name="Table_20_Bullets" style:list-style-name="L4">
      <style:text-properties officeooo:paragraph-rsid="091a77cf"/>
    </style:style>
    <style:style style:name="P362" style:family="paragraph" style:parent-style-name="Table_20_Bullets" style:list-style-name="L4">
      <style:text-properties officeooo:paragraph-rsid="07a01642"/>
    </style:style>
    <style:style style:name="P363"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364"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36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7" style:family="paragraph" style:parent-style-name="Table_20_Bullets" style:list-style-name="L5">
      <style:text-properties style:font-name="Liberation Serif" fo:font-size="11pt" officeooo:paragraph-rsid="04c0eec7" style:font-size-asian="11pt" style:font-size-complex="11pt"/>
    </style:style>
    <style:style style:name="P368"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369"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70" style:family="paragraph" style:parent-style-name="Table_20_Bullets" style:list-style-name="L5">
      <style:text-properties officeooo:paragraph-rsid="04c0eec7"/>
    </style:style>
    <style:style style:name="P371" style:family="paragraph" style:parent-style-name="Table_20_Bullets" style:list-style-name="L6">
      <style:text-properties officeooo:paragraph-rsid="056e30b4"/>
    </style:style>
    <style:style style:name="P372" style:family="paragraph" style:parent-style-name="Table_20_Bullets" style:list-style-name="L6">
      <style:text-properties officeooo:paragraph-rsid="0798182e"/>
    </style:style>
    <style:style style:name="P37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375"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376"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377" style:family="paragraph" style:parent-style-name="Table_20_Contents" style:list-style-name="L3">
      <style:paragraph-properties fo:text-align="start" style:justify-single-word="false"/>
      <style:text-properties officeooo:paragraph-rsid="0832d3be"/>
    </style:style>
    <style:style style:name="P378"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37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80"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3"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384"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385"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38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387"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8" style:family="paragraph" style:parent-style-name="Text_20_body">
      <style:text-properties officeooo:rsid="0735a9b7" officeooo:paragraph-rsid="073f920a"/>
    </style:style>
    <style:style style:name="P389" style:family="paragraph" style:parent-style-name="Text_20_body" style:list-style-name="">
      <style:text-properties officeooo:paragraph-rsid="06e8821a"/>
    </style:style>
    <style:style style:name="P390"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91" style:family="paragraph" style:parent-style-name="Text_20_body" style:list-style-name="">
      <style:text-properties officeooo:rsid="0321b290" officeooo:paragraph-rsid="083ade5a"/>
    </style:style>
    <style:style style:name="P392" style:family="paragraph" style:parent-style-name="Text_20_body" style:list-style-name="">
      <style:text-properties officeooo:rsid="06b7fccc" officeooo:paragraph-rsid="08a2e19d"/>
    </style:style>
    <style:style style:name="P393" style:family="paragraph" style:parent-style-name="Text_20_body" style:list-style-name="">
      <style:text-properties officeooo:rsid="06b7fccc" officeooo:paragraph-rsid="08a4a1e5"/>
    </style:style>
    <style:style style:name="P394" style:family="paragraph" style:parent-style-name="Text_20_body" style:list-style-name="">
      <style:text-properties officeooo:rsid="06b7fccc" officeooo:paragraph-rsid="08a7e68e"/>
    </style:style>
    <style:style style:name="P395"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9a58ea" style:font-size-asian="11pt" style:font-weight-asian="normal" style:font-size-complex="11pt" style:font-weight-complex="normal"/>
    </style:style>
    <style:style style:name="T40" style:family="text">
      <style:text-properties style:font-name="Liberation Serif" fo:font-size="11pt" fo:font-weight="normal" officeooo:rsid="07a7c394" style:font-size-asian="11pt" style:font-weight-asian="normal" style:font-size-complex="11pt" style:font-weight-complex="normal"/>
    </style:style>
    <style:style style:name="T41" style:family="text">
      <style:text-properties style:font-name="Liberation Serif" fo:font-size="11pt" fo:font-weight="normal" officeooo:rsid="07a99361" style:font-size-asian="11pt" style:font-weight-asian="normal" style:font-size-complex="11pt" style:font-weight-complex="normal"/>
    </style:style>
    <style:style style:name="T42" style:family="text">
      <style:text-properties style:font-name="Liberation Serif" fo:font-size="11pt" fo:font-weight="normal" officeooo:rsid="07d31b2b" style:font-size-asian="11pt" style:font-weight-asian="normal" style:font-size-complex="11pt" style:font-weight-complex="normal"/>
    </style:style>
    <style:style style:name="T43" style:family="text">
      <style:text-properties style:font-name="Liberation Serif" fo:font-size="11pt" fo:font-weight="normal" officeooo:rsid="07d3b1ad" style:font-size-asian="11pt" style:font-weight-asian="normal" style:font-size-complex="11pt" style:font-weight-complex="normal"/>
    </style:style>
    <style:style style:name="T44" style:family="text">
      <style:text-properties style:font-name="Liberation Serif" fo:font-size="11pt" fo:font-weight="normal" officeooo:rsid="07d69908" style:font-size-asian="11pt" style:font-weight-asian="normal" style:font-size-complex="11pt" style:font-weight-complex="normal"/>
    </style:style>
    <style:style style:name="T45" style:family="text">
      <style:text-properties style:font-name="Liberation Serif" fo:font-size="11pt" fo:font-weight="normal" officeooo:rsid="07d6a274" style:font-size-asian="11pt" style:font-weight-asian="normal" style:font-size-complex="11pt" style:font-weight-complex="normal"/>
    </style:style>
    <style:style style:name="T46"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7"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48" style:family="text">
      <style:text-properties style:font-name="Liberation Serif" fo:font-size="11pt" fo:font-style="normal" officeooo:rsid="017d05df" style:font-size-asian="11pt" style:font-style-asian="normal" style:font-size-complex="11pt" style:font-style-complex="normal"/>
    </style:style>
    <style:style style:name="T49" style:family="text">
      <style:text-properties style:font-name="Liberation Serif" fo:font-size="11pt" fo:font-style="normal" officeooo:rsid="017fb612" style:font-size-asian="11pt" style:font-style-asian="normal" style:font-size-complex="11pt" style:font-style-complex="normal"/>
    </style:style>
    <style:style style:name="T50"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51"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52"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53"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54" style:family="text">
      <style:text-properties style:font-name="Liberation Serif" fo:font-size="11pt" fo:font-weight="bold" officeooo:rsid="01c0311d" style:font-size-asian="11pt" style:font-weight-asian="bold" style:font-size-complex="11pt" style:font-weight-complex="bold"/>
    </style:style>
    <style:style style:name="T55" style:family="text">
      <style:text-properties style:font-name="Liberation Serif" fo:font-size="11pt" fo:font-weight="bold" officeooo:rsid="01c2d7a2" style:font-size-asian="11pt" style:font-weight-asian="bold" style:font-size-complex="11pt" style:font-weight-complex="bold"/>
    </style:style>
    <style:style style:name="T56" style:family="text">
      <style:text-properties style:font-name="Liberation Serif" fo:font-size="11pt" fo:font-weight="bold" officeooo:rsid="0767c08b" style:font-size-asian="11pt" style:font-weight-asian="bold" style:font-size-complex="11pt" style:font-weight-complex="bold"/>
    </style:style>
    <style:style style:name="T57"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8" style:family="text">
      <style:text-properties style:font-name="Liberation Serif" fo:font-weight="normal" officeooo:rsid="076d1518" style:font-weight-asian="normal" style:font-weight-complex="normal"/>
    </style:style>
    <style:style style:name="T59" style:family="text">
      <style:text-properties style:font-name="Liberation Serif" fo:font-weight="normal" officeooo:rsid="076ea4b7" style:font-weight-asian="normal" style:font-weight-complex="normal"/>
    </style:style>
    <style:style style:name="T60" style:family="text">
      <style:text-properties style:font-name="Liberation Serif" fo:font-weight="normal" officeooo:rsid="0391de11" style:font-weight-asian="normal" style:font-weight-complex="normal"/>
    </style:style>
    <style:style style:name="T61" style:family="text">
      <style:text-properties style:font-name="Liberation Serif" fo:font-weight="normal" officeooo:rsid="074c9a9b" style:font-weight-asian="normal" style:font-weight-complex="normal"/>
    </style:style>
    <style:style style:name="T62" style:family="text">
      <style:text-properties style:use-window-font-color="true" loext:opacity="0%"/>
    </style:style>
    <style:style style:name="T63"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83"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84"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85"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6"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7"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8"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9"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90"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91"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92" style:family="text">
      <style:text-properties style:use-window-font-color="true" loext:opacity="0%" style:font-name="Liberation Serif" fo:font-size="11pt" fo:font-weight="normal"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915dad1"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3"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1"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2"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3"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44"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45"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246"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7"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8"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9"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5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51" style:family="text">
      <style:text-properties style:use-window-font-color="true" loext:opacity="0%" fo:font-weight="normal" officeooo:rsid="018ec25b" style:font-weight-asian="normal" style:font-weight-complex="normal"/>
    </style:style>
    <style:style style:name="T252" style:family="text">
      <style:text-properties style:use-window-font-color="true" loext:opacity="0%" fo:font-weight="normal" officeooo:rsid="017e8254" style:font-weight-asian="normal" style:font-weight-complex="normal"/>
    </style:style>
    <style:style style:name="T253" style:family="text">
      <style:text-properties style:use-window-font-color="true" loext:opacity="0%" fo:font-weight="normal" officeooo:rsid="01855e71" style:font-weight-asian="normal" style:font-weight-complex="normal"/>
    </style:style>
    <style:style style:name="T254" style:family="text">
      <style:text-properties style:use-window-font-color="true" loext:opacity="0%" fo:font-weight="normal" officeooo:rsid="0312ea9a" style:font-weight-asian="normal" style:font-weight-complex="normal"/>
    </style:style>
    <style:style style:name="T255" style:family="text">
      <style:text-properties style:use-window-font-color="true" loext:opacity="0%" fo:font-weight="normal" officeooo:rsid="0349ffac" style:font-weight-asian="normal" style:font-weight-complex="normal"/>
    </style:style>
    <style:style style:name="T256" style:family="text">
      <style:text-properties style:use-window-font-color="true" loext:opacity="0%" fo:font-weight="normal" officeooo:rsid="03521625" style:font-weight-asian="normal" style:font-weight-complex="normal"/>
    </style:style>
    <style:style style:name="T257" style:family="text">
      <style:text-properties style:use-window-font-color="true" loext:opacity="0%" fo:font-weight="normal" officeooo:rsid="035a3ef4" style:font-weight-asian="normal" style:font-weight-complex="normal"/>
    </style:style>
    <style:style style:name="T258" style:family="text">
      <style:text-properties style:use-window-font-color="true" loext:opacity="0%" fo:font-weight="normal" officeooo:rsid="0367c803" style:font-weight-asian="normal" style:font-weight-complex="normal"/>
    </style:style>
    <style:style style:name="T259" style:family="text">
      <style:text-properties style:use-window-font-color="true" loext:opacity="0%" fo:font-weight="normal" officeooo:rsid="0369016e" style:font-weight-asian="normal" style:font-weight-complex="normal"/>
    </style:style>
    <style:style style:name="T260" style:family="text">
      <style:text-properties style:use-window-font-color="true" loext:opacity="0%" fo:font-weight="normal" officeooo:rsid="036a9941" style:font-weight-asian="normal" style:font-weight-complex="normal"/>
    </style:style>
    <style:style style:name="T261" style:family="text">
      <style:text-properties style:use-window-font-color="true" loext:opacity="0%" fo:font-weight="normal" officeooo:rsid="036c8509" style:font-weight-asian="normal" style:font-weight-complex="normal"/>
    </style:style>
    <style:style style:name="T262" style:family="text">
      <style:text-properties style:use-window-font-color="true" loext:opacity="0%" fo:font-weight="normal" officeooo:rsid="036e2cbe" style:font-weight-asian="normal" style:font-weight-complex="normal"/>
    </style:style>
    <style:style style:name="T263" style:family="text">
      <style:text-properties style:use-window-font-color="true" loext:opacity="0%" fo:font-weight="normal" officeooo:rsid="036ea22f" style:font-weight-asian="normal" style:font-weight-complex="normal"/>
    </style:style>
    <style:style style:name="T264" style:family="text">
      <style:text-properties style:use-window-font-color="true" loext:opacity="0%" fo:font-weight="normal" officeooo:rsid="0389b250" style:font-weight-asian="normal" style:font-weight-complex="normal"/>
    </style:style>
    <style:style style:name="T265" style:family="text">
      <style:text-properties style:use-window-font-color="true" loext:opacity="0%" fo:font-weight="normal" officeooo:rsid="038b05f6" style:font-weight-asian="normal" style:font-weight-complex="normal"/>
    </style:style>
    <style:style style:name="T266" style:family="text">
      <style:text-properties style:use-window-font-color="true" loext:opacity="0%" fo:font-weight="normal" officeooo:rsid="0412fd8f" style:font-weight-asian="normal" style:font-weight-complex="normal"/>
    </style:style>
    <style:style style:name="T267" style:family="text">
      <style:text-properties style:use-window-font-color="true" loext:opacity="0%" fo:font-weight="normal" officeooo:rsid="04513195" style:font-weight-asian="normal" style:font-weight-complex="normal"/>
    </style:style>
    <style:style style:name="T268" style:family="text">
      <style:text-properties style:use-window-font-color="true" loext:opacity="0%" fo:font-weight="normal" officeooo:rsid="05d497b1" style:font-weight-asian="normal" style:font-weight-complex="normal"/>
    </style:style>
    <style:style style:name="T269" style:family="text">
      <style:text-properties style:use-window-font-color="true" loext:opacity="0%" fo:font-weight="normal" officeooo:rsid="05d4b99c" style:font-weight-asian="normal" style:font-weight-complex="normal"/>
    </style:style>
    <style:style style:name="T270" style:family="text">
      <style:text-properties style:use-window-font-color="true" loext:opacity="0%" fo:font-weight="normal" officeooo:rsid="05d5e211" style:font-weight-asian="normal" style:font-weight-complex="normal"/>
    </style:style>
    <style:style style:name="T271" style:family="text">
      <style:text-properties style:use-window-font-color="true" loext:opacity="0%" fo:font-weight="normal" officeooo:rsid="0611b396" style:font-weight-asian="normal" style:font-weight-complex="normal"/>
    </style:style>
    <style:style style:name="T272" style:family="text">
      <style:text-properties style:use-window-font-color="true" loext:opacity="0%" fo:font-weight="normal" officeooo:rsid="089bfe89" style:font-weight-asian="normal" style:font-weight-complex="normal"/>
    </style:style>
    <style:style style:name="T273" style:family="text">
      <style:text-properties style:use-window-font-color="true" loext:opacity="0%" fo:font-style="normal" fo:font-weight="bold" officeooo:rsid="017fb612" style:font-style-asian="normal" style:font-weight-asian="bold" style:font-style-complex="normal" style:font-weight-complex="bold"/>
    </style:style>
    <style:style style:name="T274" style:family="text">
      <style:text-properties style:use-window-font-color="true" loext:opacity="0%" fo:font-style="normal" fo:font-weight="bold" officeooo:rsid="01d2d580" style:font-style-asian="normal" style:font-weight-asian="bold" style:font-style-complex="normal" style:font-weight-complex="bold"/>
    </style:style>
    <style:style style:name="T275"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76"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77"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78"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79"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8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81"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82"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83"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84"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85"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86"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87"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88"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89"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290" style:family="text">
      <style:text-properties style:use-window-font-color="true" loext:opacity="0%" fo:font-style="normal" officeooo:rsid="039ad87c" style:font-style-asian="normal" style:font-style-complex="normal"/>
    </style:style>
    <style:style style:name="T291" style:family="text">
      <style:text-properties style:use-window-font-color="true" loext:opacity="0%" fo:font-style="normal" officeooo:rsid="074ce092" style:font-style-asian="normal" style:font-style-complex="normal"/>
    </style:style>
    <style:style style:name="T292" style:family="text">
      <style:text-properties style:use-window-font-color="true" loext:opacity="0%" fo:font-style="normal" officeooo:rsid="081cc932" style:font-style-asian="normal" style:font-style-complex="normal"/>
    </style:style>
    <style:style style:name="T293" style:family="text">
      <style:text-properties style:use-window-font-color="true" loext:opacity="0%" officeooo:rsid="028e8ebd"/>
    </style:style>
    <style:style style:name="T294"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295"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296"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97"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98"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99"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00"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01"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02"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03"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04"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05"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06"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07"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08"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09"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10"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11" style:family="text">
      <style:text-properties style:use-window-font-color="true" loext:opacity="0%" officeooo:rsid="039d30ee"/>
    </style:style>
    <style:style style:name="T312" style:family="text">
      <style:text-properties style:use-window-font-color="true" loext:opacity="0%" officeooo:rsid="053efe0c"/>
    </style:style>
    <style:style style:name="T313" style:family="text">
      <style:text-properties style:use-window-font-color="true" loext:opacity="0%" officeooo:rsid="0604ffc0"/>
    </style:style>
    <style:style style:name="T314" style:family="text">
      <style:text-properties style:use-window-font-color="true" loext:opacity="0%" officeooo:rsid="060612fb"/>
    </style:style>
    <style:style style:name="T315" style:family="text">
      <style:text-properties style:use-window-font-color="true" loext:opacity="0%" officeooo:rsid="04f179cf"/>
    </style:style>
    <style:style style:name="T316" style:family="text">
      <style:text-properties style:use-window-font-color="true" loext:opacity="0%" officeooo:rsid="047cea32"/>
    </style:style>
    <style:style style:name="T317" style:family="text">
      <style:text-properties style:use-window-font-color="true" loext:opacity="0%" officeooo:rsid="047b2162"/>
    </style:style>
    <style:style style:name="T318" style:family="text">
      <style:text-properties style:use-window-font-color="true" loext:opacity="0%" officeooo:rsid="047e8e52"/>
    </style:style>
    <style:style style:name="T319" style:family="text">
      <style:text-properties style:use-window-font-color="true" loext:opacity="0%" officeooo:rsid="04804f8a"/>
    </style:style>
    <style:style style:name="T320" style:family="text">
      <style:text-properties style:use-window-font-color="true" loext:opacity="0%" officeooo:rsid="05463ef4"/>
    </style:style>
    <style:style style:name="T321" style:family="text">
      <style:text-properties style:use-window-font-color="true" loext:opacity="0%" style:text-underline-style="solid" style:text-underline-width="auto" style:text-underline-color="font-color" officeooo:rsid="05463ef4"/>
    </style:style>
    <style:style style:name="T322" style:family="text">
      <style:text-properties style:use-window-font-color="true" loext:opacity="0%" style:text-underline-style="none" officeooo:rsid="05463ef4"/>
    </style:style>
    <style:style style:name="T323" style:family="text">
      <style:text-properties style:use-window-font-color="true" loext:opacity="0%" officeooo:rsid="065ef1ca"/>
    </style:style>
    <style:style style:name="T324" style:family="text">
      <style:text-properties style:use-window-font-color="true" loext:opacity="0%" fo:font-weight="bold" style:font-weight-asian="bold" style:font-weight-complex="bold"/>
    </style:style>
    <style:style style:name="T325" style:family="text">
      <style:text-properties style:use-window-font-color="true" loext:opacity="0%" officeooo:rsid="06c7c4f0"/>
    </style:style>
    <style:style style:name="T326" style:family="text">
      <style:text-properties style:use-window-font-color="true" loext:opacity="0%" officeooo:rsid="07106896"/>
    </style:style>
    <style:style style:name="T327" style:family="text">
      <style:text-properties style:use-window-font-color="true" loext:opacity="0%" fo:font-size="11pt" fo:font-weight="normal" officeooo:rsid="0767c08b" style:font-size-asian="11pt" style:font-weight-asian="normal" style:font-size-complex="11pt" style:font-weight-complex="normal"/>
    </style:style>
    <style:style style:name="T328" style:family="text">
      <style:text-properties style:use-window-font-color="true" loext:opacity="0%" officeooo:rsid="07787ad4"/>
    </style:style>
    <style:style style:name="T329" style:family="text">
      <style:text-properties style:use-window-font-color="true" loext:opacity="0%" officeooo:rsid="07f81fc3"/>
    </style:style>
    <style:style style:name="T330" style:family="text">
      <style:text-properties style:use-window-font-color="true" loext:opacity="0%" officeooo:rsid="0806367b"/>
    </style:style>
    <style:style style:name="T331" style:family="text">
      <style:text-properties style:use-window-font-color="true" loext:opacity="0%" officeooo:rsid="07fb9652"/>
    </style:style>
    <style:style style:name="T332" style:family="text">
      <style:text-properties style:use-window-font-color="true" loext:opacity="0%" officeooo:rsid="094fc31e"/>
    </style:style>
    <style:style style:name="T333" style:family="text">
      <style:text-properties style:use-window-font-color="true" loext:opacity="0%" officeooo:rsid="08759d38"/>
    </style:style>
    <style:style style:name="T334" style:family="text">
      <style:text-properties style:use-window-font-color="true" loext:opacity="0%" officeooo:rsid="03169ce1"/>
    </style:style>
    <style:style style:name="T335" style:family="text">
      <style:text-properties style:use-window-font-color="true" loext:opacity="0%" officeooo:rsid="090f9d0e"/>
    </style:style>
    <style:style style:name="T336" style:family="text">
      <style:text-properties style:font-name="Liberation Sans"/>
    </style:style>
    <style:style style:name="T337" style:family="text">
      <style:text-properties style:font-name="Liberation Sans" fo:font-weight="bold" officeooo:rsid="04f58332" style:font-name-asian="Microsoft YaHei" style:font-weight-asian="bold" style:font-name-complex="Lucida Sans" style:font-weight-complex="bold"/>
    </style:style>
    <style:style style:name="T338"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39"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40" style:family="text">
      <style:text-properties style:font-name="Liberation Sans" officeooo:rsid="030595d5"/>
    </style:style>
    <style:style style:name="T341" style:family="text">
      <style:text-properties style:text-underline-style="solid" style:text-underline-width="auto" style:text-underline-color="font-color"/>
    </style:style>
    <style:style style:name="T342" style:family="text">
      <style:text-properties style:text-underline-style="solid" style:text-underline-width="auto" style:text-underline-color="font-color" officeooo:rsid="03169ce1"/>
    </style:style>
    <style:style style:name="T343" style:family="text">
      <style:text-properties fo:font-weight="bold" style:font-weight-asian="bold" style:font-weight-complex="bold"/>
    </style:style>
    <style:style style:name="T344" style:family="text">
      <style:text-properties fo:font-weight="bold" officeooo:rsid="0514aa9b" style:font-weight-asian="bold" style:font-weight-complex="bold"/>
    </style:style>
    <style:style style:name="T345" style:family="text">
      <style:text-properties fo:font-weight="bold" officeooo:rsid="06501c22" style:font-weight-asian="bold" style:font-weight-complex="bold"/>
    </style:style>
    <style:style style:name="T346" style:family="text">
      <style:text-properties fo:font-weight="normal" style:font-weight-asian="normal" style:font-weight-complex="normal"/>
    </style:style>
    <style:style style:name="T347" style:family="text">
      <style:text-properties fo:font-weight="normal" officeooo:rsid="02d1fcf3" style:font-weight-asian="normal" style:font-weight-complex="normal"/>
    </style:style>
    <style:style style:name="T348" style:family="text">
      <style:text-properties fo:font-weight="normal" officeooo:rsid="02d5f2a6" style:font-weight-asian="normal" style:font-weight-complex="normal"/>
    </style:style>
    <style:style style:name="T349" style:family="text">
      <style:text-properties fo:font-weight="normal" officeooo:rsid="02de94f0" style:font-weight-asian="normal" style:font-weight-complex="normal"/>
    </style:style>
    <style:style style:name="T350" style:family="text">
      <style:text-properties fo:font-weight="normal" officeooo:rsid="04479e38" style:font-weight-asian="normal" style:font-weight-complex="normal"/>
    </style:style>
    <style:style style:name="T351" style:family="text">
      <style:text-properties fo:font-weight="normal" officeooo:rsid="044e5323" style:font-weight-asian="normal" style:font-weight-complex="normal"/>
    </style:style>
    <style:style style:name="T352" style:family="text">
      <style:text-properties fo:font-weight="normal" officeooo:rsid="04513195" style:font-weight-asian="normal" style:font-weight-complex="normal"/>
    </style:style>
    <style:style style:name="T353" style:family="text">
      <style:text-properties fo:font-weight="normal" officeooo:rsid="048fb07c" style:font-weight-asian="normal" style:font-weight-complex="normal"/>
    </style:style>
    <style:style style:name="T354" style:family="text">
      <style:text-properties fo:font-weight="normal" officeooo:rsid="0490e8b7" style:font-weight-asian="normal" style:font-weight-complex="normal"/>
    </style:style>
    <style:style style:name="T355" style:family="text">
      <style:text-properties fo:font-weight="normal" officeooo:rsid="0491eb8e" style:font-weight-asian="normal" style:font-weight-complex="normal"/>
    </style:style>
    <style:style style:name="T356" style:family="text">
      <style:text-properties fo:font-weight="normal" officeooo:rsid="0498dcd0" style:font-weight-asian="normal" style:font-weight-complex="normal"/>
    </style:style>
    <style:style style:name="T357" style:family="text">
      <style:text-properties fo:font-weight="normal" officeooo:rsid="0499b2ed" style:font-weight-asian="normal" style:font-weight-complex="normal"/>
    </style:style>
    <style:style style:name="T358" style:family="text">
      <style:text-properties fo:font-weight="normal" officeooo:rsid="049b2cf7" style:font-weight-asian="normal" style:font-weight-complex="normal"/>
    </style:style>
    <style:style style:name="T359" style:family="text">
      <style:text-properties fo:font-weight="normal" officeooo:rsid="04a1c11a" style:font-weight-asian="normal" style:font-weight-complex="normal"/>
    </style:style>
    <style:style style:name="T360" style:family="text">
      <style:text-properties fo:font-weight="normal" officeooo:rsid="04a52f77" style:font-weight-asian="normal" style:font-weight-complex="normal"/>
    </style:style>
    <style:style style:name="T361" style:family="text">
      <style:text-properties fo:font-weight="normal" officeooo:rsid="04a6ca63" style:font-weight-asian="normal" style:font-weight-complex="normal"/>
    </style:style>
    <style:style style:name="T362" style:family="text">
      <style:text-properties fo:font-weight="normal" officeooo:rsid="0528fdba" style:font-weight-asian="normal" style:font-weight-complex="normal"/>
    </style:style>
    <style:style style:name="T363" style:family="text">
      <style:text-properties fo:font-weight="normal" officeooo:rsid="05b0ca37" style:font-weight-asian="normal" style:font-weight-complex="normal"/>
    </style:style>
    <style:style style:name="T364" style:family="text">
      <style:text-properties fo:font-weight="normal" officeooo:rsid="05b2bbeb" style:font-weight-asian="normal" style:font-weight-complex="normal"/>
    </style:style>
    <style:style style:name="T365" style:family="text">
      <style:text-properties fo:font-weight="normal" officeooo:rsid="05b43292" style:font-weight-asian="normal" style:font-weight-complex="normal"/>
    </style:style>
    <style:style style:name="T366" style:family="text">
      <style:text-properties fo:font-weight="normal" officeooo:rsid="03521625" style:font-weight-asian="normal" style:font-weight-complex="normal"/>
    </style:style>
    <style:style style:name="T367" style:family="text">
      <style:text-properties officeooo:rsid="018b99cd"/>
    </style:style>
    <style:style style:name="T368" style:family="text">
      <style:text-properties officeooo:rsid="01a5ba7f"/>
    </style:style>
    <style:style style:name="T369" style:family="text">
      <style:text-properties fo:font-style="normal" style:font-style-asian="normal" style:font-style-complex="normal"/>
    </style:style>
    <style:style style:name="T370" style:family="text">
      <style:text-properties fo:font-style="normal" officeooo:rsid="033c68ea" style:font-style-asian="normal" style:font-style-complex="normal"/>
    </style:style>
    <style:style style:name="T371" style:family="text">
      <style:text-properties fo:font-style="normal" officeooo:rsid="05aedd5a" style:font-style-asian="normal" style:font-style-complex="normal"/>
    </style:style>
    <style:style style:name="T372" style:family="text">
      <style:text-properties fo:font-style="normal" officeooo:rsid="06e8821a" style:font-style-asian="normal" style:font-style-complex="normal"/>
    </style:style>
    <style:style style:name="T373" style:family="text">
      <style:text-properties fo:font-style="normal" officeooo:rsid="0321b290" style:font-style-asian="normal" style:font-style-complex="normal"/>
    </style:style>
    <style:style style:name="T374" style:family="text">
      <style:text-properties fo:font-style="normal" officeooo:rsid="0714c326" style:font-style-asian="normal" style:font-style-complex="normal"/>
    </style:style>
    <style:style style:name="T375" style:family="text">
      <style:text-properties fo:font-style="normal" officeooo:rsid="039ad87c" style:font-style-asian="normal" style:font-style-complex="normal"/>
    </style:style>
    <style:style style:name="T376" style:family="text">
      <style:text-properties fo:font-style="normal" officeooo:rsid="074ce092" style:font-style-asian="normal" style:font-style-complex="normal"/>
    </style:style>
    <style:style style:name="T377" style:family="text">
      <style:text-properties fo:font-style="normal" officeooo:rsid="0611b396" style:font-style-asian="normal" style:font-style-complex="normal"/>
    </style:style>
    <style:style style:name="T378" style:family="text">
      <style:text-properties fo:font-style="normal" officeooo:rsid="08978fc7" style:font-style-asian="normal" style:font-style-complex="normal"/>
    </style:style>
    <style:style style:name="T379" style:family="text">
      <style:text-properties fo:font-style="normal" officeooo:rsid="089bd451" style:font-style-asian="normal" style:font-style-complex="normal"/>
    </style:style>
    <style:style style:name="T380" style:family="text">
      <style:text-properties fo:font-style="normal" officeooo:rsid="091bf81f" style:font-style-asian="normal" style:font-style-complex="normal"/>
    </style:style>
    <style:style style:name="T381" style:family="text">
      <style:text-properties fo:font-style="normal" officeooo:rsid="091e05db" style:font-style-asian="normal" style:font-style-complex="normal"/>
    </style:style>
    <style:style style:name="T382" style:family="text">
      <style:text-properties fo:font-style="normal" fo:font-weight="normal" style:font-style-asian="normal" style:font-weight-asian="normal" style:font-style-complex="normal" style:font-weight-complex="normal"/>
    </style:style>
    <style:style style:name="T383" style:family="text">
      <style:text-properties fo:font-style="normal" fo:font-weight="normal" officeooo:rsid="017fb612" style:font-style-asian="normal" style:font-weight-asian="normal" style:font-style-complex="normal" style:font-weight-complex="normal"/>
    </style:style>
    <style:style style:name="T384" style:family="text">
      <style:text-properties fo:font-style="normal" fo:font-weight="normal" officeooo:rsid="05aedd5a" style:font-style-asian="normal" style:font-weight-asian="normal" style:font-style-complex="normal" style:font-weight-complex="normal"/>
    </style:style>
    <style:style style:name="T385" style:family="text">
      <style:text-properties fo:font-style="normal" fo:font-weight="normal" officeooo:rsid="05afaff0" style:font-style-asian="normal" style:font-weight-asian="normal" style:font-style-complex="normal" style:font-weight-complex="normal"/>
    </style:style>
    <style:style style:name="T386" style:family="text">
      <style:text-properties fo:font-style="normal" fo:font-weight="normal" officeooo:rsid="05bd618b" style:font-style-asian="normal" style:font-weight-asian="normal" style:font-style-complex="normal" style:font-weight-complex="normal"/>
    </style:style>
    <style:style style:name="T387" style:family="text">
      <style:text-properties fo:font-style="normal" fo:font-weight="normal" officeooo:rsid="05bfb81f" style:font-style-asian="normal" style:font-weight-asian="normal" style:font-style-complex="normal" style:font-weight-complex="normal"/>
    </style:style>
    <style:style style:name="T388" style:family="text">
      <style:text-properties fo:font-style="normal" fo:font-weight="normal" officeooo:rsid="05c4b9e7" style:font-style-asian="normal" style:font-weight-asian="normal" style:font-style-complex="normal" style:font-weight-complex="normal"/>
    </style:style>
    <style:style style:name="T389" style:family="text">
      <style:text-properties fo:font-style="normal" fo:font-weight="normal" officeooo:rsid="074e5cb0" style:font-style-asian="normal" style:font-weight-asian="normal" style:font-style-complex="normal" style:font-weight-complex="normal"/>
    </style:style>
    <style:style style:name="T390" style:family="text">
      <style:text-properties fo:font-style="normal" fo:font-weight="normal" officeooo:rsid="075866b9" style:font-style-asian="normal" style:font-weight-asian="normal" style:font-style-complex="normal" style:font-weight-complex="normal"/>
    </style:style>
    <style:style style:name="T391" style:family="text">
      <style:text-properties fo:font-style="normal" fo:font-weight="normal" officeooo:rsid="07597de1" style:font-style-asian="normal" style:font-weight-asian="normal" style:font-style-complex="normal" style:font-weight-complex="normal"/>
    </style:style>
    <style:style style:name="T392" style:family="text">
      <style:text-properties fo:font-style="normal" fo:font-weight="normal" officeooo:rsid="07dd9323" style:font-style-asian="normal" style:font-weight-asian="normal" style:font-style-complex="normal" style:font-weight-complex="normal"/>
    </style:style>
    <style:style style:name="T393" style:family="text">
      <style:text-properties fo:font-style="normal" fo:font-weight="normal" officeooo:rsid="074ce092" style:font-style-asian="normal" style:font-weight-asian="normal" style:font-style-complex="normal" style:font-weight-complex="normal"/>
    </style:style>
    <style:style style:name="T394" style:family="text">
      <style:text-properties fo:font-style="normal" fo:font-weight="normal" officeooo:rsid="07aab21f" style:font-style-asian="normal" style:font-weight-asian="normal" style:font-style-complex="normal" style:font-weight-complex="normal"/>
    </style:style>
    <style:style style:name="T395" style:family="text">
      <style:text-properties fo:font-style="normal" fo:font-weight="normal" officeooo:rsid="07adbe29" style:font-style-asian="normal" style:font-weight-asian="normal" style:font-style-complex="normal" style:font-weight-complex="normal"/>
    </style:style>
    <style:style style:name="T396" style:family="text">
      <style:text-properties fo:font-style="normal" fo:font-weight="normal" officeooo:rsid="09029ea6" style:font-style-asian="normal" style:font-weight-asian="normal" style:font-style-complex="normal" style:font-weight-complex="normal"/>
    </style:style>
    <style:style style:name="T397" style:family="text">
      <style:text-properties fo:font-style="normal" fo:font-weight="normal" officeooo:rsid="091faa65" style:font-style-asian="normal" style:font-weight-asian="normal" style:font-style-complex="normal" style:font-weight-complex="normal"/>
    </style:style>
    <style:style style:name="T398" style:family="text">
      <style:text-properties fo:font-style="normal" fo:font-weight="bold" officeooo:rsid="01d2d580" style:font-style-asian="normal" style:font-weight-asian="bold" style:font-style-complex="normal" style:font-weight-complex="bold"/>
    </style:style>
    <style:style style:name="T399" style:family="text">
      <style:text-properties fo:font-style="normal" fo:font-weight="bold" officeooo:rsid="017fb612" style:font-style-asian="normal" style:font-weight-asian="bold" style:font-style-complex="normal" style:font-weight-complex="bold"/>
    </style:style>
    <style:style style:name="T400" style:family="text">
      <style:text-properties officeooo:rsid="01c261b8"/>
    </style:style>
    <style:style style:name="T401" style:family="text">
      <style:text-properties officeooo:rsid="01c2d7a2"/>
    </style:style>
    <style:style style:name="T402" style:family="text">
      <style:text-properties officeooo:rsid="01dbc17c"/>
    </style:style>
    <style:style style:name="T403" style:family="text">
      <style:text-properties fo:color="#5983b0" loext:opacity="100%" fo:font-style="normal" officeooo:rsid="01cf2e19" style:font-style-asian="normal" style:font-style-complex="normal"/>
    </style:style>
    <style:style style:name="T404" style:family="text">
      <style:text-properties fo:color="#5983b0" loext:opacity="100%" fo:font-style="normal" fo:font-weight="bold" officeooo:rsid="01dd031e" style:font-style-asian="normal" style:font-weight-asian="bold" style:font-style-complex="normal" style:font-weight-complex="bold"/>
    </style:style>
    <style:style style:name="T405" style:family="text">
      <style:text-properties fo:color="#5983b0" loext:opacity="100%" fo:font-style="normal" fo:font-weight="bold" officeooo:rsid="02584d2a" style:font-style-asian="normal" style:font-weight-asian="bold" style:font-style-complex="normal" style:font-weight-complex="bold"/>
    </style:style>
    <style:style style:name="T406" style:family="text">
      <style:text-properties fo:color="#5983b0" loext:opacity="100%" fo:font-style="normal" fo:font-weight="bold" officeooo:rsid="01cf2e19" style:font-style-asian="normal" style:font-weight-asian="bold" style:font-style-complex="normal" style:font-weight-complex="bold"/>
    </style:style>
    <style:style style:name="T407" style:family="text">
      <style:text-properties fo:color="#5983b0" loext:opacity="100%" fo:font-style="normal" fo:font-weight="bold" officeooo:rsid="01cff648" style:font-style-asian="normal" style:font-weight-asian="bold" style:font-style-complex="normal" style:font-weight-complex="bold"/>
    </style:style>
    <style:style style:name="T408" style:family="text">
      <style:text-properties fo:color="#5983b0" loext:opacity="100%" fo:font-style="normal" fo:font-weight="bold" officeooo:rsid="01d1bc8d" style:font-style-asian="normal" style:font-weight-asian="bold" style:font-style-complex="normal" style:font-weight-complex="bold"/>
    </style:style>
    <style:style style:name="T409" style:family="text">
      <style:text-properties fo:color="#5983b0" loext:opacity="100%" fo:font-style="normal" fo:font-weight="bold" officeooo:rsid="01d2d580" style:font-style-asian="normal" style:font-weight-asian="bold" style:font-style-complex="normal" style:font-weight-complex="bold"/>
    </style:style>
    <style:style style:name="T410" style:family="text">
      <style:text-properties fo:color="#5983b0" loext:opacity="100%" fo:font-style="normal" fo:font-weight="bold" officeooo:rsid="02ab8d6a" style:font-style-asian="normal" style:font-weight-asian="bold" style:font-style-complex="normal" style:font-weight-complex="bold"/>
    </style:style>
    <style:style style:name="T411" style:family="text">
      <style:text-properties fo:color="#5983b0" loext:opacity="100%" fo:font-style="normal" fo:font-weight="bold" officeooo:rsid="02565338" style:font-style-asian="normal" style:font-weight-asian="bold" style:font-style-complex="normal" style:font-weight-complex="bold"/>
    </style:style>
    <style:style style:name="T412" style:family="text">
      <style:text-properties fo:color="#5983b0" loext:opacity="100%" fo:font-style="normal" fo:font-weight="bold" officeooo:rsid="025c847f" style:font-style-asian="normal" style:font-weight-asian="bold" style:font-style-complex="normal" style:font-weight-complex="bold"/>
    </style:style>
    <style:style style:name="T413" style:family="text">
      <style:text-properties fo:color="#5983b0" loext:opacity="100%" fo:font-style="normal" fo:font-weight="bold" officeooo:rsid="039ad87c" style:font-style-asian="normal" style:font-weight-asian="bold" style:font-style-complex="normal" style:font-weight-complex="bold"/>
    </style:style>
    <style:style style:name="T414" style:family="text">
      <style:text-properties fo:color="#5983b0" loext:opacity="100%" fo:font-style="normal" fo:font-weight="bold" officeooo:rsid="03aadbd1" style:font-style-asian="normal" style:font-weight-asian="bold" style:font-style-complex="normal" style:font-weight-complex="bold"/>
    </style:style>
    <style:style style:name="T415" style:family="text">
      <style:text-properties fo:color="#5983b0" loext:opacity="100%" fo:font-style="normal" fo:font-weight="bold" officeooo:rsid="05a58a2d" style:font-style-asian="normal" style:font-weight-asian="bold" style:font-style-complex="normal" style:font-weight-complex="bold"/>
    </style:style>
    <style:style style:name="T416" style:family="text">
      <style:text-properties fo:color="#5983b0" loext:opacity="100%" fo:font-style="normal" fo:font-weight="bold" officeooo:rsid="05a6739a" style:font-style-asian="normal" style:font-weight-asian="bold" style:font-style-complex="normal" style:font-weight-complex="bold"/>
    </style:style>
    <style:style style:name="T417" style:family="text">
      <style:text-properties fo:color="#5983b0" loext:opacity="100%" fo:font-style="normal" fo:font-weight="bold" officeooo:rsid="05a8177f" style:font-style-asian="normal" style:font-weight-asian="bold" style:font-style-complex="normal" style:font-weight-complex="bold"/>
    </style:style>
    <style:style style:name="T418" style:family="text">
      <style:text-properties fo:color="#5983b0" loext:opacity="100%" fo:font-style="normal" fo:font-weight="bold" officeooo:rsid="05e41b42" style:font-style-asian="normal" style:font-weight-asian="bold" style:font-style-complex="normal" style:font-weight-complex="bold"/>
    </style:style>
    <style:style style:name="T419" style:family="text">
      <style:text-properties fo:color="#5983b0" loext:opacity="100%" fo:font-style="normal" fo:font-weight="bold" officeooo:rsid="078391f7" style:font-style-asian="normal" style:font-weight-asian="bold" style:font-style-complex="normal" style:font-weight-complex="bold"/>
    </style:style>
    <style:style style:name="T420" style:family="text">
      <style:text-properties fo:color="#5983b0" loext:opacity="100%" fo:font-style="normal" fo:font-weight="bold" officeooo:rsid="0784075e" style:font-style-asian="normal" style:font-weight-asian="bold" style:font-style-complex="normal" style:font-weight-complex="bold"/>
    </style:style>
    <style:style style:name="T421" style:family="text">
      <style:text-properties fo:color="#5983b0" loext:opacity="100%" fo:font-style="normal" fo:font-weight="bold" officeooo:rsid="0798182e" style:font-style-asian="normal" style:font-weight-asian="bold" style:font-style-complex="normal" style:font-weight-complex="bold"/>
    </style:style>
    <style:style style:name="T422"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23"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24"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25"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26"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27"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28"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29"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30"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31"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32"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33"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34"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35"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36"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37"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38"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39"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40"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41"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42"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43"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44"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45"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46"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447"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448"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449"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450" style:family="text">
      <style:text-properties fo:color="#5983b0" loext:opacity="100%" fo:font-weight="bold" officeooo:rsid="01cf2e19" style:font-weight-asian="bold" style:font-weight-complex="bold"/>
    </style:style>
    <style:style style:name="T451" style:family="text">
      <style:text-properties fo:color="#5983b0" loext:opacity="100%" fo:font-weight="bold" officeooo:rsid="041250e1" style:font-weight-asian="bold" style:font-weight-complex="bold"/>
    </style:style>
    <style:style style:name="T452" style:family="text">
      <style:text-properties fo:color="#5983b0" loext:opacity="100%" fo:font-weight="bold" officeooo:rsid="05f7467a" style:font-weight-asian="bold" style:font-weight-complex="bold"/>
    </style:style>
    <style:style style:name="T453" style:family="text">
      <style:text-properties fo:color="#5983b0" loext:opacity="100%" fo:font-weight="bold" officeooo:rsid="060664c4" style:font-weight-asian="bold" style:font-weight-complex="bold"/>
    </style:style>
    <style:style style:name="T454" style:family="text">
      <style:text-properties fo:color="#5983b0" loext:opacity="100%" fo:font-weight="bold" officeooo:rsid="06088957" style:font-weight-asian="bold" style:font-weight-complex="bold"/>
    </style:style>
    <style:style style:name="T455" style:family="text">
      <style:text-properties fo:color="#5983b0" loext:opacity="100%" fo:font-weight="bold" officeooo:rsid="03a4fc71" style:font-weight-asian="bold" style:font-weight-complex="bold"/>
    </style:style>
    <style:style style:name="T456" style:family="text">
      <style:text-properties fo:color="#5983b0" loext:opacity="100%" fo:font-weight="bold" officeooo:rsid="060a9ca9" style:font-weight-asian="bold" style:font-weight-complex="bold"/>
    </style:style>
    <style:style style:name="T457" style:family="text">
      <style:text-properties fo:color="#5983b0" loext:opacity="100%" fo:font-weight="bold" officeooo:rsid="06110bbb" style:font-weight-asian="bold" style:font-weight-complex="bold"/>
    </style:style>
    <style:style style:name="T458" style:family="text">
      <style:text-properties fo:color="#5983b0" loext:opacity="100%" fo:font-weight="bold" officeooo:rsid="06232137" style:font-weight-asian="bold" style:font-weight-complex="bold"/>
    </style:style>
    <style:style style:name="T459" style:family="text">
      <style:text-properties fo:color="#5983b0" loext:opacity="100%" fo:font-weight="bold" officeooo:rsid="078f192c" style:font-weight-asian="bold" style:font-weight-complex="bold"/>
    </style:style>
    <style:style style:name="T460" style:family="text">
      <style:text-properties fo:color="#5983b0" loext:opacity="100%" fo:font-weight="bold" officeooo:rsid="079d52a5" style:font-weight-asian="bold" style:font-weight-complex="bold"/>
    </style:style>
    <style:style style:name="T461" style:family="text">
      <style:text-properties fo:color="#5983b0" loext:opacity="100%" fo:font-weight="bold" officeooo:rsid="0911c92d" style:font-weight-asian="bold" style:font-weight-complex="bold"/>
    </style:style>
    <style:style style:name="T462" style:family="text">
      <style:text-properties fo:color="#5983b0" loext:opacity="100%" fo:font-weight="bold" officeooo:rsid="0913c150" style:font-weight-asian="bold" style:font-weight-complex="bold"/>
    </style:style>
    <style:style style:name="T463" style:family="text">
      <style:text-properties fo:color="#5983b0" loext:opacity="100%" officeooo:rsid="05f7467a"/>
    </style:style>
    <style:style style:name="T464" style:family="text">
      <style:text-properties fo:color="#5983b0" loext:opacity="100%" officeooo:rsid="01cf2e19"/>
    </style:style>
    <style:style style:name="T465" style:family="text">
      <style:text-properties fo:color="#5983b0" loext:opacity="100%" officeooo:rsid="075cc5b7"/>
    </style:style>
    <style:style style:name="T466" style:family="text">
      <style:text-properties fo:color="#5983b0" loext:opacity="100%" officeooo:rsid="078391f7"/>
    </style:style>
    <style:style style:name="T467" style:family="text">
      <style:text-properties fo:color="#5983b0" loext:opacity="100%" officeooo:rsid="0785067b"/>
    </style:style>
    <style:style style:name="T468" style:family="text">
      <style:text-properties fo:color="#5983b0" loext:opacity="100%" officeooo:rsid="0785ed20"/>
    </style:style>
    <style:style style:name="T469" style:family="text">
      <style:text-properties officeooo:rsid="01f66a48"/>
    </style:style>
    <style:style style:name="T470" style:family="text">
      <style:text-properties officeooo:rsid="029b3cb9"/>
    </style:style>
    <style:style style:name="T471" style:family="text">
      <style:text-properties officeooo:rsid="02c7c6e5"/>
    </style:style>
    <style:style style:name="T472" style:family="text">
      <style:text-properties officeooo:rsid="02c987cf"/>
    </style:style>
    <style:style style:name="T473" style:family="text">
      <style:text-properties officeooo:rsid="02d981cd"/>
    </style:style>
    <style:style style:name="T474" style:family="text">
      <style:text-properties officeooo:rsid="02dab7c2"/>
    </style:style>
    <style:style style:name="T475" style:family="text">
      <style:text-properties officeooo:rsid="02fbb0e5"/>
    </style:style>
    <style:style style:name="T476" style:family="text">
      <style:text-properties officeooo:rsid="0317d89d"/>
    </style:style>
    <style:style style:name="T477" style:family="text">
      <style:text-properties officeooo:rsid="031c39e7"/>
    </style:style>
    <style:style style:name="T478" style:family="text">
      <style:text-properties officeooo:rsid="031fbe9f"/>
    </style:style>
    <style:style style:name="T479" style:family="text">
      <style:text-properties officeooo:rsid="0321b290"/>
    </style:style>
    <style:style style:name="T480" style:family="text">
      <style:text-properties officeooo:rsid="032db89b"/>
    </style:style>
    <style:style style:name="T481" style:family="text">
      <style:text-properties officeooo:rsid="03338d0a"/>
    </style:style>
    <style:style style:name="T482" style:family="text">
      <style:text-properties officeooo:rsid="03487636"/>
    </style:style>
    <style:style style:name="T483" style:family="text">
      <style:text-properties officeooo:rsid="034abb4e"/>
    </style:style>
    <style:style style:name="T484" style:family="text">
      <style:text-properties officeooo:rsid="035d56db"/>
    </style:style>
    <style:style style:name="T485" style:family="text">
      <style:text-properties officeooo:rsid="0365de32"/>
    </style:style>
    <style:style style:name="T486" style:family="text">
      <style:text-properties officeooo:rsid="03764116"/>
    </style:style>
    <style:style style:name="T487" style:family="text">
      <style:text-properties officeooo:rsid="038eec9f"/>
    </style:style>
    <style:style style:name="T488" style:family="text">
      <style:text-properties officeooo:rsid="039ef989"/>
    </style:style>
    <style:style style:name="T489" style:family="text">
      <style:text-properties officeooo:rsid="03a149c1"/>
    </style:style>
    <style:style style:name="T490" style:family="text">
      <style:text-properties officeooo:rsid="03babb61"/>
    </style:style>
    <style:style style:name="T491" style:family="text">
      <style:text-properties officeooo:rsid="03d51876"/>
    </style:style>
    <style:style style:name="T492" style:family="text">
      <style:text-properties officeooo:rsid="0404c537"/>
    </style:style>
    <style:style style:name="T493" style:family="text">
      <style:text-properties officeooo:rsid="040e2d26"/>
    </style:style>
    <style:style style:name="T494" style:family="text">
      <style:text-properties officeooo:rsid="0417c0aa"/>
    </style:style>
    <style:style style:name="T495" style:family="text">
      <style:text-properties officeooo:rsid="02d6e04c"/>
    </style:style>
    <style:style style:name="T496" style:family="text">
      <style:text-properties officeooo:rsid="02dd0f06"/>
    </style:style>
    <style:style style:name="T497" style:family="text">
      <style:text-properties officeooo:rsid="043cad99"/>
    </style:style>
    <style:style style:name="T498" style:family="text">
      <style:text-properties officeooo:rsid="043e66e7"/>
    </style:style>
    <style:style style:name="T499" style:family="text">
      <style:text-properties officeooo:rsid="02f4e176"/>
    </style:style>
    <style:style style:name="T500"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01"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02"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03"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04"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05"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506" style:family="text">
      <style:text-properties fo:color="#c9211e" loext:opacity="100%" fo:font-style="normal" fo:font-weight="bold" officeooo:rsid="05e41b42" style:font-style-asian="normal" style:font-weight-asian="bold" style:font-style-complex="normal" style:font-weight-complex="bold"/>
    </style:style>
    <style:style style:name="T507" style:family="text">
      <style:text-properties fo:color="#c9211e" loext:opacity="100%" fo:font-style="normal" fo:font-weight="bold" officeooo:rsid="078391f7" style:font-style-asian="normal" style:font-weight-asian="bold" style:font-style-complex="normal" style:font-weight-complex="bold"/>
    </style:style>
    <style:style style:name="T508" style:family="text">
      <style:text-properties fo:color="#c9211e" loext:opacity="100%" fo:font-style="normal" fo:font-weight="bold" officeooo:rsid="0798182e" style:font-style-asian="normal" style:font-weight-asian="bold" style:font-style-complex="normal" style:font-weight-complex="bold"/>
    </style:style>
    <style:style style:name="T509" style:family="text">
      <style:text-properties fo:color="#c9211e" loext:opacity="100%" fo:font-weight="bold" officeooo:rsid="079d52a5" style:font-weight-asian="bold" style:font-weight-complex="bold"/>
    </style:style>
    <style:style style:name="T510" style:family="text">
      <style:text-properties fo:color="#c9211e" loext:opacity="100%" fo:font-weight="bold" officeooo:rsid="08f07d7e" style:font-weight-asian="bold" style:font-weight-complex="bold"/>
    </style:style>
    <style:style style:name="T511" style:family="text">
      <style:text-properties fo:color="#c9211e" loext:opacity="100%" fo:font-weight="bold" officeooo:rsid="08f00cf0" style:font-weight-asian="bold" style:font-weight-complex="bold"/>
    </style:style>
    <style:style style:name="T512" style:family="text">
      <style:text-properties fo:color="#c9211e" loext:opacity="100%" fo:font-weight="bold" officeooo:rsid="08ee12d9" style:font-weight-asian="bold" style:font-weight-complex="bold"/>
    </style:style>
    <style:style style:name="T513" style:family="text">
      <style:text-properties fo:color="#c9211e" loext:opacity="100%" fo:font-weight="bold" officeooo:rsid="090488a9" style:font-weight-asian="bold" style:font-weight-complex="bold"/>
    </style:style>
    <style:style style:name="T514" style:family="text">
      <style:text-properties fo:color="#c9211e" loext:opacity="100%" fo:font-weight="bold" officeooo:rsid="0905bfe3" style:font-weight-asian="bold" style:font-weight-complex="bold"/>
    </style:style>
    <style:style style:name="T515" style:family="text">
      <style:text-properties fo:color="#c9211e" loext:opacity="100%" fo:font-weight="bold" officeooo:rsid="0913c150" style:font-weight-asian="bold" style:font-weight-complex="bold"/>
    </style:style>
    <style:style style:name="T516" style:family="text">
      <style:text-properties fo:color="#c9211e" loext:opacity="100%" officeooo:rsid="078391f7"/>
    </style:style>
    <style:style style:name="T517"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18"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19" style:family="text">
      <style:text-properties fo:color="#c9211e" loext:opacity="100%" officeooo:rsid="08f00cf0"/>
    </style:style>
    <style:style style:name="T520" style:family="text">
      <style:text-properties fo:color="#c9211e" loext:opacity="100%" officeooo:rsid="08f07d7e"/>
    </style:style>
    <style:style style:name="T521" style:family="text">
      <style:text-properties officeooo:rsid="04720982"/>
    </style:style>
    <style:style style:name="T522" style:family="text">
      <style:text-properties officeooo:rsid="04797977"/>
    </style:style>
    <style:style style:name="T523" style:family="text">
      <style:text-properties officeooo:rsid="048b491c"/>
    </style:style>
    <style:style style:name="T524" style:family="text">
      <style:text-properties officeooo:rsid="0492984c"/>
    </style:style>
    <style:style style:name="T525" style:family="text">
      <style:text-properties officeooo:rsid="049e14c6"/>
    </style:style>
    <style:style style:name="T526" style:family="text">
      <style:text-properties officeooo:rsid="04a0a127"/>
    </style:style>
    <style:style style:name="T527" style:family="text">
      <style:text-properties officeooo:rsid="04ac5778"/>
    </style:style>
    <style:style style:name="T528" style:family="text">
      <style:text-properties officeooo:rsid="019b5ad2"/>
    </style:style>
    <style:style style:name="T529" style:family="text">
      <style:text-properties officeooo:rsid="029adebc"/>
    </style:style>
    <style:style style:name="T530" style:family="text">
      <style:text-properties officeooo:rsid="04de5135"/>
    </style:style>
    <style:style style:name="T531" style:family="text">
      <style:text-properties officeooo:rsid="04f2dc38"/>
    </style:style>
    <style:style style:name="T532" style:family="text">
      <style:text-properties officeooo:rsid="04f453fa"/>
    </style:style>
    <style:style style:name="T533" style:family="text">
      <style:text-properties officeooo:rsid="04f5f6a7"/>
    </style:style>
    <style:style style:name="T534" style:family="text">
      <style:text-properties officeooo:rsid="0202aae8"/>
    </style:style>
    <style:style style:name="T535" style:family="text">
      <style:text-properties officeooo:rsid="0503492c"/>
    </style:style>
    <style:style style:name="T536" style:family="text">
      <style:text-properties officeooo:rsid="0523ec26" style:font-name-asian="Microsoft YaHei" style:font-name-complex="Lucida Sans"/>
    </style:style>
    <style:style style:name="T537" style:family="text">
      <style:text-properties officeooo:rsid="0577d2f3" style:font-name-asian="Microsoft YaHei" style:font-name-complex="Lucida Sans"/>
    </style:style>
    <style:style style:name="T538" style:family="text">
      <style:text-properties officeooo:rsid="01a351a2"/>
    </style:style>
    <style:style style:name="T539" style:family="text">
      <style:text-properties officeooo:rsid="055ec54b"/>
    </style:style>
    <style:style style:name="T540" style:family="text">
      <style:text-properties officeooo:rsid="055ff9cc"/>
    </style:style>
    <style:style style:name="T541" style:family="text">
      <style:text-properties officeooo:rsid="0568d27f"/>
    </style:style>
    <style:style style:name="T542" style:family="text">
      <style:text-properties officeooo:rsid="0580d2d9"/>
    </style:style>
    <style:style style:name="T543" style:family="text">
      <style:text-properties officeooo:rsid="058e7e63"/>
    </style:style>
    <style:style style:name="T544" style:family="text">
      <style:text-properties officeooo:rsid="058e9072"/>
    </style:style>
    <style:style style:name="T545" style:family="text">
      <style:text-properties officeooo:rsid="05987ef2"/>
    </style:style>
    <style:style style:name="T546" style:family="text">
      <style:text-properties officeooo:rsid="033b15a7"/>
    </style:style>
    <style:style style:name="T547" style:family="text">
      <style:text-properties officeooo:rsid="05c91056"/>
    </style:style>
    <style:style style:name="T548" style:family="text">
      <style:text-properties officeooo:rsid="05ca3125"/>
    </style:style>
    <style:style style:name="T549" style:family="text">
      <style:text-properties officeooo:rsid="05cbe701"/>
    </style:style>
    <style:style style:name="T550" style:family="text">
      <style:text-properties officeooo:rsid="05d091f3"/>
    </style:style>
    <style:style style:name="T551" style:family="text">
      <style:text-properties officeooo:rsid="05d0d4eb"/>
    </style:style>
    <style:style style:name="T552" style:family="text">
      <style:text-properties officeooo:rsid="05da80ff"/>
    </style:style>
    <style:style style:name="T553" style:family="text">
      <style:text-properties officeooo:rsid="05de090b"/>
    </style:style>
    <style:style style:name="T554" style:family="text">
      <style:text-properties officeooo:rsid="05df3e5b"/>
    </style:style>
    <style:style style:name="T555" style:family="text">
      <style:text-properties officeooo:rsid="05f4ff8c"/>
    </style:style>
    <style:style style:name="T556" style:family="text">
      <style:text-properties officeooo:rsid="05f55b99"/>
    </style:style>
    <style:style style:name="T557" style:family="text">
      <style:text-properties officeooo:rsid="063ff9c4"/>
    </style:style>
    <style:style style:name="T558" style:family="text">
      <style:text-properties officeooo:rsid="0650fbb6"/>
    </style:style>
    <style:style style:name="T559" style:family="text">
      <style:text-properties officeooo:rsid="06525311"/>
    </style:style>
    <style:style style:name="T560" style:family="text">
      <style:text-properties officeooo:rsid="065ef1ca"/>
    </style:style>
    <style:style style:name="T561" style:family="text">
      <style:text-properties officeooo:rsid="065fb320"/>
    </style:style>
    <style:style style:name="T562" style:family="text">
      <style:text-properties officeooo:rsid="04cc843a"/>
    </style:style>
    <style:style style:name="T563" style:family="text">
      <style:text-properties officeooo:rsid="066adb40"/>
    </style:style>
    <style:style style:name="T564" style:family="text">
      <style:text-properties officeooo:rsid="066f770d"/>
    </style:style>
    <style:style style:name="T565" style:family="text">
      <style:text-properties officeooo:rsid="0670aa83"/>
    </style:style>
    <style:style style:name="T566" style:family="text">
      <style:text-properties officeooo:rsid="0671bca3"/>
    </style:style>
    <style:style style:name="T567" style:family="text">
      <style:text-properties officeooo:rsid="06720bd8"/>
    </style:style>
    <style:style style:name="T568" style:family="text">
      <style:text-properties officeooo:rsid="06738c9a"/>
    </style:style>
    <style:style style:name="T569" style:family="text">
      <style:text-properties officeooo:rsid="06755322"/>
    </style:style>
    <style:style style:name="T570" style:family="text">
      <style:text-properties officeooo:rsid="06755779"/>
    </style:style>
    <style:style style:name="T571" style:family="text">
      <style:text-properties officeooo:rsid="0676e58b"/>
    </style:style>
    <style:style style:name="T572" style:family="text">
      <style:text-properties officeooo:rsid="0676fee1"/>
    </style:style>
    <style:style style:name="T573" style:family="text">
      <style:text-properties officeooo:rsid="067f9de4"/>
    </style:style>
    <style:style style:name="T574" style:family="text">
      <style:text-properties officeooo:rsid="06807e4b"/>
    </style:style>
    <style:style style:name="T575" style:family="text">
      <style:text-properties officeooo:rsid="0682749e"/>
    </style:style>
    <style:style style:name="T576" style:family="text">
      <style:text-properties officeooo:rsid="0684c069"/>
    </style:style>
    <style:style style:name="T577" style:family="text">
      <style:text-properties officeooo:rsid="06875a02"/>
    </style:style>
    <style:style style:name="T578" style:family="text">
      <style:text-properties officeooo:rsid="068e57c0"/>
    </style:style>
    <style:style style:name="T579" style:family="text">
      <style:text-properties officeooo:rsid="0693a390"/>
    </style:style>
    <style:style style:name="T580" style:family="text">
      <style:text-properties officeooo:rsid="069e31d3"/>
    </style:style>
    <style:style style:name="T581" style:family="text">
      <style:text-properties officeooo:rsid="0640f476"/>
    </style:style>
    <style:style style:name="T582" style:family="text">
      <style:text-properties officeooo:rsid="06bd17c7"/>
    </style:style>
    <style:style style:name="T583" style:family="text">
      <style:text-properties officeooo:rsid="06c1593e"/>
    </style:style>
    <style:style style:name="T584" style:family="text">
      <style:text-properties officeooo:rsid="06c2e355"/>
    </style:style>
    <style:style style:name="T585" style:family="text">
      <style:text-properties officeooo:rsid="06c40a01"/>
    </style:style>
    <style:style style:name="T586" style:family="text">
      <style:text-properties officeooo:rsid="06c77126"/>
    </style:style>
    <style:style style:name="T587" style:family="text">
      <style:text-properties officeooo:rsid="02cd60a3"/>
    </style:style>
    <style:style style:name="T588" style:family="text">
      <style:text-properties officeooo:rsid="06ceff4d"/>
    </style:style>
    <style:style style:name="T589" style:family="text">
      <style:text-properties officeooo:rsid="06cfcd11"/>
    </style:style>
    <style:style style:name="T590" style:family="text">
      <style:text-properties officeooo:rsid="06e85669"/>
    </style:style>
    <style:style style:name="T591" style:family="text">
      <style:text-properties officeooo:rsid="06f40974"/>
    </style:style>
    <style:style style:name="T592" style:family="text">
      <style:text-properties officeooo:rsid="06f89559"/>
    </style:style>
    <style:style style:name="T593" style:family="text">
      <style:text-properties officeooo:rsid="02f25816"/>
    </style:style>
    <style:style style:name="T594" style:family="text">
      <style:text-properties officeooo:rsid="02f3cde6"/>
    </style:style>
    <style:style style:name="T595" style:family="text">
      <style:text-properties officeooo:rsid="05433771"/>
    </style:style>
    <style:style style:name="T596" style:family="text">
      <style:text-properties officeooo:rsid="066d8ad9"/>
    </style:style>
    <style:style style:name="T597" style:family="text">
      <style:text-properties officeooo:rsid="06667681"/>
    </style:style>
    <style:style style:name="T598" style:family="text">
      <style:text-properties officeooo:rsid="070ccae1"/>
    </style:style>
    <style:style style:name="T599" style:family="text">
      <style:text-properties officeooo:rsid="0714c326"/>
    </style:style>
    <style:style style:name="T600" style:family="text">
      <style:text-properties fo:font-style="italic" officeooo:rsid="0714c326" style:font-style-asian="italic" style:font-style-complex="italic"/>
    </style:style>
    <style:style style:name="T601" style:family="text">
      <style:text-properties fo:font-style="italic" officeooo:rsid="09029ea6" style:font-style-asian="italic" style:font-style-complex="italic"/>
    </style:style>
    <style:style style:name="T602"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03"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04"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05"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06"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07"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08"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09"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10"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11"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12" style:family="text">
      <style:text-properties fo:font-style="italic" fo:font-weight="normal" officeooo:rsid="03521625" style:font-style-asian="italic" style:font-weight-asian="normal" style:font-style-complex="italic" style:font-weight-complex="normal"/>
    </style:style>
    <style:style style:name="T613" style:family="text">
      <style:text-properties fo:font-style="italic" fo:font-weight="normal" officeooo:rsid="04de5135" style:font-style-asian="italic" style:font-weight-asian="normal" style:font-style-complex="italic" style:font-weight-complex="normal"/>
    </style:style>
    <style:style style:name="T614" style:family="text">
      <style:text-properties officeooo:rsid="071f0edd"/>
    </style:style>
    <style:style style:name="T615" style:family="text">
      <style:text-properties officeooo:rsid="0721e804"/>
    </style:style>
    <style:style style:name="T616" style:family="text">
      <style:text-properties officeooo:rsid="072346b7"/>
    </style:style>
    <style:style style:name="T617" style:family="text">
      <style:text-properties officeooo:rsid="07253ce9"/>
    </style:style>
    <style:style style:name="T618" style:family="text">
      <style:text-properties officeooo:rsid="0726807d"/>
    </style:style>
    <style:style style:name="T619" style:family="text">
      <style:text-properties officeooo:rsid="0729f229"/>
    </style:style>
    <style:style style:name="T620" style:family="text">
      <style:text-properties officeooo:rsid="072b442a"/>
    </style:style>
    <style:style style:name="T621" style:family="text">
      <style:text-properties officeooo:rsid="072ccf2c"/>
    </style:style>
    <style:style style:name="T622" style:family="text">
      <style:text-properties officeooo:rsid="0736b193"/>
    </style:style>
    <style:style style:name="T623" style:family="text">
      <style:text-properties officeooo:rsid="07380cc1"/>
    </style:style>
    <style:style style:name="T624" style:family="text">
      <style:text-properties officeooo:rsid="074525be"/>
    </style:style>
    <style:style style:name="T625" style:family="text">
      <style:text-properties officeooo:rsid="0753e982"/>
    </style:style>
    <style:style style:name="T626" style:family="text">
      <style:text-properties fo:font-size="11pt" fo:font-weight="normal" style:font-size-asian="11pt" style:font-weight-asian="normal" style:font-size-complex="11pt" style:font-weight-complex="normal"/>
    </style:style>
    <style:style style:name="T627" style:family="text">
      <style:text-properties fo:font-size="11pt" fo:font-weight="normal" officeooo:rsid="076832e7" style:font-size-asian="11pt" style:font-weight-asian="normal" style:font-size-complex="11pt" style:font-weight-complex="normal"/>
    </style:style>
    <style:style style:name="T628" style:family="text">
      <style:text-properties officeooo:rsid="076d1518"/>
    </style:style>
    <style:style style:name="T629" style:family="text">
      <style:text-properties officeooo:rsid="077c7319"/>
    </style:style>
    <style:style style:name="T630" style:family="text">
      <style:text-properties officeooo:rsid="078ad358"/>
    </style:style>
    <style:style style:name="T631" style:family="text">
      <style:text-properties officeooo:rsid="07a6dfc4"/>
    </style:style>
    <style:style style:name="T632" style:family="text">
      <style:text-properties officeooo:rsid="07b8fae2"/>
    </style:style>
    <style:style style:name="T633" style:family="text">
      <style:text-properties officeooo:rsid="07c1ea33"/>
    </style:style>
    <style:style style:name="T634" style:family="text">
      <style:text-properties officeooo:rsid="07f30d6d"/>
    </style:style>
    <style:style style:name="T635" style:family="text">
      <style:text-properties officeooo:rsid="07f460b1"/>
    </style:style>
    <style:style style:name="T636" style:family="text">
      <style:text-properties officeooo:rsid="07fb9652"/>
    </style:style>
    <style:style style:name="T637" style:family="text">
      <style:text-properties officeooo:rsid="0806367b"/>
    </style:style>
    <style:style style:name="T638" style:family="text">
      <style:text-properties officeooo:rsid="0812024c"/>
    </style:style>
    <style:style style:name="T639" style:family="text">
      <style:text-properties officeooo:rsid="08391a49"/>
    </style:style>
    <style:style style:name="T640" style:family="text">
      <style:text-properties officeooo:rsid="083b3c93"/>
    </style:style>
    <style:style style:name="T641" style:family="text">
      <style:text-properties officeooo:rsid="08567aa4"/>
    </style:style>
    <style:style style:name="T642" style:family="text">
      <style:text-properties officeooo:rsid="08580c65"/>
    </style:style>
    <style:style style:name="T643" style:family="text">
      <style:text-properties officeooo:rsid="085f3796"/>
    </style:style>
    <style:style style:name="T644" style:family="text">
      <style:text-properties officeooo:rsid="085f42bd"/>
    </style:style>
    <style:style style:name="T645" style:family="text">
      <style:text-properties officeooo:rsid="08607986"/>
    </style:style>
    <style:style style:name="T646" style:family="text">
      <style:text-properties officeooo:rsid="08613bb7"/>
    </style:style>
    <style:style style:name="T647" style:family="text">
      <style:text-properties officeooo:rsid="08630fb4"/>
    </style:style>
    <style:style style:name="T648" style:family="text">
      <style:text-properties officeooo:rsid="0863eb82"/>
    </style:style>
    <style:style style:name="T649" style:family="text">
      <style:text-properties officeooo:rsid="086916a9"/>
    </style:style>
    <style:style style:name="T650" style:family="text">
      <style:text-properties officeooo:rsid="086cbe93"/>
    </style:style>
    <style:style style:name="T651" style:family="text">
      <style:text-properties officeooo:rsid="087585a9"/>
    </style:style>
    <style:style style:name="T652" style:family="text">
      <style:text-properties officeooo:rsid="08943778"/>
    </style:style>
    <style:style style:name="T653" style:family="text">
      <style:text-properties officeooo:rsid="089712b8"/>
    </style:style>
    <style:style style:name="T654" style:family="text">
      <style:text-properties officeooo:rsid="089b847b"/>
    </style:style>
    <style:style style:name="T655" style:family="text">
      <style:text-properties officeooo:rsid="089cc8d8"/>
    </style:style>
    <style:style style:name="T656" style:family="text">
      <style:text-properties officeooo:rsid="08a0f859"/>
    </style:style>
    <style:style style:name="T657" style:family="text">
      <style:text-properties officeooo:rsid="08ad98fb"/>
    </style:style>
    <style:style style:name="T658" style:family="text">
      <style:text-properties officeooo:rsid="03169ce1"/>
    </style:style>
    <style:style style:name="T659" style:family="text">
      <style:text-properties officeooo:rsid="08d508c6"/>
    </style:style>
    <style:style style:name="T660" style:family="text">
      <style:text-properties officeooo:rsid="08d7bc63"/>
    </style:style>
    <style:style style:name="T661" style:family="text">
      <style:text-properties officeooo:rsid="08dc6c32"/>
    </style:style>
    <style:style style:name="T662" style:family="text">
      <style:text-properties officeooo:rsid="08dde2e5"/>
    </style:style>
    <style:style style:name="T663" style:family="text">
      <style:text-properties officeooo:rsid="08dee1e5"/>
    </style:style>
    <style:style style:name="T664" style:family="text">
      <style:text-properties officeooo:rsid="08e4f2b3"/>
    </style:style>
    <style:style style:name="T665" style:family="text">
      <style:text-properties officeooo:rsid="08e60930"/>
    </style:style>
    <style:style style:name="T666" style:family="text">
      <style:text-properties officeooo:rsid="08e710ec"/>
    </style:style>
    <style:style style:name="T667" style:family="text">
      <style:text-properties officeooo:rsid="08ee12d9"/>
    </style:style>
    <style:style style:name="T668" style:family="text">
      <style:text-properties officeooo:rsid="08fb11cd"/>
    </style:style>
    <style:style style:name="T669" style:family="text">
      <style:text-properties officeooo:rsid="09004448"/>
    </style:style>
    <style:style style:name="T670" style:family="text">
      <style:text-properties officeooo:rsid="0900e2ae"/>
    </style:style>
    <style:style style:name="T671" style:family="text">
      <style:text-properties officeooo:rsid="090488a9"/>
    </style:style>
    <style:style style:name="T672" style:family="text">
      <style:text-properties officeooo:rsid="0907c06b"/>
    </style:style>
    <style:style style:name="T673" style:family="text">
      <style:text-properties officeooo:rsid="0908cc64"/>
    </style:style>
    <style:style style:name="T674" style:family="text">
      <style:text-properties officeooo:rsid="090b2c49"/>
    </style:style>
    <style:style style:name="T675" style:family="text">
      <style:text-properties officeooo:rsid="090c545d"/>
    </style:style>
    <style:style style:name="T676" style:family="text">
      <style:text-properties officeooo:rsid="090e8da5"/>
    </style:style>
    <style:style style:name="T677" style:family="text">
      <style:text-properties officeooo:rsid="09029ea6"/>
    </style:style>
    <style:style style:name="T678" style:family="text">
      <style:text-properties officeooo:rsid="06b7fc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The Kiln</text:h>
      <text:h text:style-name="P122" text:outline-level="1">A hero class for Draw Steel</text:h>
      <text:h text:style-name="P123" text:outline-level="1">By Look Out Behind You Studios</text:h>
      <text:h text:style-name="P226" text:outline-level="1"><text:span text:style-name="T650">[ART GOES HERE </text:span><text:span text:style-name="T651">(square)</text:span><text:span text:style-name="T650">]</text:span><text:span text:style-name="T332">c</text:span><text:span text:style-name="T62">over </text:span><text:span text:style-name="T332">a</text:span><text:span text:style-name="T62">rt by </text:span><text:span text:style-name="T57">Artist Name Here</text:span></text:h>
      <text:h text:style-name="P227" text:outline-level="1"><text:span text:style-name="T6">“</text:span><text:span text:style-name="T249">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27" text:outline-level="1"><text:span text:style-name="T250">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7" text:outline-level="3">Kiln</text:h>
        <text:p text:style-name="P186"><text:span text:style-name="T315">Kilns</text:span><text:span text:style-name="T316"> are</text:span><text:span text:style-name="T317"> </text:span><text:span text:style-name="T318">magical warriors and </text:span><text:span text:style-name="T319">guardians</text:span><text:span text:style-name="T317"> of the Undermind. </text:span><text:span text:style-name="T323">The </text:span><text:span text:style-name="T335">omnipresent </text:span><text:span text:style-name="T323">roots of the Undermind course with magical ether that you capture in your wooden talismans. Different woods burn with different powers, and you wield them all to turn your foes to ash.</text:span></text:p>
        <text:p text:style-name="P72">Chaos is your home on the battlefield. <text:span text:style-name="T522">Wherever</text:span> the spark of opportunity presents itself, you arrive to stoke the flame. You <text:span text:style-name="T560">can </text:span>empower your allies to devastate your enemies. <text:span text:style-name="T560">S</text:span>hould the need arise, <text:span text:style-name="T560">however,</text:span> you’<text:span text:style-name="T532">re </text:span><text:span text:style-name="T560">well-</text:span><text:span text:style-name="T532">equipped to </text:span><text:span text:style-name="T560">put those who stand against you</text:span><text:span text:style-name="T531"> to the pyre yourself.</text:span></text:p>
        <text:h text:style-name="Heading_20_2" text:outline-level="2">Basics</text:h>
        <text:p text:style-name="P185">Starting Characteristics:<text:span text:style-name="T346"> You start with a</text:span><text:span text:style-name="T352">n</text:span><text:span text:style-name="T346"> </text:span><text:span text:style-name="T111">Agility</text:span><text:span text:style-name="T346"> of 2 and a</text:span><text:span text:style-name="T350"> </text:span><text:span text:style-name="T351">Reason</text:span><text:span text:style-name="T346"> of 2, and can choose one of the following arrays for your other characteristics scores:</text:span></text:p>
        <text:list xml:id="list71089552" text:style-name="L1">
          <text:list-item>
            <text:p text:style-name="P387">2, -1, -1</text:p>
          </text:list-item>
          <text:list-item>
            <text:p text:style-name="P387">1, 1, -1</text:p>
          </text:list-item>
          <text:list-item>
            <text:p text:style-name="P387">1, 0, 0</text:p>
            <text:p text:style-name="P387"/>
          </text:list-item>
        </text:list>
        <table:table table:name="Table1" table:style-name="Table1">
          <table:table-column table:style-name="Table1.A"/>
          <table:table-row table:style-name="TableLine2550781653872">
            <table:table-cell table:style-name="Table1.A1" office:value-type="string">
              <text:p text:style-name="P136"><text:span text:style-name="T343">Poten</text:span><text:span text:style-name="T345">cy</text:span><text:span text:style-name="T343"> Characteristic</text:span>: <text:span text:style-name="T267">Reason</text:span></text:p>
            </table:table-cell>
          </table:table-row>
          <table:table-row table:style-name="TableLine2550781664752">
            <table:table-cell table:style-name="Table1.A2" office:value-type="string">
              <text:p text:style-name="P133"><text:span text:style-name="T343">Starting Stamina at 1st Level:</text:span> 18</text:p>
            </table:table-cell>
          </table:table-row>
          <table:table-row table:style-name="TableLine2550781665024">
            <table:table-cell table:style-name="Table1.A2" office:value-type="string">
              <text:p text:style-name="P134"><text:span text:style-name="T343">Stamina Gained at 2nd and Higher Levels:</text:span> 9</text:p>
            </table:table-cell>
          </table:table-row>
          <table:table-row table:style-name="TableLine2550781656048">
            <table:table-cell table:style-name="Table1.A2" office:value-type="string">
              <text:p text:style-name="P134"><text:span text:style-name="T343">Recoveries:</text:span> <text:span text:style-name="T635">8</text:span></text:p>
            </table:table-cell>
          </table:table-row>
          <table:table-row table:style-name="TableLine2550781663664">
            <table:table-cell table:style-name="Table1.A2" office:value-type="string">
              <text:p text:style-name="P135"><text:span text:style-name="T343">Skills:</text:span> <text:span text:style-name="T471">Magic </text:span><text:span text:style-name="T576">&amp; </text:span><text:span text:style-name="T325">Carpentry</text:span><text:span text:style-name="T471">, plus choose any two skills from the crafting or lore skill groups. </text:span><text:span text:style-name="T599">(</text:span><text:span text:style-name="T600">Quick Build</text:span><text:span text:style-name="T374">: Magic, Carpentry, </text:span><text:span text:style-name="T292">Nature</text:span><text:span text:style-name="T374">, Timescape)</text:span></text:p>
            </table:table-cell>
          </table:table-row>
        </table:table>
        <text:p text:style-name="Standard"/>
        <text:h text:style-name="P350" text:outline-level="5"/>
        <text:h text:style-name="P351" text:outline-level="5"><text:span text:style-name="T337">Kiln</text:span><text:span text:style-name="T472"> Advancement</text:span></text:h>
        <table:table table:name="Table2" table:style-name="Table2">
          <table:table-column table:style-name="Table2.A"/>
          <table:table-column table:style-name="Table2.B"/>
          <table:table-column table:style-name="Table2.C"/>
          <table:table-column table:style-name="Table2.D"/>
          <table:table-row table:style-name="TableLine2550781654960">
            <table:table-cell table:style-name="Table2.A1" office:value-type="string">
              <text:p text:style-name="P158">Level</text:p>
            </table:table-cell>
            <table:table-cell table:style-name="Table2.A1" office:value-type="string">
              <text:p text:style-name="P158">Features</text:p>
            </table:table-cell>
            <table:table-cell table:style-name="Table2.A1" office:value-type="string">
              <text:p text:style-name="P158">Abilities</text:p>
            </table:table-cell>
            <table:table-cell table:style-name="Table2.D1" office:value-type="string">
              <text:p text:style-name="P159">Cadre Abilities</text:p>
            </table:table-cell>
          </table:table-row>
          <table:table-row table:style-name="TableLine2550781661760">
            <table:table-cell table:style-name="Table2.A2" office:value-type="string">
              <text:p text:style-name="P8">1<text:span text:style-name="T475">st</text:span></text:p>
            </table:table-cell>
            <table:table-cell table:style-name="Table2.A2" office:value-type="string">
              <text:p text:style-name="P18"><text:span text:style-name="T473">Cadre, </text:span><text:span text:style-name="T499">Spark, </text:span></text:p>
              <text:p text:style-name="P18"><text:span text:style-name="T527">Cadre</text:span><text:span text:style-name="T499"> Features, </text:span><text:span text:style-name="T557">Kit, </text:span></text:p>
              <text:p text:style-name="P18"><text:span text:style-name="T521">Stoke the Flame</text:span><text:span text:style-name="T499">,</text:span></text:p>
              <text:p text:style-name="P20">Inner Flame,</text:p>
              <text:p text:style-name="P11">Tinderbox,</text:p>
              <text:p text:style-name="P9"><text:span text:style-name="T533">Kiln</text:span> Abilities</text:p>
            </table:table-cell>
            <table:table-cell table:style-name="Table2.A2" office:value-type="string">
              <text:p text:style-name="P155">3, 5</text:p>
            </table:table-cell>
            <table:table-cell table:style-name="Table2.D2" office:value-type="string">
              <text:p text:style-name="P154">– </text:p>
            </table:table-cell>
          </table:table-row>
          <table:table-row table:style-name="TableLine2550781686512">
            <table:table-cell table:style-name="Table2.A2" office:value-type="string">
              <text:p text:style-name="P156">2nd</text:p>
            </table:table-cell>
            <table:table-cell table:style-name="Table2.A2" office:value-type="string">
              <text:p text:style-name="P7"><text:span text:style-name="T527">Cadre</text:span> Feature, <text:span text:style-name="T622">Controlled Burn, </text:span></text:p>
              <text:p text:style-name="P7"><text:span text:style-name="T581">Perk, </text:span><text:span text:style-name="T527">Cadre</text:span> Ability</text:p>
            </table:table-cell>
            <table:table-cell table:style-name="Table2.A2" office:value-type="string">
              <text:p text:style-name="P153">3, 5</text:p>
            </table:table-cell>
            <table:table-cell table:style-name="Table2.D2" office:value-type="string">
              <text:p text:style-name="P157">5</text:p>
            </table:table-cell>
          </table:table-row>
          <table:table-row table:style-name="TableLine2550781679712">
            <table:table-cell table:style-name="Table2.A2" office:value-type="string">
              <text:p text:style-name="P156">3rd</text:p>
            </table:table-cell>
            <table:table-cell table:style-name="Table2.A2" office:value-type="string">
              <text:p text:style-name="P187"><text:span text:style-name="T333">Tendrils of the Undermind</text:span><text:span text:style-name="T326">,</text:span> </text:p>
              <text:p text:style-name="P6">7-Spark Ability</text:p>
            </table:table-cell>
            <table:table-cell table:style-name="Table2.A2" office:value-type="string">
              <text:p text:style-name="P5">3, 5, <text:span text:style-name="T543">7</text:span></text:p>
            </table:table-cell>
            <table:table-cell table:style-name="Table2.D2" office:value-type="string">
              <text:p text:style-name="P157">5</text:p>
            </table:table-cell>
          </table:table-row>
          <table:table-row table:style-name="TableLine2550781686784">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43">7</text:span></text:p>
            </table:table-cell>
            <table:table-cell table:style-name="Table2.D2" office:value-type="string">
              <text:p text:style-name="P3">5</text:p>
            </table:table-cell>
          </table:table-row>
          <table:table-row table:style-name="TableLine2550781673456">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43">7, </text:span><text:span text:style-name="T544">9</text:span></text:p>
            </table:table-cell>
            <table:table-cell table:style-name="Table2.D2" office:value-type="string">
              <text:p text:style-name="P3">5</text:p>
            </table:table-cell>
          </table:table-row>
          <table:table-row table:style-name="TableLine2550781675088">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43">7, </text:span><text:span text:style-name="T544">9</text:span></text:p>
            </table:table-cell>
            <table:table-cell table:style-name="Table2.D2" office:value-type="string">
              <text:p text:style-name="P3">5, 9</text:p>
            </table:table-cell>
          </table:table-row>
          <table:table-row table:style-name="TableLine2550781681072">
            <table:table-cell table:style-name="Table2.A2" office:value-type="string">
              <text:p text:style-name="P10">7th</text:p>
            </table:table-cell>
            <table:table-cell table:style-name="Table2.A2" office:value-type="string">
              <text:p text:style-name="P17"><text:span text:style-name="T661">Ashbound Totem</text:span>, Characteristic Increase, </text:p>
              <text:p text:style-name="P15"><text:span text:style-name="T659">Igniting </text:span><text:span text:style-name="T657">Sparks, </text:span></text:p>
              <text:p text:style-name="P25">Skill Increase</text:p>
            </table:table-cell>
            <table:table-cell table:style-name="Table2.A2" office:value-type="string">
              <text:p text:style-name="P4">3, 5, <text:span text:style-name="T543">7, </text:span><text:span text:style-name="T544">9</text:span></text:p>
            </table:table-cell>
            <table:table-cell table:style-name="Table2.D2" office:value-type="string">
              <text:p text:style-name="P3">5, 9</text:p>
            </table:table-cell>
          </table:table-row>
          <table:table-row table:style-name="TableLine2550781671824">
            <table:table-cell table:style-name="Table2.A2" office:value-type="string">
              <text:p text:style-name="P10">8th</text:p>
            </table:table-cell>
            <table:table-cell table:style-name="Table2.A2" office:value-type="string">
              <text:p text:style-name="P23">Perk, <text:span text:style-name="T660">Cadre Feature,</text:span></text:p>
              <text:p text:style-name="P23">11-Spark Ability</text:p>
            </table:table-cell>
            <table:table-cell table:style-name="Table2.A2" office:value-type="string">
              <text:p text:style-name="P4">3, 5, <text:span text:style-name="T543">7, </text:span><text:span text:style-name="T544">9, 11</text:span></text:p>
            </table:table-cell>
            <table:table-cell table:style-name="Table2.D2" office:value-type="string">
              <text:p text:style-name="P3">5, 9</text:p>
            </table:table-cell>
          </table:table-row>
          <table:table-row table:style-name="TableLine2550781670736">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43">7, </text:span><text:span text:style-name="T544">9, 11</text:span></text:p>
            </table:table-cell>
            <table:table-cell table:style-name="Table2.D2" office:value-type="string">
              <text:p text:style-name="P3">5, 9, 11</text:p>
            </table:table-cell>
          </table:table-row>
          <table:table-row table:style-name="TableLine2550781676992">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663">Infernal</text:span><text:span text:style-name="T662"> Totem,</text:span></text:p>
              <text:p text:style-name="P28">Perk, Skill Increase</text:p>
            </table:table-cell>
            <table:table-cell table:style-name="Table2.A2" office:value-type="string">
              <text:p text:style-name="P4">3, 5, <text:span text:style-name="T543">7, </text:span><text:span text:style-name="T544">9, 11</text:span></text:p>
            </table:table-cell>
            <table:table-cell table:style-name="Table2.D2" office:value-type="string">
              <text:p text:style-name="P3">5, 9, 11</text:p>
            </table:table-cell>
          </table:table-row>
        </table:table>
        <text:p text:style-name="Standard"/>
        <text:h text:style-name="P252" text:outline-level="2"/>
        <text:h text:style-name="P253" text:outline-level="2">1st-Level Features</text:h>
        <text:p text:style-name="P125">As a <text:span text:style-name="T112">kiln</text:span>, you gain the following features.</text:p>
        <text:p text:style-name="P161"/>
        <text:h text:style-name="Heading_20_3" text:outline-level="3"><text:span text:style-name="T473">C</text:span>adre</text:h>
        <text:p text:style-name="P67">Guardians of the Undermind organize themselves into different cadres. <text:span text:style-name="T525">When you flare a talisman, how much of the </text:span><text:span text:style-name="T561">ether</text:span><text:span text:style-name="T525"> turns to heat? How much turns to smoke? What color is </text:span><text:span text:style-name="T558">you</text:span><text:span text:style-name="T559">r</text:span><text:span text:style-name="T525"> flame? </text:span><text:span text:style-name="T474">Choose from the following:</text:span></text:p>
        <text:p text:style-name="P50"><text:span text:style-name="T526">Flameweaver</text:span>:<text:span text:style-name="T346"> </text:span><text:span text:style-name="T359">You weave </text:span><text:span text:style-name="T360">through the battlefield from skirmish to skirmish like a thread in the wind. </text:span><text:span text:style-name="T361">Your power guides you to where you are needed most.</text:span></text:p>
        <text:list xml:id="list212537011246829" text:continue-numbering="true" text:style-name="L1">
          <text:list-item>
            <text:p text:style-name="P381"><text:span text:style-name="T495">Y</text:span>ou gain the <text:span text:style-name="T524">Navigate</text:span> <text:span text:style-name="T498">s</text:span>kill</text:p>
          </text:list-item>
        </text:list>
        <text:p text:style-name="P49"><text:span text:style-name="T526">Hexblaze</text:span><text:span text:style-name="T346">: </text:span><text:span text:style-name="T353">You are an eruption, and the battlefield will burn to ash</text:span><text:span text:style-name="T348">. </text:span><text:span text:style-name="T354">The </text:span><text:span text:style-name="T356">explosive </text:span><text:span text:style-name="T354">force of your power shatters any hope of victory for your enemies.</text:span></text:p>
        <text:list xml:id="list212538644728006" text:continue-numbering="true" text:style-name="L1">
          <text:list-item>
            <text:p text:style-name="P382"><text:span text:style-name="T495">Y</text:span><text:span text:style-name="T496">ou gain the </text:span><text:span text:style-name="T497">Endurance</text:span><text:span text:style-name="T496"> </text:span><text:span text:style-name="T498">s</text:span><text:span text:style-name="T496">kill</text:span></text:p>
          </text:list-item>
        </text:list>
        <text:p text:style-name="P51"><text:span text:style-name="T523">Smokewight</text:span><text:span text:style-name="T346">: </text:span><text:span text:style-name="T355">You are </text:span><text:span text:style-name="T358">at once </text:span><text:span text:style-name="T355">everywhere </text:span><text:span text:style-name="T357">and nowhere</text:span><text:span text:style-name="T349">.</text:span><text:span text:style-name="T347"> </text:span><text:span text:style-name="T355">You</text:span><text:span text:style-name="T362"> slip through the grasp of your foes and you cannot be pinned down.</text:span></text:p>
        <text:list xml:id="list212537639890692" text:continue-numbering="true" text:style-name="L1">
          <text:list-item>
            <text:p text:style-name="P386"><text:span text:style-name="T50">Y</text:span><text:span text:style-name="T51">ou gain the </text:span><text:span text:style-name="T52">Escape Artist</text:span><text:span text:style-name="T51"> </text:span><text:span text:style-name="T53">s</text:span><text:span text:style-name="T51">kill</text:span></text:p>
          </text:list-item>
        </text:list>
        <text:p text:style-name="Horizontal_20_Line"/>
        <text:h text:style-name="P268" text:outline-level="3">Spark</text:h>
        <text:p text:style-name="P105"><text:span text:style-name="T14">The heat of battle burns the </text:span><text:span text:style-name="T45">Undermind’s </text:span><text:span text:style-name="T42">ether</text:span><text:span text:style-name="T43"> </text:span><text:span text:style-name="T44">trapped </text:span><text:span text:style-name="T42">in</text:span><text:span text:style-name="T14"> your talismans</text:span><text:span text:style-name="T9">, granting you a Heroic Resource called </text:span><text:span text:style-name="T11">spark</text:span><text:span text:style-name="T9">.</text:span> </text:p>
        <text:h text:style-name="P296" text:outline-level="4">Spark In Combat</text:h>
        <text:p text:style-name="P242"><text:span text:style-name="T113">At the start of a combat encounter or some other stressful situation tracked in combat rounds (as determined by the Director), you gain </text:span><text:span text:style-name="T114">spark</text:span><text:span text:style-name="T113"> equal to your Victories. At the start of each of your turns during combat, you gain 1d3 </text:span><text:span text:style-name="T114">spark</text:span><text:span text:style-name="T113">. </text:span></text:p>
        <text:p text:style-name="P383">You gain 1 spark when you use the Stoke the Flame ability targeting an ally. </text:p>
        <text:p text:style-name="P384">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xml:id="list2884536183" text:style-name="L2">
          <text:list-item>
            <text:p text:style-name="P385">If the roll is a 1, the Undermind accepts your offering. You take psychic damage equal to 1d6 + your level, which can’t be reduced in any way. You are enkindled.</text:p>
          </text:list-item>
          <text:list-item>
            <text:p text:style-name="P385">If the roll is a 2, you are enkindled.</text:p>
          </text:list-item>
          <text:list-item>
            <text:p text:style-name="P385">If the roll is a 3, you are enkindled and you gain 1 spark.</text:p>
          </text:list-item>
        </text:list>
        <text:p text:style-name="P384">While you are enkindled, your abilities granted by your Talisman Kit are empowered. You lose any remaining spark at the end of the encounter.</text:p>
        <text:h text:style-name="P296" text:outline-level="4">Spark Outside of Combat</text:h>
        <text:p text:style-name="P106">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201"><text:span text:style-name="T62">If you use an ability that lets you spend unlimited </text:span><text:span text:style-name="T117">spark</text:span><text:span text:style-name="T62"> on its effect, such as </text:span><text:span text:style-name="T136">Speed of Sound</text:span><text:span text:style-name="T62">, out of combat, you can use it as if you had spent an amount of </text:span><text:span text:style-name="T118">spark</text:span><text:span text:style-name="T62"> on it equal to your Victories. </text:span></text:p>
        <text:p text:style-name="P192"/>
        <text:h text:style-name="P284" text:outline-level="3">Kit</text:h>
        <text:p text:style-name="P202"><text:span text:style-name="T62">You can use and gain the benefits of a kit. </text:span><text:span text:style-name="T320">See the </text:span><text:span text:style-name="T321">Kits</text:span><text:span text:style-name="T322"> chapter of the Core Rules for more information.</text:span></text:p>
        <text:h text:style-name="P285" text:outline-level="3"/>
        <text:h text:style-name="P286" text:outline-level="3"><text:span text:style-name="T340">T</text:span><text:span text:style-name="T336">riggered Action: </text:span><text:span text:style-name="T89">Stoke the Flame</text:span></text:h>
        <text:p text:style-name="P129">As a <text:span text:style-name="T112">kiln</text:span>, you gain the following triggered action.</text:p>
        <table:table table:name="Table4" table:style-name="Table4">
          <table:table-column table:style-name="Table4.A"/>
          <table:table-row table:style-name="TableLine2550781672096">
            <table:table-cell table:style-name="Table4.A1" office:value-type="string">
              <text:h text:style-name="P297" text:outline-level="4">Stoke the Flame</text:h>
            </table:table-cell>
          </table:table-row>
          <table:table-row table:style-name="TableLine2550781673728">
            <table:table-cell table:style-name="Table4.A2" office:value-type="string">
              <text:p text:style-name="P131">As an ally <text:span text:style-name="T254">attacks</text:span>, you <text:span text:style-name="T251">harness</text:span> a bit of <text:span text:style-name="T252">arcane</text:span> energy to <text:span text:style-name="T253">grant them a decisive advantage.</text:span></text:p>
            </table:table-cell>
          </table:table-row>
        </table:table>
        <table:table table:name="Table5" table:style-name="Table5">
          <table:table-column table:style-name="Table5.A"/>
          <table:table-column table:style-name="Table5.B"/>
          <table:table-row table:style-name="TableLine2550781677264">
            <table:table-cell table:style-name="Table5.A1" office:value-type="string">
              <text:p text:style-name="P163"><text:span text:style-name="T343">KW</text:span>: Magic, Ranged</text:p>
            </table:table-cell>
            <table:table-cell table:style-name="Table5.B1" office:value-type="string">
              <text:p text:style-name="P162"><text:span text:style-name="T343">Type</text:span>: Triggered</text:p>
            </table:table-cell>
          </table:table-row>
          <table:table-row table:style-name="TableLine2550781680256">
            <table:table-cell table:style-name="Table5.A2" office:value-type="string">
              <text:p text:style-name="P162"><text:span text:style-name="T343">Distance</text:span>: Ranged <text:span text:style-name="T123">5</text:span></text:p>
            </table:table-cell>
            <table:table-cell table:style-name="Table5.B2" office:value-type="string">
              <text:p text:style-name="P162"><text:span text:style-name="T343">Target</text:span>: <text:span text:style-name="T122">1</text:span> ally</text:p>
            </table:table-cell>
          </table:table-row>
        </table:table>
        <table:table table:name="Table6" table:style-name="Table6">
          <table:table-column table:style-name="Table6.A"/>
          <table:table-row table:style-name="TableLine2550781674544">
            <table:table-cell table:style-name="Table6.A1" office:value-type="string">
              <text:p text:style-name="P184"><text:span text:style-name="T46">Trigger</text:span><text:span text:style-name="T48">: </text:span><text:span text:style-name="T243">The target makes an ability roll for a </text:span><text:span text:style-name="T244">damage-dealing</text:span><text:span text:style-name="T243"> ability. </text:span></text:p>
            </table:table-cell>
          </table:table-row>
          <table:table-row table:style-name="TableLine2550781677536">
            <table:table-cell table:style-name="Table6.A2" office:value-type="string">
              <text:p text:style-name="P177"><text:span text:style-name="T47">Effect</text:span><text:span text:style-name="T49">: </text:span><text:span text:style-name="T188">Apply one</text:span><text:span text:style-name="T186"> Stoke the Flame </text:span><text:span text:style-name="T190">e</text:span><text:span text:style-name="T186">ffect from your </text:span><text:span text:style-name="T187">talisman kit </text:span><text:span text:style-name="T186">granted by the Tinderbox feature.</text:span></text:p>
            </table:table-cell>
          </table:table-row>
        </table:table>
        <text:p text:style-name="Standard"/>
        <text:p text:style-name="Horizontal_20_Line"/>
        <text:h text:style-name="P269" text:outline-level="3">Inner Flame</text:h>
        <text:p text:style-name="Text_20_body"><text:span text:style-name="T234">Once per round, you can spend </text:span><text:span text:style-name="T235">1</text:span><text:span text:style-name="T234"> </text:span><text:span text:style-name="T235">spark</text:span><text:span text:style-name="T234"> to use Stoke the Flame </text:span><text:span text:style-name="T236">targeting</text:span><text:span text:style-name="T234"> yourself </text:span><text:span text:style-name="T238">instead of an ally </text:span><text:span text:style-name="T234">as a </text:span><text:span text:style-name="T237">f</text:span><text:span text:style-name="T234">ree </text:span><text:span text:style-name="T237">t</text:span><text:span text:style-name="T234">riggered </text:span><text:span text:style-name="T237">a</text:span><text:span text:style-name="T234">ction.</text:span></text:p>
        <text:h text:style-name="P320" text:outline-level="4"><text:span text:style-name="T76">Inner Flame</text:span> Cadre Benefit</text:h>
        <text:p text:style-name="P215">When you use your <text:span text:style-name="T116">Stoke the Flame</text:span> ability <text:span text:style-name="T142">targeting</text:span><text:span text:style-name="T577"> </text:span><text:span text:style-name="T582">yourself</text:span>, you gain the following benefit based on your <text:span text:style-name="T116">cadre.</text:span></text:p>
        <text:list xml:id="list1187420945" text:style-name="L3">
          <text:list-item>
            <text:p text:style-name="P373"><text:span text:style-name="T344">F</text:span><text:span text:style-name="T343">lameweaver</text:span>: <text:span text:style-name="T537">Y</text:span><text:span text:style-name="T536">ou can shift a number of squares equal to your Agility score. </text:span></text:p>
          </text:list-item>
          <text:list-item>
            <text:p text:style-name="P377"><text:span text:style-name="T240">Hexblaze</text:span><text:span text:style-name="T185">: </text:span><text:span text:style-name="T232">Y</text:span><text:span text:style-name="T231">ou gain one surge</text:span><text:span text:style-name="T233">.</text:span></text:p>
          </text:list-item>
          <text:list-item>
            <text:p text:style-name="P378"><text:span text:style-name="T241">S</text:span><text:span text:style-name="T242">mokewight</text:span><text:span text:style-name="T239">: </text:span><text:span text:style-name="T232">Y</text:span><text:span text:style-name="T228">ou </text:span><text:span text:style-name="T229">gain temporary Stamina equal to </text:span><text:span text:style-name="T230">twice </text:span><text:span text:style-name="T229">your Reason </text:span><text:span text:style-name="T230">score</text:span><text:span text:style-name="T229">.</text:span></text:p>
          </text:list-item>
        </text:list>
        <text:p text:style-name="P196"/>
        <text:p text:style-name="Horizontal_20_Line"/>
        <text:h text:style-name="P270" text:outline-level="3">Tinderbox</text:h>
        <text:p text:style-name="P237"><text:span text:style-name="T137">You collect and carve wood that courses with magical ether into talismans to use in battle</text:span><text:span text:style-name="T334">. Wh</text:span><text:span text:style-name="T658">enever you select or change your kit, you </text:span><text:span text:style-name="T575">additionally </text:span><text:span text:style-name="T658">select a </text:span><text:span text:style-name="T94">talisman</text:span><text:span text:style-name="T658"> kit (See </text:span><text:span text:style-name="T246">Talisman</text:span><text:span text:style-name="T342"> Kits</text:span><text:span text:style-name="T658">). </text:span><text:span text:style-name="T476">Your </text:span><text:span text:style-name="T94">talisman</text:span><text:span text:style-name="T476"> kit grants you </text:span><text:span text:style-name="T119">a signature action, </text:span><text:span text:style-name="T121">a maneuver,</text:span><text:span text:style-name="T119"> a</text:span><text:span text:style-name="T121">nd</text:span><text:span text:style-name="T119"> your Stoke the Flame effects.</text:span></text:p>
        <text:h text:style-name="P271" text:outline-level="3"/>
        <text:h text:style-name="P251" text:outline-level="1">[ART GOES HERE]</text:h>
        <text:h text:style-name="P287" text:outline-level="3"><text:span text:style-name="T88">Kiln</text:span> Abilities</text:h>
        <text:p text:style-name="P130">You <text:span text:style-name="T477">use your talismans to bolster your</text:span><text:span text:style-name="T92"> allies or yourself depending on the ever-changing situation. </text:span><text:span text:style-name="T95">But you’re not only a mage; you’re also well practiced at dealing in steel.</text:span><text:span text:style-name="T92"> You wield a range of abilities that </text:span><text:span text:style-name="T97">combine your talents to</text:span><text:span text:style-name="T92"> </text:span><text:span text:style-name="T96">eviscerate enemies.</text:span></text:p>
        <text:h text:style-name="P321" text:outline-level="4"><text:span text:style-name="T73">Talisman</text:span> Signature Abilit<text:span text:style-name="T541">y</text:span></text:h>
        <text:p text:style-name="P160">Your <text:span text:style-name="T542">talisman kit </text:span>from your Tinderbox feature grants you <text:span text:style-name="T120">a signature ability</text:span>. Signature abilities can be used at will.</text:p>
        <text:h text:style-name="P322" text:outline-level="4">Heroic Abilities</text:h>
        <text:p text:style-name="P120">You<text:span text:style-name="T668">r</text:span> heroic abilities cover a <text:span text:style-name="T15">variety</text:span> of<text:span text:style-name="T478"> </text:span>combat tactics <text:span text:style-name="T27">that turn up the heat of battle</text:span> <text:span text:style-name="T16">and are all</text:span><text:span text:style-name="T17"> fueled by your</text:span> <text:span text:style-name="T26">spark</text:span>.</text:p>
        <text:h text:style-name="P323" text:outline-level="4">3-<text:span text:style-name="T65">Spark</text:span> Abilities</text:h>
        <text:p text:style-name="P203"><text:span text:style-name="T479">Choose one heroic ability from the following options, each of which costs 3 </text:span><text:span text:style-name="T125">spark</text:span><text:span text:style-name="T479"> to use.</text:span></text:p>
        <table:table table:name="Table53" table:style-name="Table53">
          <table:table-column table:style-name="Table53.A"/>
          <table:table-row table:style-name="TableLine2550781673184">
            <table:table-cell table:style-name="Table53.A1" office:value-type="string">
              <text:h text:style-name="P324" text:outline-level="4"><text:span text:style-name="T296">Danc</text:span><text:span text:style-name="T297">e </text:span><text:span text:style-name="T298">L</text:span><text:span text:style-name="T297">ike Embers</text:span><text:span text:style-name="T485"> </text:span><text:span text:style-name="T480">(3 Spark)</text:span></text:h>
            </table:table-cell>
          </table:table-row>
          <table:table-row table:style-name="TableLine2550781682704">
            <table:table-cell table:style-name="Table53.A2" office:value-type="string">
              <text:p text:style-name="P31">You <text:span text:style-name="T486">dart from skirmish to skirmish</text:span> leaving <text:span text:style-name="T552">a</text:span><text:span text:style-name="T553">n ephemeral</text:span><text:span text:style-name="T552"> doppelganger of </text:span><text:span text:style-name="T554">fire</text:span> in your wake.</text:p>
            </table:table-cell>
          </table:table-row>
        </table:table>
        <table:table table:name="Table46" table:style-name="Table46">
          <table:table-column table:style-name="Table46.A"/>
          <table:table-column table:style-name="Table46.B"/>
          <table:table-row table:style-name="TableLine2550781680528">
            <table:table-cell table:style-name="Table46.A1" office:value-type="string">
              <text:p text:style-name="P166"><text:span text:style-name="T343">KW</text:span>: Magic</text:p>
            </table:table-cell>
            <table:table-cell table:style-name="Table46.B1" office:value-type="string">
              <text:p text:style-name="P166"><text:span text:style-name="T343">Type</text:span>: <text:span text:style-name="T99">Maneuver</text:span></text:p>
            </table:table-cell>
          </table:table-row>
          <table:table-row table:style-name="TableLine2550781681344">
            <table:table-cell table:style-name="Table46.A2" office:value-type="string">
              <text:p text:style-name="P166"><text:span text:style-name="T343">Distance</text:span>: Self</text:p>
            </table:table-cell>
            <table:table-cell table:style-name="Table46.B2" office:value-type="string">
              <text:p text:style-name="P166"><text:span text:style-name="T343">Target</text:span>: <text:span text:style-name="T126">Self</text:span></text:p>
            </table:table-cell>
          </table:table-row>
        </table:table>
        <table:table table:name="Table45" table:style-name="Table45">
          <table:table-column table:style-name="Table45.A"/>
          <table:table-row table:style-name="TableLine2550781681616">
            <table:table-cell table:style-name="Table45.A1" office:value-type="string">
              <text:p text:style-name="P149"><text:span text:style-name="T343">Effect</text:span>: <text:span text:style-name="T258">You can teleport </text:span><text:span text:style-name="T263">twice, each time </text:span><text:span text:style-name="T262">up to </text:span><text:span text:style-name="T258">2 squares. If you are adjacent an enemy, no matter the enemy’s size, you can teleport to a </text:span><text:span text:style-name="T259">space</text:span><text:span text:style-name="T258"> on the opposite side of the enemy </text:span><text:span text:style-name="T263">as one of the teleports</text:span><text:span text:style-name="T260">. </text:span><text:span text:style-name="T263">All</text:span><text:span text:style-name="T261"> </text:span><text:span text:style-name="T269">3</text:span><text:span text:style-name="T265"> </text:span><text:span text:style-name="T270">squares</text:span><text:span text:style-name="T261"> before and after your teleport</text:span><text:span text:style-name="T263">s</text:span><text:span text:style-name="T261"> </text:span><text:span text:style-name="T264">count as allies for flanking enemies </text:span><text:span text:style-name="T268">until the end of your turn.</text:span></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able:table table:name="Table7" table:style-name="Table7">
          <table:table-column table:style-name="Table7.A"/>
          <table:table-row table:style-name="TableLine2550781671552">
            <table:table-cell table:style-name="Table7.A1" office:value-type="string">
              <text:h text:style-name="P325" text:outline-level="4"><text:span text:style-name="T300">Heat Wave</text:span><text:span text:style-name="T488"> </text:span><text:span text:style-name="T480">(3 Spark)</text:span></text:h>
            </table:table-cell>
          </table:table-row>
          <table:table-row table:style-name="TableLine2550781676448">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2550781682160">
            <table:table-cell table:style-name="Table8.A1" office:value-type="string">
              <text:p text:style-name="P164"><text:span text:style-name="T343">KW</text:span>: <text:span text:style-name="T489">Area, </text:span>Magic</text:p>
            </table:table-cell>
            <table:table-cell table:style-name="Table8.B1" office:value-type="string">
              <text:p text:style-name="P164"><text:span text:style-name="T343">Type</text:span>: <text:span text:style-name="T98">Action</text:span></text:p>
            </table:table-cell>
          </table:table-row>
          <table:table-row table:style-name="TableLine2550781685152">
            <table:table-cell table:style-name="Table8.A2" office:value-type="string">
              <text:p text:style-name="P164"><text:span text:style-name="T343">Distance</text:span>: <text:span text:style-name="T670">2</text:span><text:span text:style-name="T129"> burst</text:span></text:p>
            </table:table-cell>
            <table:table-cell table:style-name="Table8.B2" office:value-type="string">
              <text:p text:style-name="P164"><text:span text:style-name="T343">Target</text:span>: <text:span text:style-name="T110">All enemies</text:span></text:p>
            </table:table-cell>
          </table:table-row>
        </table:table>
        <table:table table:name="Table9" table:style-name="Table9">
          <table:table-column table:style-name="Table9.A"/>
          <table:table-row table:style-name="TableLine2550781685968">
            <table:table-cell table:style-name="Table9.A1" office:value-type="string">
              <text:p text:style-name="P138">Power Roll + <text:span text:style-name="T311">Reason</text:span><text:span text:style-name="T401">:</text:span></text:p>
              <text:list xml:id="list142456601" text:style-name="L4">
                <text:list-item>
                  <text:p text:style-name="P353">11-:<text:span text:style-name="T369"> </text:span><text:span text:style-name="T446">3</text:span><text:span text:style-name="T427"> </text:span><text:span text:style-name="T433">fire</text:span><text:span text:style-name="T428"> </text:span><text:span text:style-name="T406">damage</text:span></text:p>
                </text:list-item>
                <text:list-item>
                  <text:p text:style-name="P354">12-16: <text:span text:style-name="T447">5</text:span><text:span text:style-name="T424"> </text:span><text:span text:style-name="T433">fire</text:span><text:span text:style-name="T428"> </text:span><text:span text:style-name="T406">damage; </text:span><text:span text:style-name="T433">push 1</text:span></text:p>
                </text:list-item>
                <text:list-item>
                  <text:p text:style-name="P354">17<text:span text:style-name="T530">+</text:span>:<text:span text:style-name="T369"> </text:span><text:span text:style-name="T447">8</text:span><text:span text:style-name="T410"> </text:span><text:span text:style-name="T433">fire</text:span><text:span text:style-name="T414"> </text:span><text:span text:style-name="T406">damage; </text:span><text:span text:style-name="T433">push 2</text:span></text:p>
                </text:list-item>
              </text:list>
            </table:table-cell>
          </table:table-row>
        </table:table>
        <text:p text:style-name="Standard"/>
        <table:table table:name="Table10" table:style-name="Table10">
          <table:table-column table:style-name="Table10.A"/>
          <table:table-row table:style-name="TableLine2550781670464">
            <table:table-cell table:style-name="Table10.A1" office:value-type="string">
              <text:h text:style-name="P326" text:outline-level="4"><text:span text:style-name="T295">Smoke on the Wind</text:span><text:span text:style-name="T481"> </text:span><text:span text:style-name="T480">(3 Spark)</text:span></text:h>
            </table:table-cell>
          </table:table-row>
          <table:table-row table:style-name="TableLine2550781693312">
            <table:table-cell table:style-name="Table10.A2" office:value-type="string">
              <text:p text:style-name="P132">You<text:span text:style-name="T550">r body grows hazy and you </text:span><text:span text:style-name="T551">briefly</text:span> <text:span text:style-name="T255">fade to</text:span> an inco<text:span text:style-name="T482">r</text:span>poreal state.</text:p>
            </table:table-cell>
          </table:table-row>
        </table:table>
        <table:table table:name="Table11" table:style-name="Table11">
          <table:table-column table:style-name="Table11.A"/>
          <table:table-column table:style-name="Table11.B"/>
          <table:table-row table:style-name="TableLine2550781699568">
            <table:table-cell table:style-name="Table11.A1" office:value-type="string">
              <text:p text:style-name="P173"><text:span text:style-name="T343">KW</text:span>: Magic</text:p>
            </table:table-cell>
            <table:table-cell table:style-name="Table11.B1" office:value-type="string">
              <text:p text:style-name="P173"><text:span text:style-name="T343">Type</text:span>: <text:span text:style-name="T99">Maneuver</text:span></text:p>
            </table:table-cell>
          </table:table-row>
          <table:table-row table:style-name="TableLine2550781689504">
            <table:table-cell table:style-name="Table11.A2" office:value-type="string">
              <text:p text:style-name="P173"><text:span text:style-name="T343">Distance</text:span>: <text:span text:style-name="T100">Self</text:span></text:p>
            </table:table-cell>
            <table:table-cell table:style-name="Table11.B2" office:value-type="string">
              <text:p text:style-name="P173"><text:span text:style-name="T343">Target</text:span>: <text:span text:style-name="T100">Self</text:span></text:p>
            </table:table-cell>
          </table:table-row>
        </table:table>
        <table:table table:name="Table12" table:style-name="Table12">
          <table:table-column table:style-name="Table12.A"/>
          <table:table-row table:style-name="TableLine2550781697120">
            <table:table-cell table:style-name="Table12.A1" office:value-type="string">
              <text:p text:style-name="P137"><text:span text:style-name="T274">E</text:span><text:span text:style-name="T273">ffect</text:span><text:span text:style-name="T275">: </text:span><text:span text:style-name="T276">You </text:span><text:span text:style-name="T277">can shift up to your speed. You can </text:span><text:span text:style-name="T280">pass</text:span><text:span text:style-name="T277"> through 1 square of solid matter as part of this movement, </text:span><text:span text:style-name="T279">but y</text:span><text:span text:style-name="T277">ou cannot end </text:span><text:span text:style-name="T278">this movement</text:span><text:span text:style-name="T277"> inside solid matter. </text:span><text:span text:style-name="T289">Allies occupying squares that you move through during this shift</text:span><text:span text:style-name="T277"> </text:span><text:span text:style-name="T289">each </text:span><text:span text:style-name="T277">gain a </text:span><text:span text:style-name="T281">surge</text:span><text:span text:style-name="T277">. Squares occupied by enemies do not count as difficult terrain during this movement.</text:span></text:p>
            </table:table-cell>
          </table:table-row>
        </table:table>
        <text:p text:style-name="P195"/>
        <table:table table:name="Table16" table:style-name="Table16">
          <table:table-column table:style-name="Table16.A"/>
          <table:table-row table:style-name="TableLine2550781699024">
            <table:table-cell table:style-name="Table16.A1" office:value-type="string">
              <text:h text:style-name="P326" text:outline-level="4"><text:span text:style-name="T299">Wavering Flame</text:span><text:span text:style-name="T487"> </text:span><text:span text:style-name="T480">(3 Spark)</text:span></text:h>
            </table:table-cell>
          </table:table-row>
          <table:table-row table:style-name="TableLine2550781687872">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2550781688144">
            <table:table-cell table:style-name="Table17.A1" office:value-type="string">
              <text:p text:style-name="P173"><text:span text:style-name="T343">KW</text:span>: <text:span text:style-name="T103">Melee, Strike, </text:span><text:span text:style-name="T104">Ranged, </text:span><text:span text:style-name="T107">Weapon</text:span></text:p>
            </table:table-cell>
            <table:table-cell table:style-name="Table17.B1" office:value-type="string">
              <text:p text:style-name="P173"><text:span text:style-name="T343">Type</text:span>: <text:span text:style-name="T98">Action</text:span></text:p>
            </table:table-cell>
          </table:table-row>
          <table:table-row table:style-name="TableLine2550781696304">
            <table:table-cell table:style-name="Table17.A2" office:value-type="string">
              <text:p text:style-name="P173"><text:span text:style-name="T343">Distance</text:span>: <text:span text:style-name="T127">Melee 1 </text:span><text:span text:style-name="T128">or Ranged 5</text:span></text:p>
            </table:table-cell>
            <table:table-cell table:style-name="Table17.B2" office:value-type="string">
              <text:p text:style-name="P173"><text:span text:style-name="T343">Target</text:span>: <text:span text:style-name="T133">2</text:span><text:span text:style-name="T102"> creatures </text:span></text:p>
              <text:p text:style-name="P68">or objects</text:p>
            </table:table-cell>
          </table:table-row>
        </table:table>
        <table:table table:name="Table18" table:style-name="Table18">
          <table:table-column table:style-name="Table18.A"/>
          <table:table-row table:style-name="TableLine2550781698480">
            <table:table-cell table:style-name="Table18.A1" office:value-type="string">
              <text:p text:style-name="P141">Power Roll + <text:span text:style-name="T313">Agility</text:span><text:span text:style-name="T401">:</text:span></text:p>
              <text:list xml:id="list212536790081905" text:continue-numbering="true" text:style-name="L4">
                <text:list-item>
                  <text:p text:style-name="P355">11-:<text:span text:style-name="T369"> </text:span><text:span text:style-name="T427">4 </text:span><text:span text:style-name="T406">damage; </text:span><text:span text:style-name="T506">R &lt; </text:span><text:span text:style-name="T501">weak</text:span><text:span text:style-name="T418">, </text:span><text:span text:style-name="T431">dazed</text:span><text:span text:style-name="T413"> (EoT)</text:span></text:p>
                </text:list-item>
                <text:list-item>
                  <text:p text:style-name="P356">12-16: <text:span text:style-name="T427">5</text:span><text:span text:style-name="T424"> </text:span><text:span text:style-name="T406">damage; </text:span><text:span text:style-name="T506">R &lt; average</text:span><text:span text:style-name="T418">, </text:span><text:span text:style-name="T431">dazed</text:span><text:span text:style-name="T413"> (EoT)</text:span></text:p>
                </text:list-item>
                <text:list-item>
                  <text:p text:style-name="P356">17<text:span text:style-name="T530">+</text:span>:<text:span text:style-name="T369"> </text:span><text:span text:style-name="T432">7</text:span><text:span text:style-name="T410"> </text:span><text:span text:style-name="T406">damage; </text:span><text:span text:style-name="T506">R &lt; </text:span><text:span text:style-name="T500">strong</text:span><text:span text:style-name="T418">, </text:span><text:span text:style-name="T431">dazed</text:span><text:span text:style-name="T413"> (EoT)</text:span></text:p>
                </text:list-item>
              </text:list>
            </table:table-cell>
          </table:table-row>
        </table:table>
        <text:p text:style-name="Standard"/>
        <text:h text:style-name="P334" text:outline-level="4"/>
        <text:h text:style-name="P335" text:outline-level="4"><text:soft-page-break/><text:span text:style-name="T484">5</text:span><text:span text:style-name="T479">-</text:span><text:span text:style-name="T65">Spark</text:span><text:span text:style-name="T479"> Abilities</text:span></text:h>
        <text:p text:style-name="P190"><text:span text:style-name="T479">Choose one heroic ability from the following options, each of which costs </text:span><text:span text:style-name="T590">5</text:span><text:span text:style-name="T479"> </text:span><text:span text:style-name="T130">spark</text:span><text:span text:style-name="T479"> to use.</text:span></text:p>
        <table:table table:name="Table44" table:style-name="Table44">
          <table:table-column table:style-name="Table44.A"/>
          <table:table-row table:style-name="TableLine2550781693040">
            <table:table-cell table:style-name="Table44.A1" office:value-type="string">
              <text:h text:style-name="P327" text:outline-level="4"><text:span text:style-name="T303">Grasp and Immolate</text:span><text:span text:style-name="T494"> </text:span><text:span text:style-name="T480">(</text:span><text:span text:style-name="T294">5</text:span><text:span text:style-name="T480"> Spark)</text:span></text:h>
            </table:table-cell>
          </table:table-row>
          <table:table-row table:style-name="TableLine2550781690864">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2550781699296">
            <table:table-cell table:style-name="Table43.A1" office:value-type="string">
              <text:p text:style-name="P175"><text:span text:style-name="T343">KW</text:span>:<text:span text:style-name="T103"> </text:span><text:span text:style-name="T134">Magic, </text:span><text:span text:style-name="T103">Melee,</text:span><text:span text:style-name="T104"> </text:span></text:p>
              <text:p text:style-name="P175"><text:span text:style-name="T103">Strike, </text:span><text:span text:style-name="T107">Weapon</text:span></text:p>
            </table:table-cell>
            <table:table-cell table:style-name="Table43.B1" office:value-type="string">
              <text:p text:style-name="P175"><text:span text:style-name="T343">Type</text:span>: <text:span text:style-name="T99">Action</text:span></text:p>
            </table:table-cell>
          </table:table-row>
          <table:table-row table:style-name="TableLine2550781687056">
            <table:table-cell table:style-name="Table43.A2" office:value-type="string">
              <text:p text:style-name="P175"><text:span text:style-name="T343">Distance</text:span>: <text:span text:style-name="T132">Melee 1</text:span></text:p>
            </table:table-cell>
            <table:table-cell table:style-name="Table43.B2" office:value-type="string">
              <text:p text:style-name="P175"><text:span text:style-name="T343">Target</text:span>: <text:span text:style-name="T109">1 creature </text:span></text:p>
              <text:p text:style-name="P70">or object</text:p>
            </table:table-cell>
          </table:table-row>
        </table:table>
        <table:table table:name="Table42" table:style-name="Table42">
          <table:table-column table:style-name="Table42.A"/>
          <table:table-row table:style-name="TableLine2550781694672">
            <table:table-cell table:style-name="Table42.A1" office:value-type="string">
              <text:p text:style-name="P197"><text:span text:style-name="T54">Power Roll + </text:span><text:span text:style-name="T247">Agility</text:span><text:span text:style-name="T55">:</text:span></text:p>
              <text:list xml:id="list212537094332640" text:continue-numbering="true" text:style-name="L4">
                <text:list-item>
                  <text:p text:style-name="P357">11-:<text:span text:style-name="T369"> </text:span><text:span text:style-name="T436">4 + A</text:span><text:span text:style-name="T428"> </text:span><text:span text:style-name="T439">fire </text:span><text:span text:style-name="T406">damage; </text:span><text:span text:style-name="T448">burning (EoT) and grabbed</text:span></text:p>
                </text:list-item>
                <text:list-item>
                  <text:p text:style-name="P358">12-16: <text:span text:style-name="T437">6 +</text:span><text:span text:style-name="T436"> A</text:span><text:span text:style-name="T428"> </text:span><text:span text:style-name="T439">fire </text:span><text:span text:style-name="T438">damage; </text:span><text:span text:style-name="T448">burning (EoT) and grabbed</text:span></text:p>
                </text:list-item>
                <text:list-item>
                  <text:p text:style-name="P363"><text:span text:style-name="T309">17</text:span><text:span text:style-name="T310">+</text:span><text:span text:style-name="T256">: </text:span><text:span text:style-name="T456">10 +</text:span><text:span text:style-name="T454"> A</text:span><text:span text:style-name="T455"> </text:span><text:span text:style-name="T457">fire </text:span><text:span text:style-name="T450">damage; </text:span><text:span text:style-name="T461">burning (EoT) and grabbed</text:span></text:p>
                </text:list-item>
              </text:list>
            </table:table-cell>
          </table:table-row>
          <table:table-row table:style-name="TableLine2550781694944">
            <table:table-cell table:style-name="Table42.A2" office:value-type="string">
              <text:p text:style-name="P151"><text:span text:style-name="T324">Effect: </text:span><text:span text:style-name="T271">A burning target takes 1d6 fire damage at the start of each of their turns until the condition ends. </text:span></text:p>
            </table:table-cell>
          </table:table-row>
        </table:table>
        <text:p text:style-name="P234"/>
        <table:table table:name="Table22" table:style-name="Table22">
          <table:table-column table:style-name="Table22.A"/>
          <table:table-row table:style-name="TableLine2550781701744">
            <table:table-cell table:style-name="Table22.A1" office:value-type="string">
              <text:h text:style-name="P328" text:outline-level="4"><text:span text:style-name="T304">Rake Over the Coals</text:span><text:span text:style-name="T494"> </text:span><text:span text:style-name="T480">(</text:span><text:span text:style-name="T294">5</text:span><text:span text:style-name="T480"> Spark)</text:span></text:h>
            </table:table-cell>
          </table:table-row>
          <table:table-row table:style-name="TableLine2550781695488">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2550781702560">
            <table:table-cell table:style-name="Table23.A1" office:value-type="string">
              <text:p text:style-name="P166"><text:span text:style-name="T343">KW</text:span>: <text:span text:style-name="T135">Melee, Strike, Weapon</text:span></text:p>
            </table:table-cell>
            <table:table-cell table:style-name="Table23.B1" office:value-type="string">
              <text:p text:style-name="P166"><text:span text:style-name="T343">Type</text:span>: <text:span text:style-name="T99">Maneuver</text:span></text:p>
            </table:table-cell>
          </table:table-row>
          <table:table-row table:style-name="TableLine2550781703920">
            <table:table-cell table:style-name="Table23.A2" office:value-type="string">
              <text:p text:style-name="P174"><text:span text:style-name="T343">Distance</text:span>: <text:span text:style-name="T132">Melee 1</text:span></text:p>
            </table:table-cell>
            <table:table-cell table:style-name="Table23.B2" office:value-type="string">
              <text:p text:style-name="P174"><text:span text:style-name="T343">Target</text:span>: <text:span text:style-name="T109">1 creature </text:span></text:p>
              <text:p text:style-name="P69">or object</text:p>
            </table:table-cell>
          </table:table-row>
        </table:table>
        <table:table table:name="Table24" table:style-name="Table24">
          <table:table-column table:style-name="Table24.A"/>
          <table:table-row table:style-name="TableLine2550781690048">
            <table:table-cell table:style-name="Table24.A1" office:value-type="string">
              <text:p text:style-name="P142">Power Roll + <text:span text:style-name="T314">Agility</text:span><text:span text:style-name="T401">:</text:span></text:p>
              <text:list xml:id="list212538437461929" text:continue-numbering="true" text:style-name="L4">
                <text:list-item>
                  <text:p text:style-name="P359">11-:<text:span text:style-name="T369"> </text:span><text:span text:style-name="T440">Push 3</text:span></text:p>
                </text:list-item>
                <text:list-item>
                  <text:p text:style-name="P359">12-16: <text:span text:style-name="T440">Push 5</text:span></text:p>
                </text:list-item>
                <text:list-item>
                  <text:p text:style-name="P364"><text:span text:style-name="T309">17</text:span><text:span text:style-name="T310">+</text:span><text:span text:style-name="T256">: </text:span><text:span text:style-name="T458">Push 7</text:span></text:p>
                </text:list-item>
              </text:list>
            </table:table-cell>
          </table:table-row>
          <table:table-row table:style-name="TableLine2550781696848">
            <table:table-cell table:style-name="Table24.A2" office:value-type="string">
              <text:p text:style-name="P172"><text:span text:style-name="T47">Effect: </text:span><text:span text:style-name="T189">An object you target must be your size or smaller. For each square you push the target, they take 1 fire damage. Squares the target is forced from as part of this ability become difficult terrain for enemies.</text:span></text:p>
            </table:table-cell>
          </table:table-row>
        </table:table>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able:table table:name="Table28" table:style-name="Table28">
          <table:table-column table:style-name="Table28.A"/>
          <table:table-row table:style-name="TableLine2550781691408">
            <table:table-cell table:style-name="Table28.A1" office:value-type="string">
              <text:h text:style-name="P329" text:outline-level="4"><text:span text:style-name="T302">Searing Strike</text:span><text:span text:style-name="T492"> </text:span><text:span text:style-name="T480">(</text:span><text:span text:style-name="T294">5</text:span><text:span text:style-name="T480"> Spark)</text:span></text:h>
            </table:table-cell>
          </table:table-row>
          <table:table-row table:style-name="TableLine2550781706640">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2550781719968">
            <table:table-cell table:style-name="Table29.A1" office:value-type="string">
              <text:p text:style-name="P176"><text:span text:style-name="T343">KW</text:span>: <text:span text:style-name="T493">Melee, Strike</text:span><text:span text:style-name="T108">, </text:span><text:span text:style-name="T109">Weapon</text:span></text:p>
            </table:table-cell>
            <table:table-cell table:style-name="Table29.B1" office:value-type="string">
              <text:p text:style-name="P176"><text:span text:style-name="T343">Type</text:span>: <text:span text:style-name="T99">Action</text:span></text:p>
            </table:table-cell>
          </table:table-row>
          <table:table-row table:style-name="TableLine2550781716976">
            <table:table-cell table:style-name="Table29.A2" office:value-type="string">
              <text:p text:style-name="P176"><text:span text:style-name="T343">Distance</text:span>: <text:span text:style-name="T131">Melee</text:span><text:span text:style-name="T108"> 1</text:span></text:p>
            </table:table-cell>
            <table:table-cell table:style-name="Table29.B2" office:value-type="string">
              <text:p text:style-name="P176"><text:span text:style-name="T343">Target</text:span>: <text:span text:style-name="T109">1 creature </text:span></text:p>
              <text:p text:style-name="P71">or object</text:p>
            </table:table-cell>
          </table:table-row>
        </table:table>
        <table:table table:name="Table30" table:style-name="Table30">
          <table:table-column table:style-name="Table30.A"/>
          <table:table-row table:style-name="TableLine2550781707184">
            <table:table-cell table:style-name="Table30.A1" office:value-type="string">
              <text:p text:style-name="P143">Power Roll + <text:span text:style-name="T314">Agility</text:span><text:span text:style-name="T401">:</text:span></text:p>
              <text:list xml:id="list212537984341675" text:continue-numbering="true" text:style-name="L4">
                <text:list-item>
                  <text:p text:style-name="P360">11-:<text:span text:style-name="T369"> </text:span><text:span text:style-name="T449">5</text:span><text:span text:style-name="T434"> </text:span><text:span text:style-name="T435">+ A </text:span><text:span text:style-name="T406">damage; </text:span><text:span text:style-name="T504">M &lt; </text:span><text:span text:style-name="T505">weak</text:span><text:span text:style-name="T445">, </text:span><text:span text:style-name="T449">the target has fire weakness 5 (save ends)</text:span></text:p>
                </text:list-item>
                <text:list-item>
                  <text:p text:style-name="P360">12-16: <text:span text:style-name="T449">8</text:span><text:span text:style-name="T434"> </text:span><text:span text:style-name="T435">+ A </text:span><text:span text:style-name="T406">damage; </text:span><text:span text:style-name="T504">M &lt; </text:span><text:span text:style-name="T505">average</text:span><text:span text:style-name="T445">, </text:span><text:span text:style-name="T449">the target has fire weakness 5 (save ends)</text:span></text:p>
                </text:list-item>
                <text:list-item>
                  <text:p text:style-name="P365"><text:span text:style-name="T309">17</text:span><text:span text:style-name="T310">+</text:span><text:span text:style-name="T256">: </text:span><text:span text:style-name="T451">1</text:span><text:span text:style-name="T462">2</text:span><text:span text:style-name="T452"> </text:span><text:span text:style-name="T453">+ A </text:span><text:span text:style-name="T450">damage; </text:span><text:span text:style-name="T509">M &lt; </text:span><text:span text:style-name="T515">strong</text:span><text:span text:style-name="T460">, </text:span><text:span text:style-name="T462">the target has fire weakness 5 (save ends)</text:span></text:p>
                </text:list-item>
              </text:list>
            </table:table-cell>
          </table:table-row>
          <table:table-row table:style-name="TableLine2550781710720">
            <table:table-cell table:style-name="Table30.A2" office:value-type="string">
              <text:p text:style-name="P152">Effect: <text:span text:style-name="T266">Until the end of the encounter, whenever the target takes damage, all adjacent </text:span><text:span text:style-name="T272">enemies</text:span><text:span text:style-name="T266"> take 2 fire damage.</text:span></text:p>
            </table:table-cell>
          </table:table-row>
        </table:table>
        <text:p text:style-name="P189"/>
        <table:table table:name="Table19" table:style-name="Table19">
          <table:table-column table:style-name="Table19.A"/>
          <table:table-row table:style-name="TableLine2550781718336">
            <table:table-cell table:style-name="Table19.A1" office:value-type="string">
              <text:h text:style-name="P327" text:outline-level="4"><text:span text:style-name="T301">Smoldering Sword</text:span><text:span text:style-name="T483"> </text:span><text:span text:style-name="T480">(</text:span><text:span text:style-name="T294">5</text:span><text:span text:style-name="T480"> Spark)</text:span></text:h>
            </table:table-cell>
          </table:table-row>
          <table:table-row table:style-name="TableLine2550781709360">
            <table:table-cell table:style-name="Table19.A2" office:value-type="string">
              <text:p text:style-name="P32"><text:span text:style-name="T555">Embers and </text:span><text:span text:style-name="T556">ash</text:span> <text:span text:style-name="T556">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550781709632">
            <table:table-cell table:style-name="Table20.A1" office:value-type="string">
              <text:p text:style-name="P175"><text:span text:style-name="T343">KW</text:span>: <text:span text:style-name="T106">Magic</text:span>, Ranged</text:p>
            </table:table-cell>
            <table:table-cell table:style-name="Table20.B1" office:value-type="string">
              <text:p text:style-name="P175"><text:span text:style-name="T343">Type</text:span>: <text:span text:style-name="T177">Maneuver</text:span></text:p>
            </table:table-cell>
          </table:table-row>
          <table:table-row table:style-name="TableLine2550781707456">
            <table:table-cell table:style-name="Table20.A2" office:value-type="string">
              <text:p text:style-name="P175"><text:span text:style-name="T343">Distance</text:span>: Ranged 5</text:p>
            </table:table-cell>
            <table:table-cell table:style-name="Table20.B2" office:value-type="string">
              <text:p text:style-name="P175"><text:span text:style-name="T343">Target</text:span>: <text:span text:style-name="T101">Special</text:span></text:p>
            </table:table-cell>
          </table:table-row>
        </table:table>
        <table:table table:name="Table21" table:style-name="Table21">
          <table:table-column table:style-name="Table21.A"/>
          <table:table-row table:style-name="TableLine2550781708000">
            <table:table-cell table:style-name="Table21.A1" office:value-type="string">
              <text:p text:style-name="P150"><text:span text:style-name="T343">Effect</text:span>: <text:span text:style-name="T257">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use a Weapon ability, you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45" text:outline-level="3"/>
        <text:h text:style-name="P255" text:outline-level="2"/>
        <text:h text:style-name="P254" text:outline-level="2"><text:span text:style-name="T82">2nd</text:span>-Level Features</text:h>
        <text:p text:style-name="P126">As a <text:span text:style-name="T589">2nd-level </text:span><text:span text:style-name="T112">kiln</text:span>, you gain the following features.</text:p>
        <text:p text:style-name="P191"/>
        <text:h text:style-name="P288" text:outline-level="3">2nd-Level Cadre Feature</text:h>
        <text:p text:style-name="P200"><text:span text:style-name="T535">Y</text:span>our <text:span text:style-name="T115">cadre</text:span> grants you a feature as shown on the 2nd-Level <text:span text:style-name="T115">Cadre</text:span> Features table. </text:p>
        <text:h text:style-name="P352" text:outline-level="5"><text:span text:style-name="T339">2nd</text:span>-Level <text:span text:style-name="T338">Cadre</text:span> Features</text:h>
        <table:table table:name="Table14" table:style-name="Table14">
          <table:table-column table:style-name="Table14.A"/>
          <table:table-column table:style-name="Table14.B"/>
          <table:table-row table:style-name="TableLine2550781710176">
            <table:table-cell table:style-name="Table14.A1" office:value-type="string">
              <text:p text:style-name="P52">Cadre</text:p>
            </table:table-cell>
            <table:table-cell table:style-name="Table14.B1" office:value-type="string">
              <text:p text:style-name="P54">Feature</text:p>
            </table:table-cell>
          </table:table-row>
          <table:table-row table:style-name="TableLine2550781708544">
            <table:table-cell table:style-name="Table14.A2" office:value-type="string">
              <text:p text:style-name="P84">Flameweaver</text:p>
            </table:table-cell>
            <table:table-cell table:style-name="Table14.B2" office:value-type="string">
              <text:p text:style-name="P99">Wildfire</text:p>
            </table:table-cell>
          </table:table-row>
          <table:table-row table:style-name="TableLine2550781718608">
            <table:table-cell table:style-name="Table14.A2" office:value-type="string">
              <text:p text:style-name="P86">Hexblaze</text:p>
            </table:table-cell>
            <table:table-cell table:style-name="Table14.B2" office:value-type="string">
              <text:p text:style-name="P98">Fan the Flame</text:p>
            </table:table-cell>
          </table:table-row>
          <table:table-row table:style-name="TableLine2550781712624">
            <table:table-cell table:style-name="Table14.A2" office:value-type="string">
              <text:p text:style-name="P88">Smokewight</text:p>
            </table:table-cell>
            <table:table-cell table:style-name="Table14.B2" office:value-type="string">
              <text:p text:style-name="P97">Backdraft</text:p>
            </table:table-cell>
          </table:table-row>
        </table:table>
        <text:h text:style-name="P313" text:outline-level="4">Wildfire</text:h>
        <text:p text:style-name="P74">Each turn, if the result of your roll to gain spark is 3, until the end of the round, you can shift into difficult terrain, and if the difficult terrain is caused by an object, you can deal fire damage to the object equal to your Agility score.</text:p>
        <text:h text:style-name="P314" text:outline-level="4">Fan the Flame</text:h>
        <text:p text:style-name="P210"><text:span text:style-name="T150">Each turn, </text:span><text:span text:style-name="T139">if </text:span><text:span text:style-name="T141">the result of </text:span><text:span text:style-name="T139">your roll to gain spark is 3, until the end of the round,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315" text:outline-level="4">Backdraft</text:h>
        <text:p text:style-name="P238"><text:span text:style-name="T150">Each turn, </text:span><text:span text:style-name="T139">if </text:span><text:span text:style-name="T141">the result of </text:span><text:span text:style-name="T139">your roll to gain spark is 3, until the end of the round, when you </text:span><text:span text:style-name="T151">pull a creature, you ignore their stability, and when you </text:span><text:span text:style-name="T148">force move a creature, the distance of the move is increased by </text:span><text:span text:style-name="T194">your Agility score</text:span><text:span text:style-name="T205">.</text:span></text:p>
        <text:h text:style-name="P289" text:outline-level="3"/>
        <text:h text:style-name="P290" text:outline-level="3">Perk</text:h>
        <text:p text:style-name="P239"><text:span text:style-name="T205">You gain a </text:span><text:span text:style-name="T226">crafting</text:span><text:span text:style-name="T205">, </text:span><text:span text:style-name="T226">lore</text:span><text:span text:style-name="T205">, or </text:span><text:span text:style-name="T226">supernatural</text:span><text:span text:style-name="T205"> perk of your choice. See </text:span><text:span text:style-name="T245">Perks</text:span><text:span text:style-name="T205"> </text:span><text:span text:style-name="T227">in the Core Rules </text:span><text:span text:style-name="T205">for more information. </text:span></text:p>
        <text:p text:style-name="Horizontal_20_Line"/>
        <text:h text:style-name="P272" text:outline-level="3">Controlled Burn</text:h>
        <text:p text:style-name="P243">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43">Additionally, you have fire immunity equal to 5 plus your level in this class.</text:p>
        <text:h text:style-name="P273" text:outline-level="3">2nd-Level Cadre Ability</text:h>
        <text:p text:style-name="P204">Your <text:span text:style-name="T140">kiln cadre</text:span> grants your choice of one of two abilities. </text:p>
        <text:h text:style-name="P336" text:outline-level="4">2nd-Level Flameweaver Ability</text:h>
        <text:p text:style-name="P206">Choose one of the following abilities.</text:p>
        <table:table table:name="Table55" table:style-name="Table55">
          <table:table-column table:style-name="Table55.A"/>
          <table:table-row table:style-name="TableLine2550781708816">
            <table:table-cell table:style-name="Table55.A1" office:value-type="string">
              <text:h text:style-name="P302" text:outline-level="4"><text:span text:style-name="T603">See the Tapestry of Battle</text:span><text:span text:style-name="T487"> </text:span><text:span text:style-name="T480">(</text:span><text:span text:style-name="T624">5</text:span><text:span text:style-name="T480"> Spark)</text:span></text:h>
            </table:table-cell>
          </table:table-row>
          <table:table-row table:style-name="TableLine2550781704464">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2550781716432">
            <table:table-cell table:style-name="Table58.A1" office:value-type="string">
              <text:p text:style-name="P109"><text:span text:style-name="T343">KW</text:span>: <text:span text:style-name="T28">M</text:span><text:span text:style-name="T34">agic</text:span></text:p>
            </table:table-cell>
            <table:table-cell table:style-name="Table58.B1" office:value-type="string">
              <text:p text:style-name="P109"><text:span text:style-name="T343">Type</text:span>: <text:span text:style-name="T32">Action</text:span></text:p>
            </table:table-cell>
          </table:table-row>
          <table:table-row table:style-name="TableLine2550781715072">
            <table:table-cell table:style-name="Table58.A2" office:value-type="string">
              <text:p text:style-name="P109"><text:span text:style-name="T343">Distance</text:span>: <text:span text:style-name="T35">Ranged </text:span><text:span text:style-name="T36">5</text:span></text:p>
            </table:table-cell>
            <table:table-cell table:style-name="Table58.B2" office:value-type="string">
              <text:p text:style-name="P109"><text:span text:style-name="T343">Target</text:span>: <text:span text:style-name="T35">1 ally</text:span></text:p>
            </table:table-cell>
          </table:table-row>
        </table:table>
        <table:table table:name="Table59" table:style-name="Table59">
          <table:table-column table:style-name="Table59.A"/>
          <table:table-row table:style-name="TableLine2550781720512">
            <table:table-cell table:style-name="Table59.A1" office:value-type="string">
              <text:p text:style-name="P60"><text:span text:style-name="T375">E</text:span><text:span text:style-name="T369">ffect</text:span><text:span text:style-name="T382">: </text:span><text:span text:style-name="T390">Teleport to an unoccupied square adjacent the target. You can use a signature ability, and the target can </text:span><text:span text:style-name="T391">spend a Recovery.</text:span></text:p>
            </table:table-cell>
          </table:table-row>
        </table:table>
        <text:p text:style-name="P121"/>
        <table:table table:name="Table51" table:style-name="Table51">
          <table:table-column table:style-name="Table51.A"/>
          <table:table-row table:style-name="TableLine2550781715616">
            <table:table-cell table:style-name="Table51.A1" office:value-type="string">
              <text:h text:style-name="P303" text:outline-level="4"><text:span text:style-name="T602">Thread the Needle</text:span><text:span text:style-name="T487"> </text:span><text:span text:style-name="T480">(</text:span><text:span text:style-name="T624">5</text:span><text:span text:style-name="T480"> Spark)</text:span></text:h>
            </table:table-cell>
          </table:table-row>
          <table:table-row table:style-name="TableLine2550781719696">
            <table:table-cell table:style-name="Table51.A2" office:value-type="string">
              <text:p text:style-name="P41">Connect the movements, just as you were <text:span text:style-name="T625">trained</text:span>.</text:p>
            </table:table-cell>
          </table:table-row>
        </table:table>
        <table:table table:name="Table52" table:style-name="Table52">
          <table:table-column table:style-name="Table52.A"/>
          <table:table-column table:style-name="Table52.B"/>
          <table:table-row table:style-name="TableLine2550781719424">
            <table:table-cell table:style-name="Table52.A1" office:value-type="string">
              <text:p text:style-name="P111"><text:span text:style-name="T343">KW</text:span>: <text:span text:style-name="T28">M</text:span><text:span text:style-name="T34">agic</text:span></text:p>
            </table:table-cell>
            <table:table-cell table:style-name="Table52.B1" office:value-type="string">
              <text:p text:style-name="P111"><text:span text:style-name="T343">Type</text:span>: <text:span text:style-name="T32">Action</text:span></text:p>
            </table:table-cell>
          </table:table-row>
          <table:table-row table:style-name="TableLine2550781730848">
            <table:table-cell table:style-name="Table52.A2" office:value-type="string">
              <text:p text:style-name="P111"><text:span text:style-name="T343">Distance</text:span>: <text:span text:style-name="T33">Self</text:span></text:p>
            </table:table-cell>
            <table:table-cell table:style-name="Table52.B2" office:value-type="string">
              <text:p text:style-name="P111"><text:span text:style-name="T343">Target</text:span>: <text:span text:style-name="T33">Self</text:span></text:p>
            </table:table-cell>
          </table:table-row>
        </table:table>
        <table:table table:name="Table54" table:style-name="Table54">
          <table:table-column table:style-name="Table54.A"/>
          <table:table-row table:style-name="TableLine2550781704736">
            <table:table-cell table:style-name="Table54.A1" office:value-type="string">
              <text:p text:style-name="P62"><text:span text:style-name="T375">E</text:span><text:span text:style-name="T369">ffect</text:span><text:span text:style-name="T382">: Use a signature ability. After you use the ability, you can shift up to your speed </text:span><text:span text:style-name="T389">and </text:span><text:span text:style-name="T382">make a melee free strike. </text:span></text:p>
            </table:table-cell>
          </table:table-row>
        </table:table>
        <text:p text:style-name="P121"/>
        <text:h text:style-name="P337" text:outline-level="4"/>
        <text:h text:style-name="P338" text:outline-level="4">2nd-Level <text:span text:style-name="T75">Hexblaze</text:span> Ability</text:h>
        <text:p text:style-name="Text_20_body">Choose one of the following abilities.</text:p>
        <table:table table:name="Table63" table:style-name="Table63">
          <table:table-column table:style-name="Table63.A"/>
          <table:table-row table:style-name="TableLine2550781731936">
            <table:table-cell table:style-name="Table63.A1" office:value-type="string">
              <text:h text:style-name="P304" text:outline-level="4"><text:span text:style-name="T605">Color </text:span><text:span text:style-name="T609">o</text:span><text:span text:style-name="T605">ut of Flame</text:span><text:span text:style-name="T487"> </text:span><text:span text:style-name="T480">(</text:span><text:span text:style-name="T624">5</text:span><text:span text:style-name="T480"> Spark)</text:span></text:h>
            </table:table-cell>
          </table:table-row>
          <table:table-row table:style-name="TableLine2550781730032">
            <table:table-cell table:style-name="Table63.A2" office:value-type="string">
              <text:p text:style-name="P44">The <text:span text:style-name="T629">hue</text:span> of your fire <text:span text:style-name="T630">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550781736832">
            <table:table-cell table:style-name="Table64.A1" office:value-type="string">
              <text:p text:style-name="P124"><text:span text:style-name="T343">KW</text:span>: <text:span text:style-name="T60">M</text:span><text:span text:style-name="T61">agic</text:span></text:p>
            </table:table-cell>
            <table:table-cell table:style-name="Table64.B1" office:value-type="string">
              <text:p text:style-name="P124"><text:span text:style-name="T343">Type</text:span>: <text:span text:style-name="T58">Maneuver</text:span></text:p>
            </table:table-cell>
          </table:table-row>
          <table:table-row table:style-name="TableLine2550781735744">
            <table:table-cell table:style-name="Table64.A2" office:value-type="string">
              <text:p text:style-name="P124"><text:span text:style-name="T343">Distance</text:span>: <text:span text:style-name="T58">Self</text:span></text:p>
            </table:table-cell>
            <table:table-cell table:style-name="Table64.B2" office:value-type="string">
              <text:p text:style-name="P124"><text:span text:style-name="T343">Target</text:span>: <text:span text:style-name="T59">Self</text:span></text:p>
            </table:table-cell>
          </table:table-row>
        </table:table>
        <table:table table:name="Table65" table:style-name="Table65">
          <table:table-column table:style-name="Table65.A"/>
          <table:table-row table:style-name="TableLine2550781723232">
            <table:table-cell table:style-name="Table65.A1" office:value-type="string">
              <text:p text:style-name="P61"><text:span text:style-name="T375">E</text:span><text:span text:style-name="T369">ffect</text:span><text:span text:style-name="T382">: </text:span><text:span text:style-name="T396">Until the end of the encounter, your flames take on a color of your choosing:</text:span></text:p>
              <text:list xml:id="list212537727659178" text:continue-numbering="true" text:style-name="L4">
                <text:list-item>
                  <text:p text:style-name="P375"><text:span text:style-name="T677">Red</text:span><text:span text:style-name="T396">: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375"><text:span text:style-name="T677">Blue</text:span><text:span text:style-name="T396">: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376"><text:span text:style-name="T601">White</text:span><text:span text:style-name="T396">: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374">Changing the color of your flames requires the use of this ability again.</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342" text:outline-level="4"><text:soft-page-break/></text:h>
        <table:table table:name="Table60" table:style-name="Table60">
          <table:table-column table:style-name="Table60.A"/>
          <table:table-row table:style-name="TableLine2550781728400">
            <table:table-cell table:style-name="Table60.A1" office:value-type="string">
              <text:h text:style-name="P305" text:outline-level="4"><text:span text:style-name="T604">Fuel the Engine</text:span><text:span text:style-name="T487"> </text:span><text:span text:style-name="T480">(</text:span><text:span text:style-name="T624">5</text:span><text:span text:style-name="T480"> Spark)</text:span></text:h>
            </table:table-cell>
          </table:table-row>
          <table:table-row table:style-name="TableLine2550781722960">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2550781732208">
            <table:table-cell table:style-name="Table61.A1" office:value-type="string">
              <text:p text:style-name="P118"><text:span text:style-name="T343">KW</text:span>: <text:span text:style-name="T628">Area, </text:span><text:span text:style-name="T28">M</text:span><text:span text:style-name="T34">agic</text:span></text:p>
            </table:table-cell>
            <table:table-cell table:style-name="Table61.B1" office:value-type="string">
              <text:p text:style-name="P118"><text:span text:style-name="T343">Type</text:span>: <text:span text:style-name="T32">Action</text:span></text:p>
            </table:table-cell>
          </table:table-row>
          <table:table-row table:style-name="TableLine2550781732752">
            <table:table-cell table:style-name="Table61.A2" office:value-type="string">
              <text:p text:style-name="P118"><text:span text:style-name="T343">Distance</text:span>: <text:span text:style-name="T37">1 burst</text:span></text:p>
            </table:table-cell>
            <table:table-cell table:style-name="Table61.B2" office:value-type="string">
              <text:p text:style-name="P118"><text:span text:style-name="T343">Target</text:span>: <text:span text:style-name="T37">All enemies</text:span></text:p>
            </table:table-cell>
          </table:table-row>
        </table:table>
        <table:table table:name="Table62" table:style-name="Table62">
          <table:table-column table:style-name="Table62.A"/>
          <table:table-row table:style-name="TableLine2550781738192">
            <table:table-cell table:style-name="Table62.A1" office:value-type="string">
              <text:p text:style-name="P146">Power Roll + <text:span text:style-name="T328">Reason</text:span><text:span text:style-name="T401">:</text:span></text:p>
              <text:list xml:id="list212538104266793" text:continue-numbering="true" text:style-name="L4">
                <text:list-item>
                  <text:p text:style-name="P361">11-:<text:span text:style-name="T369"> </text:span><text:span text:style-name="T442">2</text:span><text:span text:style-name="T434"> </text:span><text:span text:style-name="T442">fire </text:span><text:span text:style-name="T406">damage; </text:span><text:span text:style-name="T507">A &lt; weak</text:span><text:span text:style-name="T419">, slowed </text:span><text:span text:style-name="T420">(</text:span><text:span text:style-name="T443">save ends</text:span><text:span text:style-name="T420">)</text:span></text:p>
                </text:list-item>
                <text:list-item>
                  <text:p text:style-name="P361">12-16: <text:span text:style-name="T442">4</text:span><text:span text:style-name="T434"> </text:span><text:span text:style-name="T442">fire </text:span><text:span text:style-name="T406">damage; </text:span><text:span text:style-name="T507">A &lt; </text:span><text:span text:style-name="T502">average</text:span><text:span text:style-name="T419">, slowed </text:span><text:span text:style-name="T420">(</text:span><text:span text:style-name="T443">save ends</text:span><text:span text:style-name="T420">)</text:span></text:p>
                </text:list-item>
                <text:list-item>
                  <text:p text:style-name="P368"><text:span text:style-name="T612">17</text:span><text:span text:style-name="T613">+</text:span><text:span text:style-name="T366">: </text:span><text:span text:style-name="T465">6 fire</text:span><text:span text:style-name="T463"> </text:span><text:span text:style-name="T464">damage; </text:span><text:span text:style-name="T516">A &lt; strong</text:span><text:span text:style-name="T466">, slowed </text:span><text:span text:style-name="T467">(</text:span><text:span text:style-name="T468">save ends</text:span><text:span text:style-name="T467">)</text:span></text:p>
                </text:list-item>
              </text:list>
            </table:table-cell>
          </table:table-row>
          <table:table-row table:style-name="TableLine2550781726496">
            <table:table-cell table:style-name="Table62.A2" office:value-type="string">
              <text:p text:style-name="P146"><text:span text:style-name="T290">E</text:span><text:span text:style-name="T291">ffect</text:span><text:span text:style-name="T282">: </text:span><text:span text:style-name="T283">For every </text:span><text:span text:style-name="T284">3</text:span><text:span text:style-name="T283"> enemies this ability targets, you gain </text:span><text:span text:style-name="T285">1</text:span><text:span text:style-name="T283"> surge and regain Stamina equal to your Reason score.</text:span></text:p>
            </table:table-cell>
          </table:table-row>
          <table:table-row table:style-name="TableLine2550781738736">
            <table:table-cell table:style-name="Table62.A3" office:value-type="string">
              <text:p text:style-name="P199"><text:span text:style-name="T56">Spend 2+ Spark</text:span><text:span text:style-name="T38">: </text:span><text:span text:style-name="T626">The size of the burst is increased by 1 for every </text:span><text:span text:style-name="T627">additional </text:span><text:span text:style-name="T626">2 </text:span><text:span text:style-name="T327">spark</text:span><text:span text:style-name="T626"> you spend. </text:span></text:p>
            </table:table-cell>
          </table:table-row>
        </table:table>
        <text:p text:style-name="P241"/>
        <text:h text:style-name="P343" text:outline-level="4"><text:span text:style-name="T678">2nd-Level </text:span><text:span text:style-name="T75">Smokewight</text:span><text:span text:style-name="T678"> Ability</text:span></text:h>
        <text:p text:style-name="P205">Choose one of the following abilities.</text:p>
        <table:table table:name="Table69" table:style-name="Table69">
          <table:table-column table:style-name="Table69.A"/>
          <table:table-row table:style-name="TableLine2550781733568">
            <table:table-cell table:style-name="Table69.A1" office:value-type="string">
              <text:h text:style-name="P306" text:outline-level="4"><text:span text:style-name="T610">Chok</text:span><text:span text:style-name="T611">ing</text:span><text:span text:style-name="T610"> Soot</text:span><text:span text:style-name="T487"> </text:span><text:span text:style-name="T480">(</text:span><text:span text:style-name="T624">5</text:span><text:span text:style-name="T480"> Spark)</text:span></text:h>
            </table:table-cell>
          </table:table-row>
          <table:table-row table:style-name="TableLine2550781728672">
            <table:table-cell table:style-name="Table69.A2" office:value-type="string">
              <text:p text:style-name="P46">The <text:span text:style-name="T631">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550781733024">
            <table:table-cell table:style-name="Table70.A1" office:value-type="string">
              <text:p text:style-name="P110"><text:span text:style-name="T343">KW</text:span>: <text:span text:style-name="T39">M</text:span><text:span text:style-name="T41">agic</text:span></text:p>
            </table:table-cell>
            <table:table-cell table:style-name="Table70.B1" office:value-type="string">
              <text:p text:style-name="P110"><text:span text:style-name="T343">Type</text:span>: <text:span text:style-name="T32">Action</text:span></text:p>
            </table:table-cell>
          </table:table-row>
          <table:table-row table:style-name="TableLine2550781727040">
            <table:table-cell table:style-name="Table70.A2" office:value-type="string">
              <text:p text:style-name="P110"><text:span text:style-name="T343">Distance</text:span>: <text:span text:style-name="T40">Self</text:span></text:p>
            </table:table-cell>
            <table:table-cell table:style-name="Table70.B2" office:value-type="string">
              <text:p text:style-name="P110"><text:span text:style-name="T343">Target</text:span>: <text:span text:style-name="T40">Self</text:span></text:p>
            </table:table-cell>
          </table:table-row>
        </table:table>
        <table:table table:name="Table71" table:style-name="Table71">
          <table:table-column table:style-name="Table71.A"/>
          <table:table-row table:style-name="TableLine2550781723504">
            <table:table-cell table:style-name="Table71.A1" office:value-type="string">
              <text:p text:style-name="P144"><text:span text:style-name="T290">E</text:span><text:span text:style-name="T291">ffect</text:span><text:span text:style-name="T282">: </text:span><text:span text:style-name="T287">Until the end of the encounter, soot </text:span><text:span text:style-name="T288">falls from the sky</text:span><text:span text:style-name="T287">. You and each ally gain an edge on tests that use the Hide skill. Enemies have fire weakness 3. If an enemy is grabbed, they have fire weakness 7.</text:span></text:p>
            </table:table-cell>
          </table:table-row>
        </table:table>
        <text:p text:style-name="P207"/>
        <table:table table:name="Table66" table:style-name="Table66">
          <table:table-column table:style-name="Table66.A"/>
          <table:table-row table:style-name="TableLine2550781723776">
            <table:table-cell table:style-name="Table66.A1" office:value-type="string">
              <text:h text:style-name="P307" text:outline-level="4"><text:span text:style-name="T607">Vortex </text:span><text:span text:style-name="T608">in the</text:span><text:span text:style-name="T606"> Smog</text:span><text:span text:style-name="T487"> </text:span><text:span text:style-name="T480">(</text:span><text:span text:style-name="T624">5</text:span><text:span text:style-name="T480"> Spark)</text:span></text:h>
            </table:table-cell>
          </table:table-row>
          <table:table-row table:style-name="TableLine2550781724592">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2550781726768">
            <table:table-cell table:style-name="Table67.A1" office:value-type="string">
              <text:p text:style-name="P112"><text:span text:style-name="T343">KW</text:span>: <text:span text:style-name="T628">Area, </text:span><text:span text:style-name="T28">M</text:span><text:span text:style-name="T34">agic</text:span></text:p>
            </table:table-cell>
            <table:table-cell table:style-name="Table67.B1" office:value-type="string">
              <text:p text:style-name="P112"><text:span text:style-name="T343">Type</text:span>: <text:span text:style-name="T32">Action</text:span></text:p>
            </table:table-cell>
          </table:table-row>
          <table:table-row table:style-name="TableLine2550781748528">
            <table:table-cell table:style-name="Table67.A2" office:value-type="string">
              <text:p text:style-name="P112"><text:span text:style-name="T343">Distance</text:span>: <text:span text:style-name="T37">1 burst</text:span></text:p>
            </table:table-cell>
            <table:table-cell table:style-name="Table67.B2" office:value-type="string">
              <text:p text:style-name="P112"><text:span text:style-name="T343">Target</text:span>: <text:span text:style-name="T37">All enemies</text:span></text:p>
            </table:table-cell>
          </table:table-row>
        </table:table>
        <table:table table:name="Table68" table:style-name="Table68">
          <table:table-column table:style-name="Table68.A"/>
          <table:table-row table:style-name="TableLine2550781749344">
            <table:table-cell table:style-name="Table68.A1" office:value-type="string">
              <text:p text:style-name="P145">Power Roll + <text:span text:style-name="T314">Agility</text:span><text:span text:style-name="T401">:</text:span></text:p>
              <text:list xml:id="list212537205779661" text:continue-numbering="true" text:style-name="L4">
                <text:list-item>
                  <text:p text:style-name="P362">11-:<text:span text:style-name="T369"> </text:span><text:span text:style-name="T440">Pu</text:span><text:span text:style-name="T444">ll</text:span><text:span text:style-name="T440"> 3; </text:span><text:span text:style-name="T504">M &lt; weak</text:span><text:span text:style-name="T445">, restrained (EoT)</text:span></text:p>
                </text:list-item>
                <text:list-item>
                  <text:p text:style-name="P362">12-16: <text:span text:style-name="T440">Pu</text:span><text:span text:style-name="T444">ll</text:span><text:span text:style-name="T440"> 5; </text:span><text:span text:style-name="T504">M &lt; average</text:span><text:span text:style-name="T445">, restrained (EoT)</text:span></text:p>
                </text:list-item>
                <text:list-item>
                  <text:p text:style-name="P366"><text:span text:style-name="T309">17</text:span><text:span text:style-name="T310">+</text:span><text:span text:style-name="T256">: </text:span><text:span text:style-name="T458">Pu</text:span><text:span text:style-name="T459">ll</text:span><text:span text:style-name="T458"> 7; </text:span><text:span text:style-name="T509">M &lt; strong</text:span><text:span text:style-name="T460">, restrained (EoT)</text:span></text:p>
                </text:list-item>
              </text:list>
            </table:table-cell>
          </table:table-row>
          <table:table-row table:style-name="TableLine2550781747984">
            <table:table-cell table:style-name="Table68.A2" office:value-type="string">
              <text:p text:style-name="P145"><text:span text:style-name="T290">E</text:span><text:span text:style-name="T291">ffect</text:span><text:span text:style-name="T282">: </text:span><text:span text:style-name="T286">You can shift up to your speed. If you end the movement with cover or concealment, you are hidden.</text:span></text:p>
            </table:table-cell>
          </table:table-row>
          <table:table-row table:style-name="TableLine2550781744448">
            <table:table-cell table:style-name="Table68.A2" office:value-type="string">
              <text:p text:style-name="P198"><text:span text:style-name="T56">Spend 2+ Spark</text:span><text:span text:style-name="T38">: </text:span><text:span text:style-name="T626">The size of the burst is increased by 1 for every </text:span><text:span text:style-name="T627">additional </text:span><text:span text:style-name="T626">2 </text:span><text:span text:style-name="T327">spark</text:span><text:span text:style-name="T626"> you spend. </text:span></text:p>
            </table:table-cell>
          </table:table-row>
        </table:table>
        <text:p text:style-name="P188"/>
        <text:h text:style-name="P256" text:outline-level="2"/>
        <text:h text:style-name="P261" text:outline-level="2"><text:span text:style-name="T83">3rd</text:span><text:span text:style-name="T587">-Level Features</text:span></text:h>
        <text:p text:style-name="P127">As a <text:span text:style-name="T588">3rd-level </text:span><text:span text:style-name="T112">kiln</text:span>, you gain the following features.</text:p>
        <text:p text:style-name="P208"/>
        <text:h text:style-name="P274" text:outline-level="3"><text:span text:style-name="T642">Tendrils</text:span> of the Undermind</text:h>
        <text:p text:style-name="P76"><text:span text:style-name="T646">Your connection with the Undermind lets you share senses </text:span><text:span text:style-name="T647">with it</text:span><text:span text:style-name="T646">. </text:span><text:span text:style-name="T643">You can search for hidden creatures as a free maneuver once on each of your turns. </text:span><text:span text:style-name="T645">C</text:span><text:span text:style-name="T643">reatures within </text:span><text:span text:style-name="T648">distance of your Stoke the Flame ability</text:span><text:span text:style-name="T643"> are automatically found </text:span><text:span text:style-name="T644">when you search</text:span><text:span text:style-name="T643">. </text:span><text:span text:style-name="T644">Additionally, y</text:span>ou <text:span text:style-name="T642">gain the following ability.</text:span></text:p>
        <table:table table:name="Table13" table:style-name="Table13">
          <table:table-column table:style-name="Table13.A"/>
          <table:table-row table:style-name="TableLine2550781754784">
            <table:table-cell table:style-name="Table13.A1" office:value-type="string">
              <text:h text:style-name="P298" text:outline-level="4"><text:span text:style-name="T641">Tendrils</text:span> of the Undermind</text:h>
            </table:table-cell>
          </table:table-row>
          <table:table-row table:style-name="TableLine2550781755328">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550781744720">
            <table:table-cell table:style-name="Table26.A1" office:value-type="string">
              <text:p text:style-name="P178"><text:span text:style-name="T343">KW</text:span>: <text:span text:style-name="T106">Magic</text:span></text:p>
            </table:table-cell>
            <table:table-cell table:style-name="Table26.B1" office:value-type="string">
              <text:p text:style-name="P178"><text:span text:style-name="T343">Type</text:span>: <text:span text:style-name="T174">Action</text:span></text:p>
            </table:table-cell>
          </table:table-row>
          <table:table-row table:style-name="TableLine2550781747440">
            <table:table-cell table:style-name="Table26.A2" office:value-type="string">
              <text:p text:style-name="P178"><text:span text:style-name="T343">Distance</text:span>: <text:span text:style-name="T173">Self</text:span></text:p>
            </table:table-cell>
            <table:table-cell table:style-name="Table26.B2" office:value-type="string">
              <text:p text:style-name="P178"><text:span text:style-name="T343">Target</text:span>: <text:span text:style-name="T172">Self</text:span></text:p>
            </table:table-cell>
          </table:table-row>
        </table:table>
        <table:table table:name="Table27" table:style-name="Table27">
          <table:table-column table:style-name="Table27.A"/>
          <table:table-row table:style-name="TableLine2550781747712">
            <table:table-cell table:style-name="Table27.A1" office:value-type="string">
              <text:p text:style-name="P183"><text:span text:style-name="T47">Effect</text:span><text:span text:style-name="T49">: </text:span><text:span text:style-name="T206">Until the end of the round, </text:span><text:span text:style-name="T191">your Stoke the Flame ability gains a distance bonus of +2 </text:span><text:span text:style-name="T211">and </text:span><text:span text:style-name="T206">y</text:span><text:span text:style-name="T207">ou </text:span><text:span text:style-name="T208">don’t need line of effect </text:span><text:span text:style-name="T209">to target allies with</text:span><text:span text:style-name="T208"> your Stoke the Flame ability</text:span><text:span text:style-name="T210">.</text:span></text:p>
            </table:table-cell>
          </table:table-row>
        </table:table>
        <text:h text:style-name="P246" text:outline-level="3"/>
        <text:p text:style-name="Horizontal_20_Line"/>
        <text:h text:style-name="Heading_20_3" text:outline-level="3"><text:span text:style-name="T372">7</text:span><text:span text:style-name="T373">-</text:span><text:span text:style-name="T80">Spark</text:span><text:span text:style-name="T373"> Abilities</text:span></text:h>
        <text:h text:style-name="P389" text:outline-level="3"><text:span text:style-name="T145">Choose one heroic ability from the following options, each of which costs </text:span><text:span text:style-name="T146">7</text:span><text:span text:style-name="T145"> </text:span><text:span text:style-name="T130">spark</text:span><text:span text:style-name="T145"> to use.</text:span></text:h>
        <table:table table:name="Table31" table:style-name="Table31">
          <table:table-column table:style-name="Table31.A"/>
          <table:table-row table:style-name="TableLine2550781740912">
            <table:table-cell table:style-name="Table31.A1" office:value-type="string">
              <text:h text:style-name="P330" text:outline-level="4"><text:span text:style-name="T305">Invigorating</text:span><text:span text:style-name="T304"> </text:span><text:span text:style-name="T305">Incense</text:span><text:span text:style-name="T494"> </text:span><text:span text:style-name="T480">(</text:span><text:span text:style-name="T305">7</text:span><text:span text:style-name="T480"> Spark)</text:span></text:h>
            </table:table-cell>
          </table:table-row>
          <table:table-row table:style-name="TableLine2550781755600">
            <table:table-cell table:style-name="Table31.A2" office:value-type="string">
              <text:p text:style-name="P39">Your <text:span text:style-name="T649">talismans burn</text:span> with a <text:span text:style-name="T591">sweet </text:span>smell that affirms and empowers.</text:p>
            </table:table-cell>
          </table:table-row>
        </table:table>
        <table:table table:name="Table37" table:style-name="Table37">
          <table:table-column table:style-name="Table37.A"/>
          <table:table-column table:style-name="Table37.B"/>
          <table:table-row table:style-name="TableLine2550781751792">
            <table:table-cell table:style-name="Table37.A1" office:value-type="string">
              <text:p text:style-name="P179"><text:span text:style-name="T343">KW</text:span>: <text:span text:style-name="T143">Magic</text:span></text:p>
            </table:table-cell>
            <table:table-cell table:style-name="Table37.B1" office:value-type="string">
              <text:p text:style-name="P179"><text:span text:style-name="T343">Type</text:span>: <text:span text:style-name="T99">Maneuver</text:span></text:p>
            </table:table-cell>
          </table:table-row>
          <table:table-row table:style-name="TableLine2550781755872">
            <table:table-cell table:style-name="Table37.A2" office:value-type="string">
              <text:p text:style-name="P179"><text:span text:style-name="T343">Distance</text:span>: <text:span text:style-name="T144">Self</text:span></text:p>
            </table:table-cell>
            <table:table-cell table:style-name="Table37.B2" office:value-type="string">
              <text:p text:style-name="P179"><text:span text:style-name="T343">Target</text:span>: <text:span text:style-name="T144">Self </text:span><text:span text:style-name="T149">and all allies</text:span></text:p>
            </table:table-cell>
          </table:table-row>
        </table:table>
        <table:table table:name="Table47" table:style-name="Table47">
          <table:table-column table:style-name="Table47.A"/>
          <table:table-row table:style-name="TableLine2550781751248">
            <table:table-cell table:style-name="Table47.A1" office:value-type="string">
              <text:p text:style-name="P170"><text:span text:style-name="T47">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0">round</text:span><text:span text:style-name="T191">. </text:span><text:span text:style-name="T199">Targets of this ability</text:span><text:span text:style-name="T218"> </text:span><text:span text:style-name="T191">who end their turn within the aura </text:span><text:span text:style-name="T193">gain </text:span><text:span text:style-name="T225">one</text:span><text:span text:style-name="T223"> surge</text:span><text:span text:style-name="T201"> </text:span><text:span text:style-name="T217">and can make </text:span><text:span text:style-name="T218">a </text:span><text:span text:style-name="T224">melee </text:span><text:span text:style-name="T218">free strike </text:span><text:span text:style-name="T219">as a free triggered action.</text:span></text:p>
            </table:table-cell>
          </table:table-row>
        </table:table>
        <text:p text:style-name="P232"/>
        <text:p text:style-name="P232"/>
        <text:p text:style-name="P232"/>
        <table:table table:name="Table48" table:style-name="Table48">
          <table:table-column table:style-name="Table48.A"/>
          <table:table-row table:style-name="TableLine2550781752880">
            <table:table-cell table:style-name="Table48.A1" office:value-type="string">
              <text:h text:style-name="P331" text:outline-level="4"><text:span text:style-name="T306">Demoralizing</text:span><text:span text:style-name="T304"> </text:span><text:span text:style-name="T305">Incense</text:span><text:span text:style-name="T494"> </text:span><text:span text:style-name="T480">(</text:span><text:span text:style-name="T305">7</text:span><text:span text:style-name="T480"> Spark)</text:span></text:h>
            </table:table-cell>
          </table:table-row>
          <table:table-row table:style-name="TableLine2550781739280">
            <table:table-cell table:style-name="Table48.A2" office:value-type="string">
              <text:p text:style-name="P40">Your <text:span text:style-name="T649">talismans burn</text:span> with a<text:span text:style-name="T591">n acrid</text:span> smell that <text:span text:style-name="T591">distracts and sows doubt.</text:span></text:p>
            </table:table-cell>
          </table:table-row>
        </table:table>
        <table:table table:name="Table49" table:style-name="Table49">
          <table:table-column table:style-name="Table49.A"/>
          <table:table-column table:style-name="Table49.B"/>
          <table:table-row table:style-name="TableLine2550781746896">
            <table:table-cell table:style-name="Table49.A1" office:value-type="string">
              <text:p text:style-name="P180"><text:span text:style-name="T343">KW</text:span>: <text:span text:style-name="T143">Magic</text:span></text:p>
            </table:table-cell>
            <table:table-cell table:style-name="Table49.B1" office:value-type="string">
              <text:p text:style-name="P180"><text:span text:style-name="T343">Type</text:span>: <text:span text:style-name="T99">Maneuver</text:span></text:p>
            </table:table-cell>
          </table:table-row>
          <table:table-row table:style-name="TableLine2550781739824">
            <table:table-cell table:style-name="Table49.A2" office:value-type="string">
              <text:p text:style-name="P180"><text:span text:style-name="T343">Distance</text:span>: <text:span text:style-name="T144">Self</text:span></text:p>
            </table:table-cell>
            <table:table-cell table:style-name="Table49.B2" office:value-type="string">
              <text:p text:style-name="P182"><text:span text:style-name="T343">Target</text:span>: <text:span text:style-name="T175">All enemies</text:span></text:p>
            </table:table-cell>
          </table:table-row>
        </table:table>
        <table:table table:name="Table50" table:style-name="Table50">
          <table:table-column table:style-name="Table50.A"/>
          <table:table-row table:style-name="TableLine2550781753696">
            <table:table-cell table:style-name="Table50.A1" office:value-type="string">
              <text:p text:style-name="P168"><text:span text:style-name="T47">Effect: </text:span><text:span text:style-name="T191">Until the end of the encounter, targets of </text:span><text:span text:style-name="T212">your</text:span><text:span text:style-name="T191"> Stoke the Flame </text:span><text:span text:style-name="T212">ability</text:span><text:span text:style-name="T191"> gain a 1 aura until the end of the </text:span><text:span text:style-name="T221">round</text:span><text:span text:style-name="T191">. </text:span><text:span text:style-name="T192">Enemies within the aura take a bane on power rolls.</text:span></text:p>
            </table:table-cell>
          </table:table-row>
        </table:table>
        <text:p text:style-name="P209"/>
        <table:table table:name="Table72" table:style-name="Table72">
          <table:table-column table:style-name="Table72.A"/>
          <table:table-row table:style-name="TableLine2550781743904">
            <table:table-cell table:style-name="Table72.A1" office:value-type="string">
              <text:h text:style-name="P332" text:outline-level="4"><text:span text:style-name="T307">Focusing</text:span><text:span text:style-name="T304"> </text:span><text:span text:style-name="T305">Incense</text:span><text:span text:style-name="T494"> </text:span><text:span text:style-name="T480">(</text:span><text:span text:style-name="T305">7</text:span><text:span text:style-name="T480"> Spark)</text:span></text:h>
            </table:table-cell>
          </table:table-row>
          <table:table-row table:style-name="TableLine2550781754240">
            <table:table-cell table:style-name="Table72.A2" office:value-type="string">
              <text:p text:style-name="P40">Your <text:span text:style-name="T649">talismans burn</text:span> with a<text:span text:style-name="T632">n earthy</text:span> smell that <text:span text:style-name="T632">sharpens your focus.</text:span></text:p>
            </table:table-cell>
          </table:table-row>
        </table:table>
        <table:table table:name="Table73" table:style-name="Table73">
          <table:table-column table:style-name="Table73.A"/>
          <table:table-column table:style-name="Table73.B"/>
          <table:table-row table:style-name="TableLine2550781742816">
            <table:table-cell table:style-name="Table73.A1" office:value-type="string">
              <text:p text:style-name="P181"><text:span text:style-name="T343">KW</text:span>: <text:span text:style-name="T143">Magic</text:span></text:p>
            </table:table-cell>
            <table:table-cell table:style-name="Table73.B1" office:value-type="string">
              <text:p text:style-name="P181"><text:span text:style-name="T343">Type</text:span>: <text:span text:style-name="T99">Maneuver</text:span></text:p>
            </table:table-cell>
          </table:table-row>
          <table:table-row table:style-name="TableLine2550781759136">
            <table:table-cell table:style-name="Table73.A2" office:value-type="string">
              <text:p text:style-name="P181"><text:span text:style-name="T343">Distance</text:span>: <text:span text:style-name="T144">Self</text:span></text:p>
            </table:table-cell>
            <table:table-cell table:style-name="Table73.B2" office:value-type="string">
              <text:p text:style-name="P182"><text:span text:style-name="T248">Target</text:span><text:span text:style-name="T144">: Self </text:span><text:span text:style-name="T149">and all allies</text:span></text:p>
            </table:table-cell>
          </table:table-row>
        </table:table>
        <table:table table:name="Table74" table:style-name="Table74">
          <table:table-column table:style-name="Table74.A"/>
          <table:table-row table:style-name="TableLine2550781744176">
            <table:table-cell table:style-name="Table74.A1" office:value-type="string">
              <text:p text:style-name="P169"><text:span text:style-name="T47">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1">round</text:span><text:span text:style-name="T191">. </text:span><text:span text:style-name="T195">When </text:span><text:span text:style-name="T199">targets of this ability</text:span><text:span text:style-name="T195"> within the aura make a power roll </text:span><text:span text:style-name="T196">(including </text:span><text:span text:style-name="T197">on</text:span><text:span text:style-name="T196"> the ability that triggered Stoke the Flame)</text:span><text:span text:style-name="T195"> and at least one of the d10s rolled is a 1, they can reroll one d10. </text:span><text:span text:style-name="T198">Additionally, </text:span><text:span text:style-name="T199">targets of this ability</text:span><text:span text:style-name="T198"> in the aura cannot be dazed.</text:span></text:p>
            </table:table-cell>
          </table:table-row>
        </table:table>
        <text:p text:style-name="P209"/>
        <table:table table:name="Table75" table:style-name="Table75">
          <table:table-column table:style-name="Table75.A"/>
          <table:table-row table:style-name="TableLine2550781761584">
            <table:table-cell table:style-name="Table75.A1" office:value-type="string">
              <text:h text:style-name="P332" text:outline-level="4"><text:span text:style-name="T308">Revitalizing</text:span><text:span text:style-name="T304"> </text:span><text:span text:style-name="T305">Incense</text:span><text:span text:style-name="T494"> </text:span><text:span text:style-name="T480">(</text:span><text:span text:style-name="T305">7</text:span><text:span text:style-name="T480"> Spark)</text:span></text:h>
            </table:table-cell>
          </table:table-row>
          <table:table-row table:style-name="TableLine2550781762944">
            <table:table-cell table:style-name="Table75.A2" office:value-type="string">
              <text:p text:style-name="P40">Your <text:span text:style-name="T649">talismans burn</text:span> with a <text:span text:style-name="T633">floral</text:span> smell that <text:span text:style-name="T633">heals and reinvigorates.</text:span></text:p>
            </table:table-cell>
          </table:table-row>
        </table:table>
        <table:table table:name="Table76" table:style-name="Table76">
          <table:table-column table:style-name="Table76.A"/>
          <table:table-column table:style-name="Table76.B"/>
          <table:table-row table:style-name="TableLine2550781765392">
            <table:table-cell table:style-name="Table76.A1" office:value-type="string">
              <text:p text:style-name="P181"><text:span text:style-name="T343">KW</text:span>: <text:span text:style-name="T143">Magic</text:span></text:p>
            </table:table-cell>
            <table:table-cell table:style-name="Table76.B1" office:value-type="string">
              <text:p text:style-name="P181"><text:span text:style-name="T343">Type</text:span>: <text:span text:style-name="T99">Maneuver</text:span></text:p>
            </table:table-cell>
          </table:table-row>
          <table:table-row table:style-name="TableLine2550781759680">
            <table:table-cell table:style-name="Table76.A2" office:value-type="string">
              <text:p text:style-name="P181"><text:span text:style-name="T343">Distance</text:span>: <text:span text:style-name="T144">Self</text:span></text:p>
            </table:table-cell>
            <table:table-cell table:style-name="Table76.B2" office:value-type="string">
              <text:p text:style-name="P182"><text:span text:style-name="T248">Target</text:span><text:span text:style-name="T144">: Self </text:span><text:span text:style-name="T149">and all allies</text:span></text:p>
            </table:table-cell>
          </table:table-row>
        </table:table>
        <table:table table:name="Table77" table:style-name="Table77">
          <table:table-column table:style-name="Table77.A"/>
          <table:table-row table:style-name="TableLine2550781757776">
            <table:table-cell table:style-name="Table77.A1" office:value-type="string">
              <text:p text:style-name="P171"><text:span text:style-name="T47">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2">round</text:span><text:span text:style-name="T191">. </text:span><text:span text:style-name="T199">Targets of this ability who end their turn within the aura </text:span><text:span text:style-name="T200">can use a free triggered action to </text:span><text:span text:style-name="T214">do one of the following:</text:span></text:p>
              <text:list xml:id="list212536650310899" text:continue-numbering="true" text:style-name="L4">
                <text:list-item>
                  <text:p text:style-name="P390"><text:span text:style-name="T216">S</text:span><text:span text:style-name="T213">pend a Recovery.</text:span></text:p>
                </text:list-item>
                <text:list-item>
                  <text:p text:style-name="P369"><text:span text:style-name="T216">E</text:span><text:span text:style-name="T214">nd one </text:span><text:span text:style-name="T215">effect</text:span><text:span text:style-name="T200"> </text:span><text:span text:style-name="T215">that is ended by a saving throw or that ends at the end of the target’s turn.</text:span></text:p>
                </text:list-item>
              </text:list>
            </table:table-cell>
          </table:table-row>
        </table:table>
        <text:p text:style-name="P209"/>
        <text:h text:style-name="P257" text:outline-level="2"/>
        <text:h text:style-name="P262" text:outline-level="2"><text:span text:style-name="T84">4th</text:span><text:span text:style-name="T587">-Level Features</text:span></text:h>
        <text:p text:style-name="P128">As a <text:span text:style-name="T147">4th</text:span><text:span text:style-name="T588">-level </text:span><text:span text:style-name="T112">kiln</text:span>, you gain the following features.</text:p>
        <text:p text:style-name="P230"/>
        <text:h text:style-name="P275" text:outline-level="3">Characteristic Increase</text:h>
        <text:p text:style-name="Text_20_body">Your Agility and Reason scores increase to 3.</text:p>
        <text:p text:style-name="P230"/>
        <text:h text:style-name="P277" text:outline-level="3">Flying Sparks</text:h>
        <text:p text:style-name="Text_20_body">You now gain 2 sparks instead of 1 <text:span text:style-name="T593">when you </text:span><text:span text:style-name="T594">use the </text:span><text:span text:style-name="T595">Stoke the Flame ability </text:span><text:span text:style-name="T596">targeting</text:span><text:span text:style-name="T597"> an ally.</text:span></text:p>
        <text:p text:style-name="P230"/>
        <text:h text:style-name="P291" text:outline-level="3">Perk</text:h>
        <text:p text:style-name="Text_20_body">You gain a <text:span text:style-name="T138">crafting</text:span>, <text:span text:style-name="T138">lore</text:span>, or <text:span text:style-name="T138">supernatural</text:span> perk of your choice. See <text:span text:style-name="T341">Perks</text:span> <text:span text:style-name="T580">in the Core Rules </text:span>for more information. </text:p>
        <text:p text:style-name="P230"/>
        <text:h text:style-name="P278" text:outline-level="3">Skill Increase</text:h>
        <text:p text:style-name="Text_20_body">You gain one skill of your choice.</text:p>
        <text:p text:style-name="P230"/>
        <text:h text:style-name="P292" text:outline-level="3"><text:span text:style-name="T90">The Trick is Not Minding That </text:span><text:span text:style-name="T91">It Hurts</text:span></text:h>
        <text:p text:style-name="P73"><text:span text:style-name="T598">When you </text:span><text:span text:style-name="T616">or an ally </text:span><text:span text:style-name="T639">you could target with your</text:span><text:span text:style-name="T623"> Stoke the Flame ability</text:span><text:span text:style-name="T616"> </text:span><text:span text:style-name="T598">would deal fire damage </text:span><text:span text:style-name="T618">with an ability</text:span><text:span text:style-name="T598">, </text:span><text:span text:style-name="T614">you can roll a d6. You lose Stamina equal to the roll,</text:span><text:span text:style-name="T617"> </text:span><text:span text:style-name="T619">the ability deals </text:span><text:span text:style-name="T621">extra</text:span><text:span text:style-name="T619"> rolled damage equal to twice your </text:span><text:span text:style-name="T620">Reason</text:span><text:span text:style-name="T619"> score, </text:span><text:span text:style-name="T676">and the ability ignores fire immunity of targets.</text:span></text:p>
        <text:h text:style-name="P258" text:outline-level="2"/>
        <text:h text:style-name="P263" text:outline-level="2"><text:span text:style-name="T85">5</text:span><text:span text:style-name="T84">th</text:span><text:span text:style-name="T587">-Level Features</text:span></text:h>
        <text:p text:style-name="P75">As a <text:span text:style-name="T615">5</text:span><text:span text:style-name="T592">th</text:span><text:span text:style-name="T588">-level </text:span><text:span text:style-name="T533">kiln</text:span>, you gain the following features.</text:p>
        <text:h text:style-name="P293" text:outline-level="3">5th-Level Cadre Feature</text:h>
        <text:p text:style-name="P211">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550781764848">
            <table:table-cell table:style-name="Table78.A1" office:value-type="string">
              <text:p text:style-name="P53">Cadre</text:p>
            </table:table-cell>
            <table:table-cell table:style-name="Table78.B1" office:value-type="string">
              <text:p text:style-name="P55">Feature</text:p>
            </table:table-cell>
          </table:table-row>
          <table:table-row table:style-name="TableLine2550781762400">
            <table:table-cell table:style-name="Table78.A2" office:value-type="string">
              <text:p text:style-name="P85">Flameweaver</text:p>
            </table:table-cell>
            <table:table-cell table:style-name="Table78.B2" office:value-type="string">
              <text:p text:style-name="P101">Blur of Heat</text:p>
            </table:table-cell>
          </table:table-row>
          <table:table-row table:style-name="TableLine2550781759952">
            <table:table-cell table:style-name="Table78.A2" office:value-type="string">
              <text:p text:style-name="P87">Hexblaze</text:p>
            </table:table-cell>
            <table:table-cell table:style-name="Table78.B2" office:value-type="string">
              <text:p text:style-name="P100">Eruption</text:p>
            </table:table-cell>
          </table:table-row>
          <table:table-row table:style-name="TableLine2550781760224">
            <table:table-cell table:style-name="Table78.A2" office:value-type="string">
              <text:p text:style-name="P89">Smokewight</text:p>
            </table:table-cell>
            <table:table-cell table:style-name="Table78.B2" office:value-type="string">
              <text:p text:style-name="P102">Sink in Ash</text:p>
            </table:table-cell>
          </table:table-row>
        </table:table>
        <text:h text:style-name="P316" text:outline-level="4">Blur of Heat</text:h>
        <text:p text:style-name="P213"><text:span text:style-name="T152">If</text:span> <text:span text:style-name="T152">the target of your Stoke the Flame ability reduces</text:span> a non-minion creature <text:span text:style-name="T92">to </text:span>0 Stamina <text:span text:style-name="T637">with the triggering ability</text:span>, <text:span text:style-name="T636">you can </text:span><text:span text:style-name="T162">shift</text:span><text:span text:style-name="T153"> up to your speed</text:span><text:span text:style-name="T176">. </text:span><text:span text:style-name="T154">Each enemy that becomes adjacent to you during the move</text:span><text:span text:style-name="T176">ment</text:span><text:span text:style-name="T154"> takes </text:span><text:span text:style-name="T156">2 </text:span><text:span text:style-name="T154">fire damag</text:span><text:span text:style-name="T155">e. </text:span><text:span text:style-name="T167">You can use The Trick is Not Minding That Is Hurts on any of the fire damage dealt separately.</text:span></text:p>
        <text:h text:style-name="P317" text:outline-level="4">Eruption</text:h>
        <text:p text:style-name="P212"><text:span text:style-name="T152">If</text:span> <text:span text:style-name="T152">the target of your Stoke the Flame ability reduces</text:span> a non-minion creature <text:span text:style-name="T92">to </text:span>0 Stamina <text:span text:style-name="T637">with the triggering ability</text:span>, <text:span text:style-name="T636">you can </text:span><text:span text:style-name="T153">move </text:span><text:span text:style-name="T159">a number of squares equal to your Agility score</text:span><text:span text:style-name="T153">. </text:span><text:span text:style-name="T157">At the end of the movement, you can make a </text:span><text:span text:style-name="T161">single</text:span><text:span text:style-name="T157"> </text:span><text:span text:style-name="T160">melee free strike </text:span><text:span text:style-name="T161">that targets all enemies within distance of your melee free strike</text:span><text:span text:style-name="T166">.</text:span></text:p>
        <text:h text:style-name="P318" text:outline-level="4">Sink in Ash</text:h>
        <text:p text:style-name="P214"><text:span text:style-name="T152">If</text:span><text:span text:style-name="T329"> </text:span><text:span text:style-name="T152">the target of your Stoke the Flame ability reduces</text:span><text:span text:style-name="T329"> a non-minion creature </text:span><text:span text:style-name="T158">to </text:span><text:span text:style-name="T329">0 Stamina </text:span><text:span text:style-name="T330">with the triggering ability</text:span><text:span text:style-name="T329">, </text:span><text:span text:style-name="T331">you can </text:span><text:span text:style-name="T153">move up to your speed. </text:span><text:span text:style-name="T163">At the end of the movement, e</text:span><text:span text:style-name="T154">ach enemy that bec</text:span><text:span text:style-name="T163">ame</text:span><text:span text:style-name="T154"> adjacent to you during the move </text:span><text:span text:style-name="T163">is restrained </text:span><text:span text:style-name="T164">(</text:span><text:span text:style-name="T165">EoT</text:span><text:span text:style-name="T164">)</text:span><text:span text:style-name="T163">.</text:span></text:p>
        <text:h text:style-name="P294" text:outline-level="3"><text:span text:style-name="T638">9</text:span><text:span text:style-name="T479">-</text:span><text:span text:style-name="T80">Spark</text:span><text:span text:style-name="T479"> Abilities</text:span></text:h>
        <text:h text:style-name="P391" text:outline-level="3"><text:span text:style-name="T92">Choose one heroic ability from the following options, each of which costs </text:span><text:span text:style-name="T168">9</text:span><text:span text:style-name="T92"> </text:span><text:span text:style-name="T130">spark</text:span><text:span text:style-name="T92"> to use.</text:span></text:h>
        <table:table table:name="Table79" table:style-name="Table79">
          <table:table-column table:style-name="Table79.A"/>
          <table:table-row table:style-name="TableLine2550781762672">
            <table:table-cell table:style-name="Table79.A1" office:value-type="string">
              <text:h text:style-name="P308"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362509536">
            <table:table-cell table:style-name="Table79.A2" office:value-type="string">
              <text:p text:style-name="P221">The <text:span text:style-name="T631">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550362506816">
            <table:table-cell table:style-name="Table80.A1" office:value-type="string">
              <text:p text:style-name="P113"><text:span text:style-name="T343">KW</text:span>: <text:span text:style-name="T39">M</text:span><text:span text:style-name="T41">agic</text:span></text:p>
            </table:table-cell>
            <table:table-cell table:style-name="Table80.B1" office:value-type="string">
              <text:p text:style-name="P113"><text:span text:style-name="T343">Type</text:span>: <text:span text:style-name="T32">Action</text:span></text:p>
            </table:table-cell>
          </table:table-row>
          <table:table-row table:style-name="TableLine2550362505456">
            <table:table-cell table:style-name="Table80.A2" office:value-type="string">
              <text:p text:style-name="P113"><text:span text:style-name="T343">Distance</text:span>: <text:span text:style-name="T40">Self</text:span></text:p>
            </table:table-cell>
            <table:table-cell table:style-name="Table80.B2" office:value-type="string">
              <text:p text:style-name="P113"><text:span text:style-name="T343">Target</text:span>: <text:span text:style-name="T40">Self</text:span></text:p>
            </table:table-cell>
          </table:table-row>
        </table:table>
        <table:table table:name="Table81" table:style-name="Table81">
          <table:table-column table:style-name="Table81.A"/>
          <table:table-row table:style-name="TableLine2550362517152">
            <table:table-cell table:style-name="Table81.A1" office:value-type="string">
              <text:p text:style-name="P216"><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247" text:outline-level="3"/>
        <table:table table:name="Table82" table:style-name="Table82">
          <table:table-column table:style-name="Table82.A"/>
          <table:table-row table:style-name="TableLine2550357853488">
            <table:table-cell table:style-name="Table82.A1" office:value-type="string">
              <text:h text:style-name="P309"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357856752">
            <table:table-cell table:style-name="Table82.A2" office:value-type="string">
              <text:p text:style-name="P222">The <text:span text:style-name="T631">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550357855936">
            <table:table-cell table:style-name="Table83.A1" office:value-type="string">
              <text:p text:style-name="P114"><text:span text:style-name="T343">KW</text:span>: <text:span text:style-name="T39">M</text:span><text:span text:style-name="T41">agic</text:span></text:p>
            </table:table-cell>
            <table:table-cell table:style-name="Table83.B1" office:value-type="string">
              <text:p text:style-name="P114"><text:span text:style-name="T343">Type</text:span>: <text:span text:style-name="T32">Action</text:span></text:p>
            </table:table-cell>
          </table:table-row>
          <table:table-row table:style-name="TableLine2550781667744">
            <table:table-cell table:style-name="Table83.A2" office:value-type="string">
              <text:p text:style-name="P114"><text:span text:style-name="T343">Distance</text:span>: <text:span text:style-name="T40">Self</text:span></text:p>
            </table:table-cell>
            <table:table-cell table:style-name="Table83.B2" office:value-type="string">
              <text:p text:style-name="P114"><text:span text:style-name="T343">Target</text:span>: <text:span text:style-name="T40">Self</text:span></text:p>
            </table:table-cell>
          </table:table-row>
        </table:table>
        <table:table table:name="Table84" table:style-name="Table84">
          <table:table-column table:style-name="Table84.A"/>
          <table:table-row table:style-name="TableLine2550792660208">
            <table:table-cell table:style-name="Table84.A1" office:value-type="string">
              <text:p text:style-name="P217"><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247" text:outline-level="3"/>
        <table:table table:name="Table85" table:style-name="Table85">
          <table:table-column table:style-name="Table85.A"/>
          <table:table-row table:style-name="TableLine2550792664016">
            <table:table-cell table:style-name="Table85.A1" office:value-type="string">
              <text:h text:style-name="P309"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59936">
            <table:table-cell table:style-name="Table85.A2" office:value-type="string">
              <text:p text:style-name="P222">The <text:span text:style-name="T631">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550792674352">
            <table:table-cell table:style-name="Table86.A1" office:value-type="string">
              <text:p text:style-name="P114"><text:span text:style-name="T343">KW</text:span>: <text:span text:style-name="T39">M</text:span><text:span text:style-name="T41">agic</text:span></text:p>
            </table:table-cell>
            <table:table-cell table:style-name="Table86.B1" office:value-type="string">
              <text:p text:style-name="P114"><text:span text:style-name="T343">Type</text:span>: <text:span text:style-name="T32">Action</text:span></text:p>
            </table:table-cell>
          </table:table-row>
          <table:table-row table:style-name="TableLine2550792670816">
            <table:table-cell table:style-name="Table86.A2" office:value-type="string">
              <text:p text:style-name="P114"><text:span text:style-name="T343">Distance</text:span>: <text:span text:style-name="T40">Self</text:span></text:p>
            </table:table-cell>
            <table:table-cell table:style-name="Table86.B2" office:value-type="string">
              <text:p text:style-name="P114"><text:span text:style-name="T343">Target</text:span>: <text:span text:style-name="T40">Self</text:span></text:p>
            </table:table-cell>
          </table:table-row>
        </table:table>
        <table:table table:name="Table87" table:style-name="Table87">
          <table:table-column table:style-name="Table87.A"/>
          <table:table-row table:style-name="TableLine2550792667552">
            <table:table-cell table:style-name="Table87.A1" office:value-type="string">
              <text:p text:style-name="P217"><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247" text:outline-level="3"/>
        <text:h text:style-name="P247" text:outline-level="3"/>
        <text:h text:style-name="P247" text:outline-level="3"/>
        <text:h text:style-name="P247" text:outline-level="3"/>
        <text:h text:style-name="P247" text:outline-level="3"/>
        <text:h text:style-name="P247" text:outline-level="3"/>
        <text:h text:style-name="P247" text:outline-level="3"/>
        <text:h text:style-name="P247" text:outline-level="3"/>
        <table:table table:name="Table88" table:style-name="Table88">
          <table:table-column table:style-name="Table88.A"/>
          <table:table-row table:style-name="TableLine2550792665648">
            <table:table-cell table:style-name="Table88.A1" office:value-type="string">
              <text:h text:style-name="P309"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72720">
            <table:table-cell table:style-name="Table88.A2" office:value-type="string">
              <text:p text:style-name="P222">The <text:span text:style-name="T631">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550792666464">
            <table:table-cell table:style-name="Table89.A1" office:value-type="string">
              <text:p text:style-name="P114"><text:span text:style-name="T343">KW</text:span>: <text:span text:style-name="T39">M</text:span><text:span text:style-name="T41">agic</text:span></text:p>
            </table:table-cell>
            <table:table-cell table:style-name="Table89.B1" office:value-type="string">
              <text:p text:style-name="P114"><text:span text:style-name="T343">Type</text:span>: <text:span text:style-name="T32">Action</text:span></text:p>
            </table:table-cell>
          </table:table-row>
          <table:table-row table:style-name="TableLine2550792667008">
            <table:table-cell table:style-name="Table89.A2" office:value-type="string">
              <text:p text:style-name="P114"><text:span text:style-name="T343">Distance</text:span>: <text:span text:style-name="T40">Self</text:span></text:p>
            </table:table-cell>
            <table:table-cell table:style-name="Table89.B2" office:value-type="string">
              <text:p text:style-name="P114"><text:span text:style-name="T343">Target</text:span>: <text:span text:style-name="T40">Self</text:span></text:p>
            </table:table-cell>
          </table:table-row>
        </table:table>
        <table:table table:name="Table90" table:style-name="Table90">
          <table:table-column table:style-name="Table90.A"/>
          <table:table-row table:style-name="TableLine2550792664288">
            <table:table-cell table:style-name="Table90.A1" office:value-type="string">
              <text:p text:style-name="P217"><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p text:style-name="P233"/>
        <text:h text:style-name="P264" text:outline-level="2"><text:span text:style-name="T86">6</text:span><text:span text:style-name="T84">th</text:span><text:span text:style-name="T587">-Level Features</text:span></text:h>
        <text:p text:style-name="Text_20_body"><text:span text:style-name="T169">As a </text:span><text:span text:style-name="T170">6</text:span><text:span text:style-name="T147">th</text:span><text:span text:style-name="T171">-level </text:span><text:span text:style-name="T112">kiln</text:span><text:span text:style-name="T169">, you gain the following features.</text:span></text:p>
        <text:p text:style-name="Horizontal_20_Line"/>
        <text:h text:style-name="Heading_20_3" text:outline-level="3">Effigy</text:h>
        <text:p text:style-name="P77">You choose a victim to serve as a sacrifice to the Undermind. <text:span text:style-name="T652">When an enemy within the distance of your Stoke the Flame ability takes fire damage, you can use a free triggered action to make that creature an effigy until </text:span><text:span text:style-name="T655">either</text:span><text:span text:style-name="T652"> the end of the encounter, you die, you make another creature an effigy, or you willingly end this effect (no action required).</text:span></text:p>
        <text:p text:style-name="P79"><text:span text:style-name="T653">A</text:span>n effigy <text:span text:style-name="T654">takes fire damage equal to </text:span><text:span text:style-name="T378">your </text:span><text:span text:style-name="T379">level</text:span><text:span text:style-name="T377"> at the start of each of their turns. </text:span></text:p>
        <text:p text:style-name="P78">When you or an ally within 1 square of an effigy uses a heroic ability that has a power roll, the ability costs 1 less Heroic Resource.</text:p>
        <text:p text:style-name="Horizontal_20_Line"/>
        <text:h text:style-name="P280" text:outline-level="3">Perk</text:h>
        <text:p text:style-name="P235">You gain a <text:span text:style-name="T138">crafting</text:span>, <text:span text:style-name="T138">lore</text:span>, or <text:span text:style-name="T138">supernatural</text:span> perk of your choice. See <text:span text:style-name="T341">Perks</text:span> <text:span text:style-name="T580">in the Core Rules </text:span>for more information. </text:p>
        <text:p text:style-name="P231"/>
        <text:p text:style-name="P2">6th-Level Cadre Ability</text:p>
        <text:p text:style-name="P236">Your <text:span text:style-name="T656">kiln </text:span>cadre grants your choice of one of two abilities.</text:p>
        <text:h text:style-name="P339" text:outline-level="4"><text:soft-page-break/><text:span text:style-name="T77">6th</text:span>-Level Flameweaver Ability</text:h>
        <text:h text:style-name="P392" text:outline-level="3">Choose one of the following abilities.</text:h>
        <table:table table:name="Table91" table:style-name="Table91">
          <table:table-column table:style-name="Table91.A"/>
          <table:table-row table:style-name="TableLine2550792675168">
            <table:table-cell table:style-name="Table91.A1" office:value-type="string">
              <text:h text:style-name="P310"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75984">
            <table:table-cell table:style-name="Table91.A2" office:value-type="string">
              <text:p text:style-name="P223">The <text:span text:style-name="T631">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550792661024">
            <table:table-cell table:style-name="Table92.A1" office:value-type="string">
              <text:p text:style-name="P115"><text:span text:style-name="T343">KW</text:span>: <text:span text:style-name="T39">M</text:span><text:span text:style-name="T41">agic</text:span></text:p>
            </table:table-cell>
            <table:table-cell table:style-name="Table92.B1" office:value-type="string">
              <text:p text:style-name="P115"><text:span text:style-name="T343">Type</text:span>: <text:span text:style-name="T32">Action</text:span></text:p>
            </table:table-cell>
          </table:table-row>
          <table:table-row table:style-name="TableLine2550792676256">
            <table:table-cell table:style-name="Table92.A2" office:value-type="string">
              <text:p text:style-name="P115"><text:span text:style-name="T343">Distance</text:span>: <text:span text:style-name="T40">Self</text:span></text:p>
            </table:table-cell>
            <table:table-cell table:style-name="Table92.B2" office:value-type="string">
              <text:p text:style-name="P115"><text:span text:style-name="T343">Target</text:span>: <text:span text:style-name="T40">Self</text:span></text:p>
            </table:table-cell>
          </table:table-row>
        </table:table>
        <table:table table:name="Table93" table:style-name="Table93">
          <table:table-column table:style-name="Table93.A"/>
          <table:table-row table:style-name="TableLine2550792669728">
            <table:table-cell table:style-name="Table93.A1" office:value-type="string">
              <text:p text:style-name="P218"><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249" text:outline-level="3"/>
        <table:table table:name="Table94" table:style-name="Table94">
          <table:table-column table:style-name="Table94.A"/>
          <table:table-row table:style-name="TableLine2550792672448">
            <table:table-cell table:style-name="Table94.A1" office:value-type="string">
              <text:h text:style-name="P311"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74624">
            <table:table-cell table:style-name="Table94.A2" office:value-type="string">
              <text:p text:style-name="P224">The <text:span text:style-name="T631">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550792674080">
            <table:table-cell table:style-name="Table95.A1" office:value-type="string">
              <text:p text:style-name="P116"><text:span text:style-name="T343">KW</text:span>: <text:span text:style-name="T39">M</text:span><text:span text:style-name="T41">agic</text:span></text:p>
            </table:table-cell>
            <table:table-cell table:style-name="Table95.B1" office:value-type="string">
              <text:p text:style-name="P116"><text:span text:style-name="T343">Type</text:span>: <text:span text:style-name="T32">Action</text:span></text:p>
            </table:table-cell>
          </table:table-row>
          <table:table-row table:style-name="TableLine2550792662112">
            <table:table-cell table:style-name="Table95.A2" office:value-type="string">
              <text:p text:style-name="P116"><text:span text:style-name="T343">Distance</text:span>: <text:span text:style-name="T40">Self</text:span></text:p>
            </table:table-cell>
            <table:table-cell table:style-name="Table95.B2" office:value-type="string">
              <text:p text:style-name="P116"><text:span text:style-name="T343">Target</text:span>: <text:span text:style-name="T40">Self</text:span></text:p>
            </table:table-cell>
          </table:table-row>
        </table:table>
        <table:table table:name="Table96" table:style-name="Table96">
          <table:table-column table:style-name="Table96.A"/>
          <table:table-row table:style-name="TableLine2550792660752">
            <table:table-cell table:style-name="Table96.A1" office:value-type="string">
              <text:p text:style-name="P219"><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340" text:outline-level="4"><text:span text:style-name="T78">6th</text:span>-Level <text:span text:style-name="T78">Hexblaze</text:span> Ability</text:h>
        <text:h text:style-name="P393" text:outline-level="3">Choose one of the following abilities.</text:h>
        <table:table table:name="Table97" table:style-name="Table97">
          <table:table-column table:style-name="Table97.A"/>
          <table:table-row table:style-name="TableLine2550792687408">
            <table:table-cell table:style-name="Table97.A1" office:value-type="string">
              <text:h text:style-name="P311"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79792">
            <table:table-cell table:style-name="Table97.A2" office:value-type="string">
              <text:p text:style-name="P224">The <text:span text:style-name="T631">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550792683872">
            <table:table-cell table:style-name="Table98.A1" office:value-type="string">
              <text:p text:style-name="P116"><text:span text:style-name="T343">KW</text:span>: <text:span text:style-name="T39">M</text:span><text:span text:style-name="T41">agic</text:span></text:p>
            </table:table-cell>
            <table:table-cell table:style-name="Table98.B1" office:value-type="string">
              <text:p text:style-name="P116"><text:span text:style-name="T343">Type</text:span>: <text:span text:style-name="T32">Action</text:span></text:p>
            </table:table-cell>
          </table:table-row>
          <table:table-row table:style-name="TableLine2550792680336">
            <table:table-cell table:style-name="Table98.A2" office:value-type="string">
              <text:p text:style-name="P116"><text:span text:style-name="T343">Distance</text:span>: <text:span text:style-name="T40">Self</text:span></text:p>
            </table:table-cell>
            <table:table-cell table:style-name="Table98.B2" office:value-type="string">
              <text:p text:style-name="P116"><text:span text:style-name="T343">Target</text:span>: <text:span text:style-name="T40">Self</text:span></text:p>
            </table:table-cell>
          </table:table-row>
        </table:table>
        <table:table table:name="Table99" table:style-name="Table99">
          <table:table-column table:style-name="Table99.A"/>
          <table:table-row table:style-name="TableLine2550792683056">
            <table:table-cell table:style-name="Table99.A1" office:value-type="string">
              <text:p text:style-name="P219"><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249" text:outline-level="3"/>
        <table:table table:name="Table100" table:style-name="Table100">
          <table:table-column table:style-name="Table100.A"/>
          <table:table-row table:style-name="TableLine2550792681968">
            <table:table-cell table:style-name="Table100.A1" office:value-type="string">
              <text:h text:style-name="P311"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92848">
            <table:table-cell table:style-name="Table100.A2" office:value-type="string">
              <text:p text:style-name="P224">The <text:span text:style-name="T631">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550792691488">
            <table:table-cell table:style-name="Table101.A1" office:value-type="string">
              <text:p text:style-name="P116"><text:span text:style-name="T343">KW</text:span>: <text:span text:style-name="T39">M</text:span><text:span text:style-name="T41">agic</text:span></text:p>
            </table:table-cell>
            <table:table-cell table:style-name="Table101.B1" office:value-type="string">
              <text:p text:style-name="P116"><text:span text:style-name="T343">Type</text:span>: <text:span text:style-name="T32">Action</text:span></text:p>
            </table:table-cell>
          </table:table-row>
          <table:table-row table:style-name="TableLine2550792684416">
            <table:table-cell table:style-name="Table101.A2" office:value-type="string">
              <text:p text:style-name="P116"><text:span text:style-name="T343">Distance</text:span>: <text:span text:style-name="T40">Self</text:span></text:p>
            </table:table-cell>
            <table:table-cell table:style-name="Table101.B2" office:value-type="string">
              <text:p text:style-name="P116"><text:span text:style-name="T343">Target</text:span>: <text:span text:style-name="T40">Self</text:span></text:p>
            </table:table-cell>
          </table:table-row>
        </table:table>
        <table:table table:name="Table102" table:style-name="Table102">
          <table:table-column table:style-name="Table102.A"/>
          <table:table-row table:style-name="TableLine2550792680880">
            <table:table-cell table:style-name="Table102.A1" office:value-type="string">
              <text:p text:style-name="P219"><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341" text:outline-level="4"><text:span text:style-name="T79">6th</text:span>-Level <text:span text:style-name="T79">Smokewight</text:span> Ability</text:h>
        <text:h text:style-name="P394" text:outline-level="3">Choose one of the following abilities.</text:h>
        <table:table table:name="Table103" table:style-name="Table103">
          <table:table-column table:style-name="Table103.A"/>
          <table:table-row table:style-name="TableLine2550792677616">
            <table:table-cell table:style-name="Table103.A1" office:value-type="string">
              <text:h text:style-name="P312"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84960">
            <table:table-cell table:style-name="Table103.A2" office:value-type="string">
              <text:p text:style-name="P225">The <text:span text:style-name="T631">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550792678704">
            <table:table-cell table:style-name="Table104.A1" office:value-type="string">
              <text:p text:style-name="P117"><text:span text:style-name="T343">KW</text:span>: <text:span text:style-name="T39">M</text:span><text:span text:style-name="T41">agic</text:span></text:p>
            </table:table-cell>
            <table:table-cell table:style-name="Table104.B1" office:value-type="string">
              <text:p text:style-name="P117"><text:span text:style-name="T343">Type</text:span>: <text:span text:style-name="T32">Action</text:span></text:p>
            </table:table-cell>
          </table:table-row>
          <table:table-row table:style-name="TableLine2550792686320">
            <table:table-cell table:style-name="Table104.A2" office:value-type="string">
              <text:p text:style-name="P117"><text:span text:style-name="T343">Distance</text:span>: <text:span text:style-name="T40">Self</text:span></text:p>
            </table:table-cell>
            <table:table-cell table:style-name="Table104.B2" office:value-type="string">
              <text:p text:style-name="P117"><text:span text:style-name="T343">Target</text:span>: <text:span text:style-name="T40">Self</text:span></text:p>
            </table:table-cell>
          </table:table-row>
        </table:table>
        <table:table table:name="Table105" table:style-name="Table105">
          <table:table-column table:style-name="Table105.A"/>
          <table:table-row table:style-name="TableLine2550792691760">
            <table:table-cell table:style-name="Table105.A1" office:value-type="string">
              <text:p text:style-name="P220"><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250" text:outline-level="3"/>
        <table:table table:name="Table106" table:style-name="Table106">
          <table:table-column table:style-name="Table106.A"/>
          <table:table-row table:style-name="TableLine2550792685504">
            <table:table-cell table:style-name="Table106.A1" office:value-type="string">
              <text:h text:style-name="P312" text:outline-level="4"><text:span text:style-name="T517">Chok</text:span><text:span text:style-name="T518">ing</text:span><text:span text:style-name="T517"> Soot</text:span><text:span text:style-name="T487"> </text:span><text:span text:style-name="T480">(</text:span><text:span text:style-name="T640">9</text:span><text:span text:style-name="T480"> Spark)</text:span></text:h>
            </table:table-cell>
          </table:table-row>
          <table:table-row table:style-name="TableLine2550792687952">
            <table:table-cell table:style-name="Table106.A2" office:value-type="string">
              <text:p text:style-name="P225">The <text:span text:style-name="T631">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550792679248">
            <table:table-cell table:style-name="Table107.A1" office:value-type="string">
              <text:p text:style-name="P117"><text:span text:style-name="T343">KW</text:span>: <text:span text:style-name="T39">M</text:span><text:span text:style-name="T41">agic</text:span></text:p>
            </table:table-cell>
            <table:table-cell table:style-name="Table107.B1" office:value-type="string">
              <text:p text:style-name="P117"><text:span text:style-name="T343">Type</text:span>: <text:span text:style-name="T32">Action</text:span></text:p>
            </table:table-cell>
          </table:table-row>
          <table:table-row table:style-name="TableLine2550792676528">
            <table:table-cell table:style-name="Table107.A2" office:value-type="string">
              <text:p text:style-name="P117"><text:span text:style-name="T343">Distance</text:span>: <text:span text:style-name="T40">Self</text:span></text:p>
            </table:table-cell>
            <table:table-cell table:style-name="Table107.B2" office:value-type="string">
              <text:p text:style-name="P117"><text:span text:style-name="T343">Target</text:span>: <text:span text:style-name="T40">Self</text:span></text:p>
            </table:table-cell>
          </table:table-row>
        </table:table>
        <table:table table:name="Table108" table:style-name="Table108">
          <table:table-column table:style-name="Table108.A"/>
          <table:table-row table:style-name="TableLine2550792693664">
            <table:table-cell table:style-name="Table108.A1" office:value-type="string">
              <text:p text:style-name="P220"><text:span text:style-name="T375">E</text:span><text:span text:style-name="T376">ffect</text:span><text:span text:style-name="T393">: </text:span><text:span text:style-name="T394">Until the end of the encounter, soot </text:span><text:span text:style-name="T395">falls from the sky</text:span><text:span text:style-name="T394">. You and each ally gain an edge on tests that use the Hide skill. Enemies have fire weakness 3. If an enemy is grabbed, they have fire weakness 7.</text:span></text:p>
            </table:table-cell>
          </table:table-row>
        </table:table>
        <text:h text:style-name="P248" text:outline-level="3"/>
        <text:h text:style-name="P259" text:outline-level="2"/>
        <text:h text:style-name="P260" text:outline-level="2"/>
        <text:h text:style-name="P265" text:outline-level="2"><text:span text:style-name="T87">7</text:span><text:span text:style-name="T84">th</text:span><text:span text:style-name="T587">-Level Features</text:span></text:h>
        <text:h text:style-name="P395" text:outline-level="2"><text:span text:style-name="T178">As a </text:span><text:span text:style-name="T182">7</text:span><text:span text:style-name="T179">th</text:span><text:span text:style-name="T180">-level </text:span><text:span text:style-name="T181">kiln</text:span><text:span text:style-name="T178">, you gain the following features.</text:span></text:h>
        <text:p text:style-name="Horizontal_20_Line"/>
        <text:h text:style-name="P281" text:outline-level="3">Ashbound <text:span text:style-name="T664">Totem</text:span></text:h>
        <text:p text:style-name="P82">Each time you finish a respite, choose an ally who is also ending a respite. <text:span text:style-name="T665">You fashion a small wooden totem in their likeness.</text:span></text:p>
        <text:p text:style-name="Horizontal_20_Line"/>
        <text:h text:style-name="P276" text:outline-level="3">Characteristic Increase</text:h>
        <text:p text:style-name="P80">All of your characteristics increase by 1, to a maximum score of 4.</text:p>
        <text:p text:style-name="P228"/>
        <text:h text:style-name="P282" text:outline-level="3">Igniting Sparks</text:h>
        <text:p text:style-name="P81">At the start of each turn of combat, you now gain 1d3 + 1 spark.</text:p>
        <text:p text:style-name="P228"/>
        <text:h text:style-name="P279" text:outline-level="3">Skill Increase</text:h>
        <text:p text:style-name="P229">You gain one skill of your choice.</text:p>
        <text:h text:style-name="P266" text:outline-level="2"><text:span text:style-name="T81">Talisman</text:span> Kits</text:h>
        <text:p text:style-name="P194">Your unique training granted you familiarity with tools many find unnatural: talismans, <text:span text:style-name="T367">a variety of which can each be prepared with a </text:span><text:span text:style-name="T93">respective</text:span><text:span text:style-name="T367"> kit. You can swap your </text:span><text:span text:style-name="T105">talisman</text:span><text:span text:style-name="T367"> kit out </text:span><text:span text:style-name="T490">for another talisman kit </text:span><text:span text:style-name="T367">during a Respite.</text:span></text:p>
        <text:h text:style-name="P295" text:outline-level="3">Hawthorn</text:h>
        <text:p text:style-name="P119"><text:span text:style-name="T30">Hawthorn wreaths the entrance to Arcadia with red berries and sharp thorns. </text:span><text:span text:style-name="T12">Y</text:span><text:span text:style-name="T528">our talismans </text:span><text:span text:style-name="T547">grant you</text:span><text:span text:style-name="T528"> the ability to ensnare, burden, and wrest vitality out of </text:span><text:span text:style-name="T548">your</text:span><text:span text:style-name="T528"> victims.</text:span></text:p>
        <text:h text:style-name="P344" text:outline-level="4"><text:span text:style-name="T71">Hawthorn</text:span><text:span text:style-name="T63"> Maneuver</text:span></text:h>
        <table:table table:name="Table39" table:style-name="Table39">
          <table:table-column table:style-name="Table39.A"/>
          <table:table-row table:style-name="TableLine2550792690400">
            <table:table-cell table:style-name="Table39.A1" office:value-type="string">
              <text:h text:style-name="P299" text:outline-level="4"><text:span text:style-name="T546">P</text:span>ut Down Roots</text:h>
            </table:table-cell>
          </table:table-row>
          <table:table-row table:style-name="TableLine2550792696928">
            <table:table-cell table:style-name="Table39.A2" office:value-type="string">
              <text:p text:style-name="P48">You <text:span text:style-name="T363">reach out with magic tendrils, </text:span><text:span text:style-name="T365">complicating and </text:span><text:span text:style-name="T363">absorbing strength from your surrounding</text:span><text:span text:style-name="T364">s.</text:span></text:p>
            </table:table-cell>
          </table:table-row>
        </table:table>
        <table:table table:name="Table40" table:style-name="Table40">
          <table:table-column table:style-name="Table40.A"/>
          <table:table-column table:style-name="Table40.B"/>
          <table:table-row table:style-name="TableLine2550792706176">
            <table:table-cell table:style-name="Table40.A1" office:value-type="string">
              <text:p text:style-name="P107"><text:span text:style-name="T343">KW</text:span>: <text:span text:style-name="T672">Area, </text:span>Magic</text:p>
            </table:table-cell>
            <table:table-cell table:style-name="Table40.B1" office:value-type="string">
              <text:p text:style-name="P107"><text:span text:style-name="T343">Type</text:span>: <text:span text:style-name="T18">Maneuver</text:span></text:p>
            </table:table-cell>
          </table:table-row>
          <table:table-row table:style-name="TableLine2550792700736">
            <table:table-cell table:style-name="Table40.A2" office:value-type="string">
              <text:p text:style-name="P107"><text:span text:style-name="T343">Distance</text:span>: <text:span text:style-name="T20">1 aura</text:span></text:p>
            </table:table-cell>
            <table:table-cell table:style-name="Table40.B2" office:value-type="string">
              <text:p text:style-name="P107"><text:span text:style-name="T343">Target</text:span>: <text:span text:style-name="T19">Self</text:span></text:p>
            </table:table-cell>
          </table:table-row>
        </table:table>
        <table:table table:name="Table41" table:style-name="Table41">
          <table:table-column table:style-name="Table41.A"/>
          <table:table-row table:style-name="TableLine2550792696112">
            <table:table-cell table:style-name="Table41.A1" office:value-type="string">
              <text:p text:style-name="P83"><text:span text:style-name="T398">E</text:span><text:span text:style-name="T399">ffect</text:span><text:span text:style-name="T383">: </text:span><text:span text:style-name="T384">Until the </text:span><text:span text:style-name="T397">start</text:span><text:span text:style-name="T384"> of your next turn, your stability is increased by your Reason score and allies who begin their turn in the area gain temporary stamina equal to twice your stability.</text:span></text:p>
            </table:table-cell>
          </table:table-row>
          <table:table-row table:style-name="TableLine2550792699104">
            <table:table-cell table:style-name="Table41.A2" office:value-type="string">
              <text:p text:style-name="P59"><text:span text:style-name="T370">S</text:span><text:span text:style-name="T369">pend </text:span><text:span text:style-name="T371">1+ </text:span><text:span text:style-name="T369">Spark</text:span><text:span text:style-name="T382">: </text:span><text:span text:style-name="T392">For each spark you spend, the aura’s size is increased by 1 and your stability is further increased by 1 until the </text:span><text:span text:style-name="T397">start</text:span><text:span text:style-name="T392"> of your next turn.</text:span></text:p>
            </table:table-cell>
          </table:table-row>
          <table:table-row table:style-name="TableLine2550792701280">
            <table:table-cell table:style-name="Table41.A2" office:value-type="string">
              <text:p text:style-name="P63"><text:span text:style-name="T380">Enkindled</text:span><text:span text:style-name="T383">: </text:span><text:span text:style-name="T384">Enemies who begin their turn in the area are bleeding (EoT).</text:span></text:p>
            </table:table-cell>
          </table:table-row>
        </table:table>
        <text:p text:style-name="P188"/>
        <text:p text:style-name="P188"/>
        <text:p text:style-name="P188"/>
        <text:p text:style-name="P188"/>
        <text:p text:style-name="P188"/>
        <text:p text:style-name="P188"/>
        <text:p text:style-name="P188"/>
        <text:p text:style-name="P188"/>
        <text:p text:style-name="P188"/>
        <text:p text:style-name="P188"/>
        <text:p text:style-name="P188"/>
        <text:h text:style-name="P346" text:outline-level="4"><text:span text:style-name="T69">Hawthorn</text:span><text:span text:style-name="T63"> Signature </text:span><text:span text:style-name="T68">Action</text:span></text:h>
        <table:table table:name="Table56" table:style-name="Table56">
          <table:table-column table:style-name="Table56.A"/>
          <table:table-row table:style-name="TableLine2550792700192">
            <table:table-cell table:style-name="Table56.A1" office:value-type="string">
              <text:h text:style-name="P300" text:outline-level="4">Untame the Land</text:h>
            </table:table-cell>
          </table:table-row>
          <table:table-row table:style-name="TableLine2550792703184">
            <table:table-cell table:style-name="Table56.A2" office:value-type="string">
              <text:p text:style-name="P29"><text:span text:style-name="T540">Your</text:span> talisman<text:span text:style-name="T540">s</text:span> imbue you with a <text:span text:style-name="T402">vivid </text:span>memory of the wode before <text:span text:style-name="T491">war or time.</text:span></text:p>
            </table:table-cell>
          </table:table-row>
        </table:table>
        <table:table table:name="Table34" table:style-name="Table34">
          <table:table-column table:style-name="Table34.A"/>
          <table:table-column table:style-name="Table34.B"/>
          <table:table-row table:style-name="TableLine2550792705904">
            <table:table-cell table:style-name="Table34.A1" office:value-type="string">
              <text:p text:style-name="P165"><text:span text:style-name="T343">KW</text:span>: <text:span text:style-name="T400">Area, </text:span>Magic</text:p>
            </table:table-cell>
            <table:table-cell table:style-name="Table34.B1" office:value-type="string">
              <text:p text:style-name="P165"><text:span text:style-name="T343">Type</text:span>: <text:span text:style-name="T184">Action</text:span></text:p>
            </table:table-cell>
          </table:table-row>
          <table:table-row table:style-name="TableLine2550792704000">
            <table:table-cell table:style-name="Table34.A2" office:value-type="string">
              <text:p text:style-name="P165"><text:span text:style-name="T343">Distance</text:span>: <text:span text:style-name="T124">2 burst</text:span></text:p>
            </table:table-cell>
            <table:table-cell table:style-name="Table34.B2" office:value-type="string">
              <text:p text:style-name="P165"><text:span text:style-name="T343">Target</text:span>: <text:span text:style-name="T183">All enemies</text:span></text:p>
            </table:table-cell>
          </table:table-row>
        </table:table>
        <table:table table:name="Table57" table:style-name="Table57">
          <table:table-column table:style-name="Table57.A"/>
          <table:table-row table:style-name="TableLine2550792698288">
            <table:table-cell table:style-name="Table57.A1" office:value-type="string">
              <text:p text:style-name="P139">Power Roll + <text:span text:style-name="T401">Reason:</text:span></text:p>
              <text:list xml:id="list2458871310" text:style-name="L5">
                <text:list-item>
                  <text:p text:style-name="P370">11-:<text:span text:style-name="T369"> </text:span><text:span text:style-name="T415">2</text:span><text:span text:style-name="T404"> </text:span><text:span text:style-name="T405">poison </text:span><text:span text:style-name="T406">damage</text:span></text:p>
                </text:list-item>
                <text:list-item>
                  <text:p text:style-name="P370">12-16: <text:span text:style-name="T422">4 </text:span><text:span text:style-name="T423">poison </text:span><text:span text:style-name="T406">damage; pull </text:span><text:span text:style-name="T407">1</text:span></text:p>
                </text:list-item>
                <text:list-item>
                  <text:p text:style-name="P367">17<text:span text:style-name="T530">+</text:span>:<text:span text:style-name="T369"> </text:span><text:span text:style-name="T415">6</text:span><text:span text:style-name="T404"> </text:span><text:span text:style-name="T405">poison </text:span><text:span text:style-name="T406">damage; pull </text:span><text:span text:style-name="T408">1</text:span><text:span text:style-name="T406">; </text:span><text:span text:style-name="T409">restrained (EoT)</text:span></text:p>
                </text:list-item>
              </text:list>
            </table:table-cell>
          </table:table-row>
          <table:table-row table:style-name="TableLine2550792705088">
            <table:table-cell table:style-name="Table57.A2" office:value-type="string">
              <text:p text:style-name="P64"><text:span text:style-name="T380">Enkindled</text:span><text:span text:style-name="T383">: </text:span><text:span text:style-name="T384">The pull effect on tier 2 and tier 3 outcomes changes to vertical pull 2.</text:span></text:p>
            </table:table-cell>
          </table:table-row>
        </table:table>
        <text:p text:style-name="Standard"/>
        <text:h text:style-name="P347" text:outline-level="4"><text:span text:style-name="T74">Hawthorn </text:span><text:span text:style-name="T72">Stoke the Flame</text:span><text:span text:style-name="T562"> Effects</text:span></text:h>
        <table:table table:name="Table33" table:style-name="Table33">
          <table:table-column table:style-name="Table33.A"/>
          <table:table-column table:style-name="Table33.B"/>
          <table:table-row table:style-name="TableLine2550792694752">
            <table:table-cell table:style-name="Table33.A1" office:value-type="string">
              <text:p text:style-name="P56">Talisman</text:p>
            </table:table-cell>
            <table:table-cell table:style-name="Table33.B1" office:value-type="string">
              <text:p text:style-name="P147"><text:span text:style-name="T312">Stoke the Flame</text:span><text:span text:style-name="T368"> </text:span>Effect</text:p>
            </table:table-cell>
          </table:table-row>
          <table:table-row table:style-name="TableLine2550792705632">
            <table:table-cell table:style-name="Table33.A2" office:value-type="string">
              <text:p text:style-name="P91">Berkanan</text:p>
            </table:table-cell>
            <table:table-cell table:style-name="Table33.B2" office:value-type="string">
              <text:p text:style-name="P92"><text:span text:style-name="T564">An</text:span><text:span text:style-name="T563"> enemy</text:span> adjacent to <text:span text:style-name="T564">one of</text:span> the target<text:span text:style-name="T564">s</text:span> of the <text:span text:style-name="T566">ability</text:span> is <text:span text:style-name="T512">M &lt; </text:span><text:span text:style-name="T514">strong</text:span><text:span text:style-name="T667"> </text:span>grabbed by <text:span text:style-name="T564">a</text:span> target of the <text:span text:style-name="T567">ability</text:span>. The <text:span text:style-name="T565">grab cannot be ended by the grabber.</text:span></text:p>
            </table:table-cell>
          </table:table-row>
          <table:table-row table:style-name="TableLine2550792707536">
            <table:table-cell table:style-name="Table33.A2" office:value-type="string">
              <text:p text:style-name="P91">Eihwaz</text:p>
            </table:table-cell>
            <table:table-cell table:style-name="Table33.B2" office:value-type="string">
              <text:p text:style-name="P93">If <text:span text:style-name="T571">a</text:span><text:span text:style-name="T529"> target of the </text:span><text:span text:style-name="T568">ability</text:span><text:span text:style-name="T529"> is </text:span><text:span text:style-name="T569">already </text:span><text:span text:style-name="T529">bleeding, </text:span><text:span text:style-name="T470">the </text:span><text:span text:style-name="T570">ability</text:span><text:span text:style-name="T470"> has an edge </text:span><text:span text:style-name="T570">on its power roll</text:span><text:span text:style-name="T470">. Otherwise, </text:span><text:span text:style-name="T572">one</text:span><text:span text:style-name="T470"> target </text:span><text:span text:style-name="T572">of the ability is</text:span><text:span text:style-name="T470"> </text:span><text:span text:style-name="T513">A</text:span><text:span text:style-name="T511"> &lt; average</text:span><text:span text:style-name="T519"> </text:span><text:span text:style-name="T470">bleeding</text:span><text:span text:style-name="T529"> (</text:span><text:span text:style-name="T545">EoT</text:span><text:span text:style-name="T529">). </text:span></text:p>
            </table:table-cell>
          </table:table-row>
          <table:table-row table:style-name="TableLine2550792709712">
            <table:table-cell table:style-name="Table33.A2" office:value-type="string">
              <text:p text:style-name="P91">Thurisaz</text:p>
            </table:table-cell>
            <table:table-cell table:style-name="Table33.B2" office:value-type="string">
              <text:p text:style-name="P95"><text:span text:style-name="T573">If the</text:span> target’<text:span text:style-name="T573">s ability kills a</text:span><text:span text:style-name="T574">n</text:span><text:span text:style-name="T573"> enemy, </text:span><text:span text:style-name="T586">the target</text:span> can end <text:span text:style-name="T674">one</text:span> <text:span text:style-name="T675">condition or </text:span>effect on them that is ended by a saving throw or that ends at the end of their turn.</text:p>
            </table:table-cell>
          </table:table-row>
        </table:table>
        <text:h text:style-name="P319" text:outline-level="4"/>
        <text:h text:style-name="P283" text:outline-level="3">Rosewood</text:h>
        <text:p text:style-name="P119"><text:span text:style-name="T29">Rosewood is </text:span><text:span text:style-name="T31">a favorite of troubadours in the construction of their most powerful instruments</text:span><text:span text:style-name="T29">. </text:span><text:span text:style-name="T12">Y</text:span><text:span text:style-name="T528">our talismans </text:span><text:span text:style-name="T23">grant you</text:span><text:span text:style-name="T528"> the ability to </text:span><text:span text:style-name="T13">amplify </text:span><text:span text:style-name="T24">and </text:span><text:span text:style-name="T25">echo</text:span><text:span text:style-name="T13"> </text:span><text:span text:style-name="T24">your allies</text:span><text:span text:style-name="T528">, and </text:span><text:span text:style-name="T534">terrify </text:span><text:span text:style-name="T549">your enemies</text:span><text:span text:style-name="T13">.</text:span></text:p>
        <text:h text:style-name="P345" text:outline-level="4"><text:span text:style-name="T66">R</text:span><text:span text:style-name="T63">osewood Maneuver</text:span></text:h>
        <table:table table:name="Table35" table:style-name="Table35">
          <table:table-column table:style-name="Table35.A"/>
          <table:table-row table:style-name="TableLine2550792699920">
            <table:table-cell table:style-name="Table35.A1" office:value-type="string">
              <text:h text:style-name="P301" text:outline-level="4">Speed of Sound</text:h>
            </table:table-cell>
          </table:table-row>
          <table:table-row table:style-name="TableLine2550792695296">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550792694208">
            <table:table-cell table:style-name="Table36.A1" office:value-type="string">
              <text:p text:style-name="P108"><text:span text:style-name="T343">KW</text:span>: <text:span text:style-name="T673">Area, </text:span>Magic</text:p>
            </table:table-cell>
            <table:table-cell table:style-name="Table36.B1" office:value-type="string">
              <text:p text:style-name="P108"><text:span text:style-name="T343">Type</text:span>: <text:span text:style-name="T18">Maneuver</text:span></text:p>
            </table:table-cell>
          </table:table-row>
          <table:table-row table:style-name="TableLine2550792703456">
            <table:table-cell table:style-name="Table36.A2" office:value-type="string">
              <text:p text:style-name="P108"><text:span text:style-name="T343">Distance</text:span>: <text:span text:style-name="T21">1 burst</text:span></text:p>
            </table:table-cell>
            <table:table-cell table:style-name="Table36.B2" office:value-type="string">
              <text:p text:style-name="P108"><text:span text:style-name="T343">Target</text:span>: <text:span text:style-name="T22">All enemies</text:span></text:p>
            </table:table-cell>
          </table:table-row>
        </table:table>
        <table:table table:name="Table38" table:style-name="Table38">
          <table:table-column table:style-name="Table38.A"/>
          <table:table-row table:style-name="TableLine2550792707808">
            <table:table-cell table:style-name="Table38.A1" office:value-type="string">
              <text:p text:style-name="P83"><text:span text:style-name="T398">E</text:span><text:span text:style-name="T399">ffect</text:span><text:span text:style-name="T383">: </text:span><text:span text:style-name="T388">You teleport up to 5 squares. In the square you teleport from, you leave an afterimage that lasts until the end of the round. All targets are taunted by the afterimage.</text:span></text:p>
            </table:table-cell>
          </table:table-row>
          <table:table-row table:style-name="TableLine2550792708896">
            <table:table-cell table:style-name="Table38.A2" office:value-type="string">
              <text:p text:style-name="P58"><text:span text:style-name="T370">S</text:span><text:span text:style-name="T369">pend </text:span><text:span text:style-name="T371">1+ </text:span><text:span text:style-name="T369">Spark</text:span><text:span text:style-name="T382">: </text:span><text:span text:style-name="T385">For each spark you spend, </text:span><text:span text:style-name="T386">gain 1 surge and </text:span><text:span text:style-name="T387">teleport 1 additional square.</text:span></text:p>
            </table:table-cell>
          </table:table-row>
          <table:table-row table:style-name="TableLine2550792710256">
            <table:table-cell table:style-name="Table38.A2" office:value-type="string">
              <text:p text:style-name="P65"><text:span text:style-name="T381">Enkindled</text:span><text:span text:style-name="T383">: </text:span><text:span text:style-name="T388">Until the end of this round, as a free triggered action, after you use an ability, you can swap places with your afterimage.</text:span></text:p>
            </table:table-cell>
          </table:table-row>
        </table:table>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h text:style-name="P348" text:outline-level="4"><text:span text:style-name="T66">R</text:span><text:span text:style-name="T67">osewood Signature </text:span><text:span text:style-name="T68">Action</text:span></text:h>
        <table:table table:name="Table3" table:style-name="Table3">
          <table:table-column table:style-name="Table3.A"/>
          <table:table-row table:style-name="TableLine2550792708352">
            <table:table-cell table:style-name="Table3.A1" office:value-type="string">
              <text:h text:style-name="P333" text:outline-level="4">Resonate</text:h>
            </table:table-cell>
          </table:table-row>
          <table:table-row table:style-name="TableLine2550792723040">
            <table:table-cell table:style-name="Table3.A2" office:value-type="string">
              <text:p text:style-name="P30"><text:span text:style-name="T539">Your </text:span>talisman<text:span text:style-name="T539">s</text:span> imbue you with <text:span text:style-name="T469">the resonance of a </text:span><text:span text:style-name="T669">hollow trunk reaching up from the Undermind.</text:span></text:p>
            </table:table-cell>
          </table:table-row>
        </table:table>
        <table:table table:name="Table15" table:style-name="Table15">
          <table:table-column table:style-name="Table15.A"/>
          <table:table-column table:style-name="Table15.B"/>
          <table:table-row table:style-name="TableLine2550792711072">
            <table:table-cell table:style-name="Table15.A1" office:value-type="string">
              <text:p text:style-name="P167"><text:span text:style-name="T343">KW</text:span>: <text:span text:style-name="T400">Area, </text:span>Magic</text:p>
            </table:table-cell>
            <table:table-cell table:style-name="Table15.B1" office:value-type="string">
              <text:p text:style-name="P167"><text:span text:style-name="T343">Type</text:span>: <text:span text:style-name="T184">Action</text:span></text:p>
            </table:table-cell>
          </table:table-row>
          <table:table-row table:style-name="TableLine2550792727120">
            <table:table-cell table:style-name="Table15.A2" office:value-type="string">
              <text:p text:style-name="P167"><text:span text:style-name="T343">Distance</text:span>: <text:span text:style-name="T124">2 burst</text:span></text:p>
            </table:table-cell>
            <table:table-cell table:style-name="Table15.B2" office:value-type="string">
              <text:p text:style-name="P167"><text:span text:style-name="T343">Target</text:span>: <text:span text:style-name="T183">All enemies</text:span></text:p>
            </table:table-cell>
          </table:table-row>
        </table:table>
        <table:table table:name="Table25" table:style-name="Table25">
          <table:table-column table:style-name="Table25.A"/>
          <table:table-row table:style-name="TableLine2550792724944">
            <table:table-cell table:style-name="Table25.A1" office:value-type="string">
              <text:p text:style-name="P140">Power Roll + <text:span text:style-name="T293">Reason</text:span><text:span text:style-name="T401">:</text:span></text:p>
              <text:list xml:id="list3351859970" text:style-name="L6">
                <text:list-item>
                  <text:p text:style-name="P371">11-:<text:span text:style-name="T369"> </text:span><text:span text:style-name="T417">2</text:span><text:span text:style-name="T411"> </text:span><text:span text:style-name="T412">sonic </text:span><text:span text:style-name="T406">damage; </text:span><text:span text:style-name="T508">R &lt; weak</text:span><text:span text:style-name="T421">, slowed (save ends)</text:span></text:p>
                </text:list-item>
                <text:list-item>
                  <text:p text:style-name="P372">12-16:<text:span text:style-name="T403"> </text:span><text:span text:style-name="T416">4</text:span><text:span text:style-name="T411"> </text:span><text:span text:style-name="T412">sonic </text:span><text:span text:style-name="T406">damage; </text:span><text:span text:style-name="T508">R &lt; </text:span><text:span text:style-name="T503">average</text:span><text:span text:style-name="T421">, </text:span><text:span text:style-name="T441">slowed</text:span><text:span text:style-name="T426"> (</text:span><text:span text:style-name="T429">save</text:span><text:span text:style-name="T426"> ends)</text:span></text:p>
                </text:list-item>
                <text:list-item>
                  <text:p text:style-name="P372">17<text:span text:style-name="T530">+</text:span>: <text:span text:style-name="T430">6 </text:span><text:span text:style-name="T425">sonic </text:span><text:span text:style-name="T406">damage; </text:span><text:span text:style-name="T508">R &lt; </text:span><text:span text:style-name="T503">strong</text:span><text:span text:style-name="T421">, </text:span><text:span text:style-name="T441">slowed</text:span><text:span text:style-name="T426"> (</text:span><text:span text:style-name="T429">save</text:span><text:span text:style-name="T426"> ends)</text:span></text:p>
                </text:list-item>
              </text:list>
            </table:table-cell>
          </table:table-row>
          <table:table-row table:style-name="TableLine2550792724128">
            <table:table-cell table:style-name="Table25.A2" office:value-type="string">
              <text:p text:style-name="P66"><text:span text:style-name="T381">Enkindled</text:span><text:span text:style-name="T383">: </text:span><text:span text:style-name="T388">For each target, you can choose to replace the slowed effect with dazed (EoT).</text:span></text:p>
            </table:table-cell>
          </table:table-row>
        </table:table>
        <text:p text:style-name="Standard"/>
        <text:h text:style-name="P349" text:outline-level="4"><text:span text:style-name="T66">R</text:span><text:span text:style-name="T70">osewood </text:span><text:span text:style-name="T66">Stoke the Flame</text:span><text:span text:style-name="T64"> </text:span><text:span text:style-name="T538">Effects</text:span></text:h>
        <table:table table:name="Table32" table:style-name="Table32">
          <table:table-column table:style-name="Table32.A"/>
          <table:table-column table:style-name="Table32.B"/>
          <table:table-row table:style-name="TableLine2550792718960">
            <table:table-cell table:style-name="Table32.A1" office:value-type="string">
              <text:p text:style-name="P57">Talisman</text:p>
            </table:table-cell>
            <table:table-cell table:style-name="Table32.B1" office:value-type="string">
              <text:p text:style-name="P148"><text:span text:style-name="T312">Stoke the Flame</text:span><text:span text:style-name="T368"> </text:span>Effect</text:p>
            </table:table-cell>
          </table:table-row>
          <table:table-row table:style-name="TableLine2550792726032">
            <table:table-cell table:style-name="Table32.A2" office:value-type="string">
              <text:p text:style-name="P90">Fehu</text:p>
            </table:table-cell>
            <table:table-cell table:style-name="Table32.B2" office:value-type="string">
              <text:p text:style-name="P96"><text:span text:style-name="T634">S</text:span><text:span text:style-name="T578">ound damage equal to your Reason score is dealt to all targets of the ability and all enemies adjacent to enemies who </text:span><text:span text:style-name="T579">take</text:span><text:span text:style-name="T578"> damage </text:span><text:span text:style-name="T666">from this effect</text:span><text:span text:style-name="T578">.</text:span></text:p>
            </table:table-cell>
          </table:table-row>
          <table:table-row table:style-name="TableLine2550792721680">
            <table:table-cell table:style-name="Table32.A2" office:value-type="string">
              <text:p text:style-name="P90">Uruz</text:p>
            </table:table-cell>
            <table:table-cell table:style-name="Table32.B2" office:value-type="string">
              <text:p text:style-name="P94">If <text:span text:style-name="T571">a</text:span><text:span text:style-name="T529"> target of the </text:span><text:span text:style-name="T568">ability</text:span><text:span text:style-name="T529"> is</text:span><text:span text:style-name="T569"> </text:span><text:span text:style-name="T583">dazed</text:span><text:span text:style-name="T529">, </text:span><text:span text:style-name="T470">the </text:span><text:span text:style-name="T570">ability</text:span><text:span text:style-name="T470"> has an edge </text:span><text:span text:style-name="T570">on its power roll</text:span><text:span text:style-name="T470">. </text:span><text:span text:style-name="T585">A</text:span><text:span text:style-name="T584">ll targets </text:span><text:span text:style-name="T671">are</text:span><text:span text:style-name="T584"> </text:span><text:span text:style-name="T510">P &lt; average</text:span><text:span text:style-name="T520"> </text:span><text:span text:style-name="T671">weakened</text:span><text:span text:style-name="T529"> (</text:span><text:span text:style-name="T545">EoT</text:span><text:span text:style-name="T529">). </text:span></text:p>
            </table:table-cell>
          </table:table-row>
          <table:table-row table:style-name="TableLine2550792714608">
            <table:table-cell table:style-name="Table32.A2" office:value-type="string">
              <text:p text:style-name="P90">Othalan</text:p>
            </table:table-cell>
            <table:table-cell table:style-name="Table32.B2" office:value-type="string">
              <text:p text:style-name="P103">The target gains a surge. If the target uses 3 surges to increase the damage of the ability, they can additionally make a free strike after the ability.</text:p>
            </table:table-cell>
          </table:table-row>
        </table:table>
        <text:p text:style-name="P10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6T21:25:36.357000000</dc:date>
    <meta:editing-duration>P3DT8H29M7S</meta:editing-duration>
    <meta:editing-cycles>2252</meta:editing-cycles>
    <meta:generator>LibreOffice/7.2.2.2$Windows_X86_64 LibreOffice_project/02b2acce88a210515b4a5bb2e46cbfb63fe97d56</meta:generator>
    <meta:document-statistic meta:table-count="108" meta:image-count="1" meta:object-count="0" meta:page-count="16" meta:paragraph-count="546" meta:word-count="5230" meta:character-count="28670" meta:non-whitespace-character-count="23993"/>
  </office:meta>
</office:document-meta>
</file>